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1239680"/>
    </style:style>
    <style:style style:name="P14" style:family="paragraph" style:parent-style-name="Text_20_body">
      <style:text-properties fo:language="en" fo:country="US" officeooo:rsid="003e071e" officeooo:paragraph-rsid="003e071e"/>
    </style:style>
    <style:style style:name="P15" style:family="paragraph" style:parent-style-name="Text_20_body">
      <style:text-properties fo:language="en" fo:country="US" officeooo:rsid="003e071e" officeooo:paragraph-rsid="00f5b543"/>
    </style:style>
    <style:style style:name="P16" style:family="paragraph" style:parent-style-name="Text_20_body">
      <style:text-properties fo:language="en" fo:country="US" officeooo:rsid="00403782" officeooo:paragraph-rsid="00f6c574"/>
    </style:style>
    <style:style style:name="P17" style:family="paragraph" style:parent-style-name="Text_20_body">
      <style:text-properties fo:language="en" fo:country="US" officeooo:rsid="00403782" officeooo:paragraph-rsid="00fccec0"/>
    </style:style>
    <style:style style:name="P18" style:family="paragraph" style:parent-style-name="Text_20_body">
      <style:text-properties fo:language="en" fo:country="US" officeooo:rsid="0047ce26" officeooo:paragraph-rsid="0047ce26"/>
    </style:style>
    <style:style style:name="P19" style:family="paragraph" style:parent-style-name="Text_20_body">
      <style:text-properties fo:language="en" fo:country="US" officeooo:rsid="0047ce26" officeooo:paragraph-rsid="0102268d"/>
    </style:style>
    <style:style style:name="P20" style:family="paragraph" style:parent-style-name="Text_20_body">
      <style:text-properties fo:language="en" fo:country="US" officeooo:rsid="004982b4" officeooo:paragraph-rsid="004b08e3"/>
    </style:style>
    <style:style style:name="P21" style:family="paragraph" style:parent-style-name="Text_20_body">
      <style:text-properties fo:language="en" fo:country="US" officeooo:rsid="004e38c3" officeooo:paragraph-rsid="004e38c3"/>
    </style:style>
    <style:style style:name="P22" style:family="paragraph" style:parent-style-name="Text_20_body">
      <style:text-properties fo:language="en" fo:country="US" officeooo:rsid="006fb34e" officeooo:paragraph-rsid="0073ebf9"/>
    </style:style>
    <style:style style:name="P23" style:family="paragraph" style:parent-style-name="Text_20_body">
      <style:text-properties fo:language="en" fo:country="US" officeooo:rsid="00798b78" officeooo:paragraph-rsid="00798b78"/>
    </style:style>
    <style:style style:name="P24" style:family="paragraph" style:parent-style-name="Text_20_body">
      <style:text-properties fo:language="en" fo:country="US" officeooo:rsid="0073ebf9" officeooo:paragraph-rsid="0073ebf9"/>
    </style:style>
    <style:style style:name="P25" style:family="paragraph" style:parent-style-name="Text_20_body">
      <style:text-properties fo:language="en" fo:country="US" officeooo:rsid="00844b5e" officeooo:paragraph-rsid="00844b5e" fo:background-color="#ffff00"/>
    </style:style>
    <style:style style:name="P26" style:family="paragraph" style:parent-style-name="Text_20_body">
      <style:text-properties fo:language="en" fo:country="US" officeooo:rsid="00c8c7f2" officeooo:paragraph-rsid="00c8c7f2" fo:background-color="#ffff00"/>
    </style:style>
    <style:style style:name="P27" style:family="paragraph" style:parent-style-name="Text_20_body">
      <style:text-properties fo:language="en" fo:country="US" officeooo:paragraph-rsid="00817f44"/>
    </style:style>
    <style:style style:name="P28" style:family="paragraph" style:parent-style-name="Text_20_body">
      <style:text-properties fo:language="en" fo:country="US" officeooo:rsid="00844b5e" officeooo:paragraph-rsid="00844b5e"/>
    </style:style>
    <style:style style:name="P29" style:family="paragraph" style:parent-style-name="Text_20_body">
      <style:text-properties fo:language="en" fo:country="US" officeooo:paragraph-rsid="00844b5e"/>
    </style:style>
    <style:style style:name="P30" style:family="paragraph" style:parent-style-name="Text_20_body">
      <style:text-properties fo:language="en" fo:country="US" officeooo:rsid="009feb82" officeooo:paragraph-rsid="009feb82"/>
    </style:style>
    <style:style style:name="P31" style:family="paragraph" style:parent-style-name="Text_20_body">
      <style:text-properties fo:language="en" fo:country="US" officeooo:paragraph-rsid="009feb82"/>
    </style:style>
    <style:style style:name="P32" style:family="paragraph" style:parent-style-name="Text_20_body">
      <style:text-properties fo:language="en" fo:country="US" officeooo:rsid="00a158d1" officeooo:paragraph-rsid="00a158d1"/>
    </style:style>
    <style:style style:name="P33" style:family="paragraph" style:parent-style-name="Text_20_body">
      <style:text-properties fo:language="en" fo:country="US" officeooo:paragraph-rsid="00a158d1"/>
    </style:style>
    <style:style style:name="P34" style:family="paragraph" style:parent-style-name="Text_20_body">
      <style:text-properties fo:language="en" fo:country="US" officeooo:rsid="00a2aea6" officeooo:paragraph-rsid="00a2aea6"/>
    </style:style>
    <style:style style:name="P35" style:family="paragraph" style:parent-style-name="Text_20_body">
      <style:text-properties fo:language="en" fo:country="US" officeooo:rsid="00a2aea6" officeooo:paragraph-rsid="00a4c39f"/>
    </style:style>
    <style:style style:name="P36" style:family="paragraph" style:parent-style-name="Text_20_body">
      <style:text-properties fo:language="en" fo:country="US" officeooo:rsid="00a3cbd8" officeooo:paragraph-rsid="00a3cbd8"/>
    </style:style>
    <style:style style:name="P37" style:family="paragraph" style:parent-style-name="Text_20_body">
      <style:text-properties fo:language="en" fo:country="US" officeooo:rsid="00aa4a26" officeooo:paragraph-rsid="00aa4a26"/>
    </style:style>
    <style:style style:name="P38" style:family="paragraph" style:parent-style-name="Text_20_body">
      <style:text-properties fo:language="en" fo:country="US" officeooo:rsid="00a8df7c" officeooo:paragraph-rsid="00a8df7c"/>
    </style:style>
    <style:style style:name="P39" style:family="paragraph" style:parent-style-name="Text_20_body">
      <style:text-properties fo:language="en" fo:country="US" officeooo:rsid="00a5e7c8" officeooo:paragraph-rsid="00a5e7c8"/>
    </style:style>
    <style:style style:name="P40" style:family="paragraph" style:parent-style-name="Text_20_body">
      <style:text-properties fo:language="en" fo:country="US" officeooo:paragraph-rsid="00b4c94f"/>
    </style:style>
    <style:style style:name="P41" style:family="paragraph" style:parent-style-name="Text_20_body">
      <style:text-properties fo:language="en" fo:country="US" officeooo:paragraph-rsid="00b4d28f"/>
    </style:style>
    <style:style style:name="P42" style:family="paragraph" style:parent-style-name="Text_20_body">
      <style:text-properties fo:language="en" fo:country="US" officeooo:rsid="00aece7c" officeooo:paragraph-rsid="00b4d28f"/>
    </style:style>
    <style:style style:name="P43" style:family="paragraph" style:parent-style-name="Text_20_body">
      <style:text-properties fo:language="en" fo:country="US" officeooo:rsid="0018597b" officeooo:paragraph-rsid="0018597b"/>
    </style:style>
    <style:style style:name="P44" style:family="paragraph" style:parent-style-name="Text_20_body">
      <style:text-properties fo:language="en" fo:country="US" officeooo:rsid="00c24eca" officeooo:paragraph-rsid="00c24eca"/>
    </style:style>
    <style:style style:name="P45" style:family="paragraph" style:parent-style-name="Text_20_body">
      <style:text-properties fo:language="en" fo:country="US" officeooo:rsid="00c3a8fe" officeooo:paragraph-rsid="00c3a8fe"/>
    </style:style>
    <style:style style:name="P46" style:family="paragraph" style:parent-style-name="Text_20_body">
      <style:text-properties fo:language="en" fo:country="US" officeooo:rsid="00c34ec9" officeooo:paragraph-rsid="00c34ec9"/>
    </style:style>
    <style:style style:name="P47" style:family="paragraph" style:parent-style-name="Text_20_body">
      <style:text-properties fo:language="en" fo:country="US" officeooo:rsid="00224cd4" officeooo:paragraph-rsid="00c3a8fe"/>
    </style:style>
    <style:style style:name="P48" style:family="paragraph" style:parent-style-name="Text_20_body">
      <style:text-properties fo:language="en" fo:country="US" officeooo:paragraph-rsid="00c8c7f2"/>
    </style:style>
    <style:style style:name="P49" style:family="paragraph" style:parent-style-name="Text_20_body">
      <style:text-properties fo:language="en" fo:country="US" officeooo:rsid="0041571f" officeooo:paragraph-rsid="00fccec0"/>
    </style:style>
    <style:style style:name="P50" style:family="paragraph" style:parent-style-name="Text_20_body">
      <style:text-properties fo:language="en" fo:country="US" officeooo:rsid="003d4953" officeooo:paragraph-rsid="00fccec0"/>
    </style:style>
    <style:style style:name="P51" style:family="paragraph" style:parent-style-name="Text_20_body">
      <style:text-properties fo:language="en" fo:country="US" officeooo:rsid="004645e3" officeooo:paragraph-rsid="00fec06a"/>
    </style:style>
    <style:style style:name="P52" style:family="paragraph" style:parent-style-name="Text_20_body">
      <style:text-properties fo:language="en" fo:country="US" officeooo:rsid="005b2dc5" officeooo:paragraph-rsid="00fec06a"/>
    </style:style>
    <style:style style:name="P53" style:family="paragraph" style:parent-style-name="Text_20_body">
      <style:text-properties fo:language="en" fo:country="US" officeooo:rsid="005cbae6" officeooo:paragraph-rsid="00fec06a"/>
    </style:style>
    <style:style style:name="P54" style:family="paragraph" style:parent-style-name="Text_20_body">
      <style:text-properties fo:language="en" fo:country="US" officeooo:rsid="005da713" officeooo:paragraph-rsid="010078fb"/>
    </style:style>
    <style:style style:name="P55" style:family="paragraph" style:parent-style-name="Text_20_body">
      <style:text-properties fo:language="en" fo:country="US" officeooo:rsid="005da713" officeooo:paragraph-rsid="0100e32a"/>
    </style:style>
    <style:style style:name="P56" style:family="paragraph" style:parent-style-name="Text_20_body">
      <style:text-properties fo:language="en" fo:country="US" officeooo:rsid="005e21f4" officeooo:paragraph-rsid="0100e32a"/>
    </style:style>
    <style:style style:name="P57" style:family="paragraph" style:parent-style-name="Text_20_body">
      <style:text-properties fo:language="en" fo:country="US" officeooo:rsid="004b08e3" officeooo:paragraph-rsid="01036702"/>
    </style:style>
    <style:style style:name="P58" style:family="paragraph" style:parent-style-name="Text_20_body">
      <style:text-properties fo:language="en" fo:country="US" officeooo:rsid="004c0dd7" officeooo:paragraph-rsid="01036702"/>
    </style:style>
    <style:style style:name="P59" style:family="paragraph" style:parent-style-name="Text_20_body">
      <style:text-properties fo:language="en" fo:country="US" officeooo:rsid="0051ecca" officeooo:paragraph-rsid="0051ecca"/>
    </style:style>
    <style:style style:name="P60" style:family="paragraph" style:parent-style-name="Text_20_body">
      <style:text-properties fo:language="en" fo:country="US" fo:font-style="normal" officeooo:rsid="00fec06a" officeooo:paragraph-rsid="00fec06a" style:font-style-asian="normal" style:font-style-complex="normal"/>
    </style:style>
    <style:style style:name="P61" style:family="paragraph" style:parent-style-name="Text_20_body">
      <style:text-properties fo:language="en" fo:country="US" officeooo:rsid="01239680" officeooo:paragraph-rsid="01239680"/>
    </style:style>
    <style:style style:name="P62" style:family="paragraph" style:parent-style-name="Text_20_body">
      <style:text-properties fo:language="en" fo:country="US" officeooo:rsid="0124843f" officeooo:paragraph-rsid="0124843f"/>
    </style:style>
    <style:style style:name="P63" style:family="paragraph" style:parent-style-name="Text_20_body">
      <style:text-properties fo:language="en" fo:country="US" officeooo:rsid="01279f14" officeooo:paragraph-rsid="01279f14"/>
    </style:style>
    <style:style style:name="P64" style:family="paragraph" style:parent-style-name="Text_20_body">
      <style:text-properties officeooo:rsid="00138d94" officeooo:paragraph-rsid="00138d94"/>
    </style:style>
    <style:style style:name="P65" style:family="paragraph" style:parent-style-name="Text_20_body">
      <style:text-properties officeooo:rsid="00138d94" officeooo:paragraph-rsid="001508de"/>
    </style:style>
    <style:style style:name="P66" style:family="paragraph" style:parent-style-name="Text_20_body">
      <style:text-properties officeooo:rsid="001508de" officeooo:paragraph-rsid="001508de"/>
    </style:style>
    <style:style style:name="P67" style:family="paragraph" style:parent-style-name="Text_20_body">
      <style:text-properties officeooo:rsid="007edad5" officeooo:paragraph-rsid="007edad5"/>
    </style:style>
    <style:style style:name="P68" style:family="paragraph" style:parent-style-name="Text_20_body">
      <style:text-properties officeooo:rsid="007edad5" officeooo:paragraph-rsid="007eebc4"/>
    </style:style>
    <style:style style:name="P69" style:family="paragraph" style:parent-style-name="Text_20_body">
      <style:text-properties fo:font-weight="normal" officeooo:rsid="00874c2f" officeooo:paragraph-rsid="00874c2f" style:font-weight-asian="normal" style:font-weight-complex="normal"/>
    </style:style>
    <style:style style:name="P70" style:family="paragraph" style:parent-style-name="Text_20_body">
      <style:text-properties fo:font-weight="normal" officeooo:rsid="01168d80" officeooo:paragraph-rsid="01168d80" style:font-weight-asian="normal" style:font-weight-complex="normal"/>
    </style:style>
    <style:style style:name="P71" style:family="paragraph" style:parent-style-name="Text_20_body">
      <style:text-properties officeooo:rsid="009640e2" officeooo:paragraph-rsid="009640e2"/>
    </style:style>
    <style:style style:name="P72" style:family="paragraph" style:parent-style-name="Text_20_body">
      <style:text-properties officeooo:rsid="009640e2" officeooo:paragraph-rsid="00998138"/>
    </style:style>
    <style:style style:name="P73" style:family="paragraph" style:parent-style-name="Text_20_body">
      <style:text-properties officeooo:rsid="009640e2" officeooo:paragraph-rsid="01488499"/>
    </style:style>
    <style:style style:name="P74" style:family="paragraph" style:parent-style-name="Text_20_body">
      <style:text-properties fo:font-weight="bold" officeooo:rsid="009961f3" officeooo:paragraph-rsid="009de7b9" style:font-weight-asian="bold" style:font-weight-complex="bold"/>
    </style:style>
    <style:style style:name="P75" style:family="paragraph" style:parent-style-name="Text_20_body">
      <style:text-properties fo:font-weight="bold" officeooo:rsid="00264d2d" style:font-weight-asian="bold" style:font-weight-complex="bold"/>
    </style:style>
    <style:style style:name="P76" style:family="paragraph" style:parent-style-name="Text_20_body">
      <style:text-properties fo:font-weight="bold" officeooo:rsid="00264d2d" officeooo:paragraph-rsid="00264d2d" style:font-weight-asian="bold" style:font-weight-complex="bold"/>
    </style:style>
    <style:style style:name="P77" style:family="paragraph" style:parent-style-name="Text_20_body">
      <style:text-properties fo:font-weight="bold" officeooo:rsid="00264d2d" officeooo:paragraph-rsid="01168d80" style:font-weight-asian="bold" style:font-weight-complex="bold"/>
    </style:style>
    <style:style style:name="P78" style:family="paragraph" style:parent-style-name="Text_20_body">
      <style:text-properties fo:font-weight="bold" officeooo:rsid="00283cc1" officeooo:paragraph-rsid="00283cc1" style:font-weight-asian="bold" style:font-weight-complex="bold"/>
    </style:style>
    <style:style style:name="P79" style:family="paragraph" style:parent-style-name="Text_20_body">
      <style:text-properties fo:font-weight="bold" officeooo:rsid="003c1b14" officeooo:paragraph-rsid="00f50451" style:font-weight-asian="bold" style:font-weight-complex="bold"/>
    </style:style>
    <style:style style:name="P80" style:family="paragraph" style:parent-style-name="Text_20_body">
      <style:text-properties fo:font-weight="bold" officeooo:rsid="00614c69" officeooo:paragraph-rsid="00614c69" style:font-weight-asian="bold" style:font-weight-complex="bold"/>
    </style:style>
    <style:style style:name="P81" style:family="paragraph" style:parent-style-name="Text_20_body">
      <style:text-properties fo:font-weight="bold" officeooo:rsid="01123fdb" officeooo:paragraph-rsid="01123fdb" style:font-weight-asian="bold" style:font-weight-complex="bold"/>
    </style:style>
    <style:style style:name="P82" style:family="paragraph" style:parent-style-name="Text_20_body">
      <style:text-properties fo:font-weight="bold" officeooo:rsid="0115213d" officeooo:paragraph-rsid="0115213d" style:font-weight-asian="bold" style:font-weight-complex="bold"/>
    </style:style>
    <style:style style:name="P83" style:family="paragraph" style:parent-style-name="Text_20_body">
      <style:text-properties fo:font-weight="bold" officeooo:rsid="0115213d" officeooo:paragraph-rsid="01168d80" style:font-weight-asian="bold" style:font-weight-complex="bold"/>
    </style:style>
    <style:style style:name="P84" style:family="paragraph" style:parent-style-name="Text_20_body">
      <style:text-properties fo:font-weight="bold" officeooo:rsid="01168d80" officeooo:paragraph-rsid="01168d80" style:font-weight-asian="bold" style:font-weight-complex="bold"/>
    </style:style>
    <style:style style:name="P85" style:family="paragraph" style:parent-style-name="Text_20_body">
      <style:text-properties fo:font-weight="bold" officeooo:rsid="0116ef74" officeooo:paragraph-rsid="0116ef74" style:font-weight-asian="bold" style:font-weight-complex="bold"/>
    </style:style>
    <style:style style:name="P86" style:family="paragraph" style:parent-style-name="Text_20_body">
      <style:text-properties officeooo:rsid="00998138" officeooo:paragraph-rsid="00998138"/>
    </style:style>
    <style:style style:name="P87" style:family="paragraph" style:parent-style-name="Text_20_body">
      <style:text-properties officeooo:rsid="00a8df7c" officeooo:paragraph-rsid="00a8df7c"/>
    </style:style>
    <style:style style:name="P88" style:family="paragraph" style:parent-style-name="Text_20_body">
      <style:text-properties officeooo:rsid="00a8df7c" officeooo:paragraph-rsid="00a99a09"/>
    </style:style>
    <style:style style:name="P89" style:family="paragraph" style:parent-style-name="Text_20_body">
      <style:text-properties officeooo:rsid="00a99a09" officeooo:paragraph-rsid="00a99a09"/>
    </style:style>
    <style:style style:name="P90" style:family="paragraph" style:parent-style-name="Text_20_body">
      <style:text-properties officeooo:paragraph-rsid="00aa4a26"/>
    </style:style>
    <style:style style:name="P91" style:family="paragraph" style:parent-style-name="Text_20_body">
      <style:text-properties officeooo:rsid="00b45000" officeooo:paragraph-rsid="00b45000"/>
    </style:style>
    <style:style style:name="P92" style:family="paragraph" style:parent-style-name="Text_20_body">
      <style:text-properties officeooo:rsid="00b797e1" officeooo:paragraph-rsid="00b797e1"/>
    </style:style>
    <style:style style:name="P93" style:family="paragraph" style:parent-style-name="Text_20_body">
      <style:text-properties officeooo:rsid="00b83e23" officeooo:paragraph-rsid="00b83e23"/>
    </style:style>
    <style:style style:name="P94" style:family="paragraph" style:parent-style-name="Text_20_body">
      <style:text-properties officeooo:rsid="00b96333" officeooo:paragraph-rsid="00b96333"/>
    </style:style>
    <style:style style:name="P95" style:family="paragraph" style:parent-style-name="Text_20_body">
      <style:text-properties officeooo:rsid="00bc2e21" officeooo:paragraph-rsid="00bc2e21"/>
    </style:style>
    <style:style style:name="P96" style:family="paragraph" style:parent-style-name="Text_20_body">
      <style:text-properties officeooo:rsid="00c04b93" officeooo:paragraph-rsid="00c04b93"/>
    </style:style>
    <style:style style:name="P97" style:family="paragraph" style:parent-style-name="Text_20_body">
      <style:text-properties officeooo:rsid="00c125db" officeooo:paragraph-rsid="00c125db"/>
    </style:style>
    <style:style style:name="P98" style:family="paragraph" style:parent-style-name="Text_20_body">
      <style:text-properties officeooo:rsid="00c1829b" officeooo:paragraph-rsid="00c1829b"/>
    </style:style>
    <style:style style:name="P99" style:family="paragraph" style:parent-style-name="Text_20_body">
      <style:text-properties officeooo:rsid="00c8c7f2" officeooo:paragraph-rsid="00c8c7f2"/>
    </style:style>
    <style:style style:name="P100" style:family="paragraph" style:parent-style-name="Text_20_body">
      <style:text-properties officeooo:rsid="00c8c7f2" officeooo:paragraph-rsid="00c8c7f2" fo:background-color="#ffff00"/>
    </style:style>
    <style:style style:name="P101" style:family="paragraph" style:parent-style-name="Text_20_body">
      <style:text-properties officeooo:rsid="00c9ea9f" officeooo:paragraph-rsid="00c9ea9f"/>
    </style:style>
    <style:style style:name="P102" style:family="paragraph" style:parent-style-name="Text_20_body">
      <style:text-properties officeooo:rsid="00d4c0b6" officeooo:paragraph-rsid="00d4c0b6"/>
    </style:style>
    <style:style style:name="P103" style:family="paragraph" style:parent-style-name="Text_20_body">
      <style:text-properties officeooo:rsid="00d5064e" officeooo:paragraph-rsid="00d5064e"/>
    </style:style>
    <style:style style:name="P104" style:family="paragraph" style:parent-style-name="Text_20_body">
      <style:text-properties officeooo:rsid="00d59147" officeooo:paragraph-rsid="00d59147"/>
    </style:style>
    <style:style style:name="P105" style:family="paragraph" style:parent-style-name="Text_20_body">
      <style:text-properties officeooo:rsid="00d65878" officeooo:paragraph-rsid="00d65878"/>
    </style:style>
    <style:style style:name="P106" style:family="paragraph" style:parent-style-name="Text_20_body">
      <style:text-properties officeooo:rsid="00264d2d" officeooo:paragraph-rsid="00dbcf9b"/>
    </style:style>
    <style:style style:name="P107" style:family="paragraph" style:parent-style-name="Text_20_body">
      <style:text-properties officeooo:rsid="00dc6eb0" officeooo:paragraph-rsid="00dc6eb0"/>
    </style:style>
    <style:style style:name="P108" style:family="paragraph" style:parent-style-name="Text_20_body">
      <style:text-properties officeooo:rsid="00d5d0d4" officeooo:paragraph-rsid="00d5d0d4"/>
    </style:style>
    <style:style style:name="P109" style:family="paragraph" style:parent-style-name="Text_20_body">
      <style:text-properties officeooo:rsid="00df2f23" officeooo:paragraph-rsid="00df2f23"/>
    </style:style>
    <style:style style:name="P110" style:family="paragraph" style:parent-style-name="Text_20_body">
      <style:text-properties officeooo:rsid="00e00742" officeooo:paragraph-rsid="00e00742"/>
    </style:style>
    <style:style style:name="P111" style:family="paragraph" style:parent-style-name="Text_20_body">
      <style:text-properties officeooo:rsid="00e21eb9" officeooo:paragraph-rsid="00e21eb9"/>
    </style:style>
    <style:style style:name="P112" style:family="paragraph" style:parent-style-name="Text_20_body">
      <style:text-properties officeooo:rsid="00e2ca41" officeooo:paragraph-rsid="00e2ca41"/>
    </style:style>
    <style:style style:name="P113" style:family="paragraph" style:parent-style-name="Text_20_body">
      <style:text-properties officeooo:rsid="00f5b543" officeooo:paragraph-rsid="00f5b543"/>
    </style:style>
    <style:style style:name="P114" style:family="paragraph" style:parent-style-name="Text_20_body">
      <style:text-properties officeooo:paragraph-rsid="00523243"/>
    </style:style>
    <style:style style:name="P115" style:family="paragraph" style:parent-style-name="Text_20_body">
      <style:text-properties officeooo:rsid="00ef6e3d" officeooo:paragraph-rsid="00ef6e3d"/>
    </style:style>
    <style:style style:name="P116" style:family="paragraph" style:parent-style-name="Text_20_body">
      <style:text-properties officeooo:rsid="00faf2d7" officeooo:paragraph-rsid="00faf2d7"/>
    </style:style>
    <style:style style:name="P117" style:family="paragraph" style:parent-style-name="Text_20_body">
      <style:text-properties officeooo:rsid="01053a28" officeooo:paragraph-rsid="01053a28"/>
    </style:style>
    <style:style style:name="P118" style:family="paragraph" style:parent-style-name="Text_20_body">
      <style:text-properties officeooo:rsid="0115213d" officeooo:paragraph-rsid="01168d80"/>
    </style:style>
    <style:style style:name="P119" style:family="paragraph" style:parent-style-name="Text_20_body">
      <style:text-properties officeooo:rsid="01168d80" officeooo:paragraph-rsid="01168d80"/>
    </style:style>
    <style:style style:name="P120" style:family="paragraph" style:parent-style-name="Text_20_body">
      <style:text-properties officeooo:rsid="0116ef74" officeooo:paragraph-rsid="0116ef74"/>
    </style:style>
    <style:style style:name="P121" style:family="paragraph" style:parent-style-name="Text_20_body">
      <style:text-properties officeooo:rsid="011f466d" officeooo:paragraph-rsid="011f466d" fo:background-color="#ff3366"/>
    </style:style>
    <style:style style:name="P122" style:family="paragraph" style:parent-style-name="Text_20_body">
      <style:text-properties officeooo:rsid="011f466d" officeooo:paragraph-rsid="0116ef74" fo:background-color="#ff3366"/>
    </style:style>
    <style:style style:name="P123" style:family="paragraph" style:parent-style-name="Text_20_body">
      <style:text-properties officeooo:rsid="01310d81" officeooo:paragraph-rsid="01310d81"/>
    </style:style>
    <style:style style:name="P124" style:family="paragraph" style:parent-style-name="Text_20_body">
      <style:text-properties officeooo:rsid="01324386" officeooo:paragraph-rsid="01324386"/>
    </style:style>
    <style:style style:name="P125" style:family="paragraph" style:parent-style-name="Text_20_body">
      <style:text-properties officeooo:rsid="0133299c" officeooo:paragraph-rsid="0133299c"/>
    </style:style>
    <style:style style:name="P126" style:family="paragraph" style:parent-style-name="Text_20_body">
      <style:paragraph-properties fo:margin-left="1.245cm" fo:margin-right="0cm" fo:text-indent="0cm" style:auto-text-indent="false"/>
      <style:text-properties officeooo:rsid="00264d2d" officeooo:paragraph-rsid="00264d2d"/>
    </style:style>
    <style:style style:name="P127" style:family="paragraph" style:parent-style-name="Text_20_body">
      <style:paragraph-properties fo:margin-left="1.245cm" fo:margin-right="0cm" fo:text-indent="0cm" style:auto-text-indent="false"/>
      <style:text-properties officeooo:rsid="00264d2d" officeooo:paragraph-rsid="00283cc1"/>
    </style:style>
    <style:style style:name="P128" style:family="paragraph" style:parent-style-name="Text_20_body">
      <style:paragraph-properties fo:margin-left="1.245cm" fo:margin-right="0cm" fo:text-indent="0cm" style:auto-text-indent="false"/>
      <style:text-properties officeooo:rsid="00264d2d" officeooo:paragraph-rsid="002a3552"/>
    </style:style>
    <style:style style:name="P129" style:family="paragraph" style:parent-style-name="Text_20_body">
      <style:paragraph-properties fo:margin-left="1.245cm" fo:margin-right="0cm" fo:text-indent="0cm" style:auto-text-indent="false"/>
      <style:text-properties officeooo:rsid="00264d2d" officeooo:paragraph-rsid="00614c69"/>
    </style:style>
    <style:style style:name="P130" style:family="paragraph" style:parent-style-name="Text_20_body">
      <style:paragraph-properties fo:margin-left="1.245cm" fo:margin-right="0cm" fo:text-indent="0cm" style:auto-text-indent="false"/>
      <style:text-properties officeooo:rsid="00264d2d" officeooo:paragraph-rsid="00f50451"/>
    </style:style>
    <style:style style:name="P131" style:family="paragraph" style:parent-style-name="Text_20_body">
      <style:paragraph-properties fo:margin-left="1.245cm" fo:margin-right="0cm" fo:text-indent="0cm" style:auto-text-indent="false"/>
      <style:text-properties officeooo:rsid="00264d2d" officeooo:paragraph-rsid="01123fdb"/>
    </style:style>
    <style:style style:name="P132" style:family="paragraph" style:parent-style-name="Text_20_body">
      <style:paragraph-properties fo:margin-left="1.245cm" fo:margin-right="0cm" fo:text-indent="0cm" style:auto-text-indent="false"/>
      <style:text-properties officeooo:rsid="00264d2d" officeooo:paragraph-rsid="0115213d"/>
    </style:style>
    <style:style style:name="P133" style:family="paragraph" style:parent-style-name="Text_20_body">
      <style:paragraph-properties fo:margin-left="1.245cm" fo:margin-right="0cm" fo:text-indent="0cm" style:auto-text-indent="false"/>
      <style:text-properties officeooo:rsid="00264d2d" officeooo:paragraph-rsid="01168d80"/>
    </style:style>
    <style:style style:name="P134" style:family="paragraph" style:parent-style-name="Text_20_body">
      <style:paragraph-properties fo:margin-left="1.245cm" fo:margin-right="0cm" fo:text-indent="0cm" style:auto-text-indent="false"/>
      <style:text-properties officeooo:rsid="003c1b14" officeooo:paragraph-rsid="00f50451"/>
    </style:style>
    <style:style style:name="P135" style:family="paragraph" style:parent-style-name="Text_20_body">
      <style:paragraph-properties fo:margin-left="1.245cm" fo:margin-right="0cm" fo:text-indent="0cm" style:auto-text-indent="false"/>
      <style:text-properties officeooo:rsid="003c1b14" officeooo:paragraph-rsid="01123fdb"/>
    </style:style>
    <style:style style:name="P136" style:family="paragraph" style:parent-style-name="Text_20_body">
      <style:paragraph-properties fo:margin-left="0cm" fo:margin-right="0cm" fo:text-indent="0cm" style:auto-text-indent="false"/>
      <style:text-properties officeooo:rsid="002804d8" officeooo:paragraph-rsid="002804d8"/>
    </style:style>
    <style:style style:name="P137" style:family="paragraph" style:parent-style-name="Text_20_body">
      <style:paragraph-properties fo:margin-left="0cm" fo:margin-right="0cm" fo:text-indent="0cm" style:auto-text-indent="false"/>
      <style:text-properties officeooo:rsid="00314b6d" officeooo:paragraph-rsid="00314b6d"/>
    </style:style>
    <style:style style:name="P138" style:family="paragraph" style:parent-style-name="Text_20_body">
      <style:paragraph-properties fo:margin-left="0cm" fo:margin-right="0cm" fo:text-indent="0cm" style:auto-text-indent="false"/>
      <style:text-properties officeooo:rsid="0031d752" officeooo:paragraph-rsid="0031d752"/>
    </style:style>
    <style:style style:name="P139" style:family="paragraph" style:parent-style-name="Text_20_body">
      <style:paragraph-properties fo:margin-left="0cm" fo:margin-right="0cm" fo:text-indent="0cm" style:auto-text-indent="false"/>
      <style:text-properties officeooo:rsid="0031d752" officeooo:paragraph-rsid="00ef2e22"/>
    </style:style>
    <style:style style:name="P140" style:family="paragraph" style:parent-style-name="Text_20_body">
      <style:paragraph-properties fo:margin-left="0cm" fo:margin-right="0cm" fo:text-indent="0cm" style:auto-text-indent="false"/>
      <style:text-properties officeooo:rsid="00614c69" officeooo:paragraph-rsid="00614c69"/>
    </style:style>
    <style:style style:name="P141" style:family="paragraph" style:parent-style-name="Text_20_body">
      <style:paragraph-properties fo:margin-left="0cm" fo:margin-right="0cm" fo:text-indent="0cm" style:auto-text-indent="false"/>
      <style:text-properties officeooo:rsid="0061eb86" officeooo:paragraph-rsid="0061eb86"/>
    </style:style>
    <style:style style:name="P142" style:family="paragraph" style:parent-style-name="Text_20_body">
      <style:paragraph-properties fo:margin-left="0cm" fo:margin-right="0cm" fo:text-indent="0cm" style:auto-text-indent="false"/>
      <style:text-properties officeooo:rsid="0061eb86" officeooo:paragraph-rsid="0109690b"/>
    </style:style>
    <style:style style:name="P143" style:family="paragraph" style:parent-style-name="Text_20_body">
      <style:paragraph-properties fo:margin-left="0cm" fo:margin-right="0cm" fo:text-indent="0cm" style:auto-text-indent="false"/>
      <style:text-properties officeooo:rsid="0061eb86" officeooo:paragraph-rsid="010bb0b2"/>
    </style:style>
    <style:style style:name="P144" style:family="paragraph" style:parent-style-name="Text_20_body">
      <style:paragraph-properties fo:margin-left="0cm" fo:margin-right="0cm" fo:text-indent="0cm" style:auto-text-indent="false"/>
      <style:text-properties officeooo:rsid="006479e9" officeooo:paragraph-rsid="010bd35f"/>
    </style:style>
    <style:style style:name="P145" style:family="paragraph" style:parent-style-name="Text_20_body">
      <style:paragraph-properties fo:margin-left="0cm" fo:margin-right="0cm" fo:text-indent="0cm" style:auto-text-indent="false"/>
      <style:text-properties officeooo:rsid="006479e9" officeooo:paragraph-rsid="01107ec0"/>
    </style:style>
    <style:style style:name="P146" style:family="paragraph" style:parent-style-name="Text_20_body">
      <style:paragraph-properties fo:margin-left="0cm" fo:margin-right="0cm" fo:text-indent="0cm" style:auto-text-indent="false"/>
      <style:text-properties officeooo:rsid="0065d0ff" officeooo:paragraph-rsid="010bb0b2"/>
    </style:style>
    <style:style style:name="P147" style:family="paragraph" style:parent-style-name="Text_20_body">
      <style:paragraph-properties fo:margin-left="0cm" fo:margin-right="0cm" fo:text-indent="0cm" style:auto-text-indent="false"/>
      <style:text-properties officeooo:rsid="0065d0ff" officeooo:paragraph-rsid="01107ec0"/>
    </style:style>
    <style:style style:name="P148" style:family="paragraph" style:parent-style-name="Text_20_body">
      <style:paragraph-properties fo:margin-left="0cm" fo:margin-right="0cm" fo:text-indent="0cm" style:auto-text-indent="false"/>
      <style:text-properties officeooo:rsid="00264d2d" officeooo:paragraph-rsid="00daa047"/>
    </style:style>
    <style:style style:name="P149"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50"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51" style:family="paragraph" style:parent-style-name="Text_20_body">
      <style:paragraph-properties fo:margin-left="0cm" fo:margin-right="0cm" fo:text-indent="0cm" style:auto-text-indent="false"/>
      <style:text-properties officeooo:rsid="00dbb052" officeooo:paragraph-rsid="00daa047"/>
    </style:style>
    <style:style style:name="P152" style:family="paragraph" style:parent-style-name="Text_20_body">
      <style:paragraph-properties fo:margin-left="0cm" fo:margin-right="0cm" fo:text-indent="0cm" style:auto-text-indent="false"/>
      <style:text-properties officeooo:rsid="00dbb052" officeooo:paragraph-rsid="00dbb052"/>
    </style:style>
    <style:style style:name="P153" style:family="paragraph" style:parent-style-name="Text_20_body">
      <style:paragraph-properties fo:margin-left="0cm" fo:margin-right="0cm" fo:text-indent="0cm" style:auto-text-indent="false"/>
      <style:text-properties officeooo:rsid="00dbcf9b" officeooo:paragraph-rsid="00dbcf9b"/>
    </style:style>
    <style:style style:name="P154" style:family="paragraph" style:parent-style-name="Text_20_body">
      <style:paragraph-properties fo:margin-left="0cm" fo:margin-right="0cm" fo:text-indent="0cm" style:auto-text-indent="false"/>
      <style:text-properties officeooo:rsid="00dbcf9b" officeooo:paragraph-rsid="00ef2e22"/>
    </style:style>
    <style:style style:name="P155"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56"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57"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58"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159" style:family="paragraph" style:parent-style-name="Text_20_body">
      <style:paragraph-properties fo:margin-left="0cm" fo:margin-right="0cm" fo:text-indent="0cm" style:auto-text-indent="false"/>
      <style:text-properties officeooo:rsid="00e19096" officeooo:paragraph-rsid="00e19096"/>
    </style:style>
    <style:style style:name="P160" style:family="paragraph" style:parent-style-name="Text_20_body">
      <style:paragraph-properties fo:margin-left="0cm" fo:margin-right="0cm" fo:text-indent="0cm" style:auto-text-indent="false"/>
      <style:text-properties officeooo:rsid="00e2ca41" officeooo:paragraph-rsid="00e2ca41"/>
    </style:style>
    <style:style style:name="P161" style:family="paragraph" style:parent-style-name="Text_20_body">
      <style:paragraph-properties fo:margin-left="0cm" fo:margin-right="0cm" fo:text-indent="0cm" style:auto-text-indent="false"/>
      <style:text-properties officeooo:rsid="00e48cd3" officeooo:paragraph-rsid="00e48cd3"/>
    </style:style>
    <style:style style:name="P162" style:family="paragraph" style:parent-style-name="Text_20_body">
      <style:paragraph-properties fo:margin-left="0cm" fo:margin-right="0cm" fo:text-indent="0cm" style:auto-text-indent="false"/>
      <style:text-properties officeooo:rsid="00e4d0b0" officeooo:paragraph-rsid="00e4d0b0"/>
    </style:style>
    <style:style style:name="P163" style:family="paragraph" style:parent-style-name="Text_20_body">
      <style:paragraph-properties fo:margin-left="0cm" fo:margin-right="0cm" fo:text-indent="0cm" style:auto-text-indent="false"/>
      <style:text-properties officeooo:rsid="00e4d0b0" officeooo:paragraph-rsid="00e6812e"/>
    </style:style>
    <style:style style:name="P164" style:family="paragraph" style:parent-style-name="Text_20_body">
      <style:paragraph-properties fo:margin-left="0cm" fo:margin-right="0cm" fo:text-indent="0cm" style:auto-text-indent="false"/>
      <style:text-properties officeooo:rsid="00e4d0b0" officeooo:paragraph-rsid="00ef2e22"/>
    </style:style>
    <style:style style:name="P165" style:family="paragraph" style:parent-style-name="Text_20_body">
      <style:paragraph-properties fo:margin-left="0cm" fo:margin-right="0cm" fo:text-indent="0cm" style:auto-text-indent="false"/>
      <style:text-properties officeooo:rsid="00ea1309" officeooo:paragraph-rsid="00ea1309"/>
    </style:style>
    <style:style style:name="P166" style:family="paragraph" style:parent-style-name="Text_20_body">
      <style:paragraph-properties fo:margin-left="0cm" fo:margin-right="0cm" fo:text-indent="0cm" style:auto-text-indent="false"/>
      <style:text-properties officeooo:rsid="00ea1bda" officeooo:paragraph-rsid="00ea1bda"/>
    </style:style>
    <style:style style:name="P167" style:family="paragraph" style:parent-style-name="Text_20_body">
      <style:paragraph-properties fo:margin-left="0cm" fo:margin-right="0cm" fo:text-indent="0cm" style:auto-text-indent="false"/>
      <style:text-properties officeooo:rsid="002cd546" officeooo:paragraph-rsid="002cd546"/>
    </style:style>
    <style:style style:name="P168" style:family="paragraph" style:parent-style-name="Text_20_body">
      <style:paragraph-properties fo:margin-left="0cm" fo:margin-right="0cm" fo:text-indent="0cm" style:auto-text-indent="false"/>
      <style:text-properties officeooo:rsid="00e6812e" officeooo:paragraph-rsid="00e6812e"/>
    </style:style>
    <style:style style:name="P169" style:family="paragraph" style:parent-style-name="Text_20_body">
      <style:paragraph-properties fo:margin-left="0cm" fo:margin-right="0cm" fo:text-indent="0cm" style:auto-text-indent="false"/>
      <style:text-properties officeooo:rsid="00eb235c" officeooo:paragraph-rsid="00eb5b83"/>
    </style:style>
    <style:style style:name="P170" style:family="paragraph" style:parent-style-name="Text_20_body">
      <style:paragraph-properties fo:margin-left="0cm" fo:margin-right="0cm" fo:text-indent="0cm" style:auto-text-indent="false"/>
      <style:text-properties officeooo:rsid="00eb5b83" officeooo:paragraph-rsid="00eb5b83"/>
    </style:style>
    <style:style style:name="P171" style:family="paragraph" style:parent-style-name="Text_20_body">
      <style:paragraph-properties fo:margin-left="0cm" fo:margin-right="0cm" fo:text-indent="0cm" style:auto-text-indent="false"/>
      <style:text-properties officeooo:rsid="00335c6c" officeooo:paragraph-rsid="00ed7610"/>
    </style:style>
    <style:style style:name="P172" style:family="paragraph" style:parent-style-name="Text_20_body">
      <style:paragraph-properties fo:margin-left="0cm" fo:margin-right="0cm" fo:text-indent="0cm" style:auto-text-indent="false"/>
      <style:text-properties officeooo:rsid="00335c6c" officeooo:paragraph-rsid="00ef11ce"/>
    </style:style>
    <style:style style:name="P173" style:family="paragraph" style:parent-style-name="Text_20_body">
      <style:paragraph-properties fo:margin-left="0cm" fo:margin-right="0cm" fo:text-indent="0cm" style:auto-text-indent="false"/>
      <style:text-properties officeooo:paragraph-rsid="00ef2e22"/>
    </style:style>
    <style:style style:name="P174" style:family="paragraph" style:parent-style-name="Text_20_body">
      <style:paragraph-properties fo:margin-left="0cm" fo:margin-right="0cm" fo:text-indent="0cm" style:auto-text-indent="false"/>
      <style:text-properties officeooo:rsid="00ef9cd2" officeooo:paragraph-rsid="00ef9cd2"/>
    </style:style>
    <style:style style:name="P175" style:family="paragraph" style:parent-style-name="Text_20_body">
      <style:paragraph-properties fo:margin-left="0cm" fo:margin-right="0cm" fo:text-indent="0cm" style:auto-text-indent="false"/>
      <style:text-properties officeooo:rsid="00f55662" officeooo:paragraph-rsid="00f55662"/>
    </style:style>
    <style:style style:name="P176" style:family="paragraph" style:parent-style-name="Text_20_body">
      <style:paragraph-properties fo:margin-left="0cm" fo:margin-right="0cm" fo:text-indent="0cm" style:auto-text-indent="false"/>
      <style:text-properties officeooo:paragraph-rsid="010afe2e"/>
    </style:style>
    <style:style style:name="P177" style:family="paragraph" style:parent-style-name="Text_20_body">
      <style:paragraph-properties fo:margin-left="0cm" fo:margin-right="0cm" fo:text-indent="0cm" style:auto-text-indent="false"/>
      <style:text-properties officeooo:rsid="010bb0b2" officeooo:paragraph-rsid="010bb0b2"/>
    </style:style>
    <style:style style:name="P178" style:family="paragraph" style:parent-style-name="Text_20_body">
      <style:paragraph-properties fo:margin-left="0cm" fo:margin-right="0cm" fo:text-indent="0cm" style:auto-text-indent="false"/>
      <style:text-properties officeooo:rsid="0063175a" officeooo:paragraph-rsid="010bd35f"/>
    </style:style>
    <style:style style:name="P179" style:family="paragraph" style:parent-style-name="Text_20_body">
      <style:paragraph-properties fo:margin-left="0cm" fo:margin-right="0cm" fo:text-indent="0cm" style:auto-text-indent="false"/>
      <style:text-properties officeooo:rsid="0062861d" officeooo:paragraph-rsid="010bd35f"/>
    </style:style>
    <style:style style:name="P180" style:family="paragraph" style:parent-style-name="Text_20_body">
      <style:paragraph-properties fo:margin-left="0cm" fo:margin-right="0cm" fo:text-indent="0cm" style:auto-text-indent="false"/>
      <style:text-properties officeooo:rsid="010bd83f" officeooo:paragraph-rsid="010bd83f"/>
    </style:style>
    <style:style style:name="P181" style:family="paragraph" style:parent-style-name="Text_20_body">
      <style:paragraph-properties fo:margin-left="0cm" fo:margin-right="0cm" fo:text-indent="0cm" style:auto-text-indent="false"/>
      <style:text-properties officeooo:rsid="010bd83f" officeooo:paragraph-rsid="010dd636"/>
    </style:style>
    <style:style style:name="P182" style:family="paragraph" style:parent-style-name="Text_20_body">
      <style:paragraph-properties fo:margin-left="0cm" fo:margin-right="0cm" fo:text-indent="0cm" style:auto-text-indent="false"/>
      <style:text-properties officeooo:rsid="0065cf0c" officeooo:paragraph-rsid="0065cf0c"/>
    </style:style>
    <style:style style:name="P183" style:family="paragraph" style:parent-style-name="Text_20_body">
      <style:paragraph-properties fo:margin-left="0cm" fo:margin-right="0cm" fo:text-indent="0cm" style:auto-text-indent="false"/>
      <style:text-properties officeooo:rsid="0065cf0c" officeooo:paragraph-rsid="01107ec0"/>
    </style:style>
    <style:style style:name="P184" style:family="paragraph" style:parent-style-name="Text_20_body">
      <style:paragraph-properties fo:margin-left="0cm" fo:margin-right="0cm" fo:text-indent="0cm" style:auto-text-indent="false"/>
      <style:text-properties officeooo:rsid="0111e945" officeooo:paragraph-rsid="0111e945"/>
    </style:style>
    <style:style style:name="P185" style:family="paragraph" style:parent-style-name="Text_20_body">
      <style:paragraph-properties fo:margin-left="0cm" fo:margin-right="0cm" fo:text-indent="0cm" style:auto-text-indent="false"/>
      <style:text-properties officeooo:paragraph-rsid="0111e945"/>
    </style:style>
    <style:style style:name="P186" style:family="paragraph" style:parent-style-name="Text_20_body">
      <style:paragraph-properties fo:margin-left="0cm" fo:margin-right="0cm" fo:text-indent="0cm" style:auto-text-indent="false"/>
      <style:text-properties officeooo:rsid="01123fdb" officeooo:paragraph-rsid="01123fdb"/>
    </style:style>
    <style:style style:name="P187" style:family="paragraph" style:parent-style-name="Text_20_body">
      <style:paragraph-properties fo:margin-left="0cm" fo:margin-right="0cm" fo:text-indent="0cm" style:auto-text-indent="false"/>
      <style:text-properties officeooo:rsid="0065d0ff" officeooo:paragraph-rsid="01107ec0" fo:background-color="#ff3366"/>
    </style:style>
    <style:style style:name="P188" style:family="paragraph" style:parent-style-name="Text_20_body">
      <style:paragraph-properties fo:margin-left="0cm" fo:margin-right="0cm" fo:text-indent="0cm" style:auto-text-indent="false"/>
      <style:text-properties officeooo:rsid="00677f18" officeooo:paragraph-rsid="01107ec0" fo:background-color="#ff3366"/>
    </style:style>
    <style:style style:name="P189" style:family="paragraph" style:parent-style-name="Text_20_body">
      <style:paragraph-properties fo:margin-left="0cm" fo:margin-right="0cm" fo:text-indent="0cm" style:auto-text-indent="false"/>
      <style:text-properties officeooo:rsid="0068c9ec" officeooo:paragraph-rsid="01107ec0" fo:background-color="#ff3366"/>
    </style:style>
    <style:style style:name="P190" style:family="paragraph" style:parent-style-name="Text_20_body">
      <style:paragraph-properties fo:margin-left="0cm" fo:margin-right="0cm" fo:text-indent="0cm" style:auto-text-indent="false"/>
      <style:text-properties officeooo:rsid="006a8d73" officeooo:paragraph-rsid="01107ec0" fo:background-color="#ff3366"/>
    </style:style>
    <style:style style:name="P191" style:family="paragraph" style:parent-style-name="Text_20_body">
      <style:paragraph-properties fo:background-color="#ffff00">
        <style:background-image/>
      </style:paragraph-properties>
      <style:text-properties officeooo:rsid="0075d0f4" officeooo:paragraph-rsid="0075d0f4"/>
    </style:style>
    <style:style style:name="P192" style:family="paragraph" style:parent-style-name="Text_20_body">
      <style:paragraph-properties fo:background-color="#ffff00">
        <style:background-image/>
      </style:paragraph-properties>
      <style:text-properties officeooo:rsid="00768957" officeooo:paragraph-rsid="00768957"/>
    </style:style>
    <style:style style:name="P193" style:family="paragraph" style:parent-style-name="Text_20_body">
      <style:paragraph-properties fo:background-color="#ffff00">
        <style:background-image/>
      </style:paragraph-properties>
      <style:text-properties officeooo:rsid="0077fb02" officeooo:paragraph-rsid="0077fb02"/>
    </style:style>
    <style:style style:name="P194" style:family="paragraph" style:parent-style-name="Text_20_body">
      <style:paragraph-properties fo:background-color="#ffff00">
        <style:background-image/>
      </style:paragraph-properties>
      <style:text-properties officeooo:paragraph-rsid="00798b78"/>
    </style:style>
    <style:style style:name="P195" style:family="paragraph" style:parent-style-name="Heading_20_2">
      <style:text-properties fo:language="en" fo:country="US"/>
    </style:style>
    <style:style style:name="P196" style:family="paragraph" style:parent-style-name="Heading_20_2">
      <style:text-properties fo:language="en" fo:country="US" officeooo:rsid="00c34ec9" officeooo:paragraph-rsid="00123b05"/>
    </style:style>
    <style:style style:name="P197" style:family="paragraph" style:parent-style-name="Heading_20_2">
      <style:text-properties officeooo:paragraph-rsid="00b4d28f"/>
    </style:style>
    <style:style style:name="P198" style:family="paragraph" style:parent-style-name="Heading_20_2">
      <style:text-properties officeooo:rsid="00d4c0b6"/>
    </style:style>
    <style:style style:name="P199" style:family="paragraph" style:parent-style-name="Heading_20_2">
      <style:text-properties officeooo:rsid="0031d752" officeooo:paragraph-rsid="01107ec0" fo:background-color="#ff3366"/>
    </style:style>
    <style:style style:name="P200" style:family="paragraph" style:parent-style-name="Heading_20_2">
      <style:text-properties officeooo:rsid="01594a50" officeooo:paragraph-rsid="01594a50"/>
    </style:style>
    <style:style style:name="P201" style:family="paragraph" style:parent-style-name="Heading_20_2">
      <style:text-properties officeooo:rsid="01594a50" officeooo:paragraph-rsid="015b23f4"/>
    </style:style>
    <style:style style:name="P202" style:family="paragraph" style:parent-style-name="Heading_20_2">
      <style:text-properties officeooo:paragraph-rsid="015b23f4"/>
    </style:style>
    <style:style style:name="P203" style:family="paragraph" style:parent-style-name="Heading_20_1" style:list-style-name=""/>
    <style:style style:name="P204" style:family="paragraph" style:parent-style-name="Heading_20_1" style:list-style-name="">
      <style:text-properties fo:language="en" fo:country="US" officeooo:rsid="0088a29d" officeooo:paragraph-rsid="0088a29d"/>
    </style:style>
    <style:style style:name="P205" style:family="paragraph" style:parent-style-name="Heading_20_1">
      <style:text-properties style:font-name="Arial1" fo:font-size="10pt" fo:language="en" fo:country="US" officeooo:rsid="012fcda2" officeooo:paragraph-rsid="015b23f4" style:font-size-asian="10pt"/>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fo:language="en" fo:country="US"/>
    </style:style>
    <style:style style:name="P208" style:family="paragraph" style:parent-style-name="Heading_20_1">
      <style:paragraph-properties fo:break-before="page"/>
      <style:text-properties fo:language="en" fo:country="US" officeooo:paragraph-rsid="0088a29d"/>
    </style:style>
    <style:style style:name="P209" style:family="paragraph" style:parent-style-name="Heading_20_1">
      <style:paragraph-properties fo:break-before="page"/>
      <style:text-properties fo:language="en" fo:country="US" officeooo:rsid="007edad5" officeooo:paragraph-rsid="007edad5"/>
    </style:style>
    <style:style style:name="P210" style:family="paragraph" style:parent-style-name="Heading_20_1" style:list-style-name="">
      <style:paragraph-properties fo:break-before="page"/>
      <style:text-properties fo:language="en" fo:country="US"/>
    </style:style>
    <style:style style:name="P211" style:family="paragraph" style:parent-style-name="Heading_20_1">
      <style:paragraph-properties fo:break-before="page"/>
      <style:text-properties fo:language="en" fo:country="US" officeooo:paragraph-rsid="00798b78"/>
    </style:style>
    <style:style style:name="P212" style:family="paragraph" style:parent-style-name="Heading_20_1">
      <style:paragraph-properties fo:break-before="page"/>
      <style:text-properties fo:language="en" fo:country="US" officeooo:paragraph-rsid="015b23f4"/>
    </style:style>
    <style:style style:name="P213" style:family="paragraph" style:parent-style-name="Heading_20_3">
      <style:text-properties fo:language="en" fo:country="US"/>
    </style:style>
    <style:style style:name="P214" style:family="paragraph" style:parent-style-name="Heading_20_3">
      <style:text-properties officeooo:paragraph-rsid="00e067c3"/>
    </style:style>
    <style:style style:name="P215" style:family="paragraph" style:parent-style-name="Heading_20_3">
      <style:text-properties officeooo:paragraph-rsid="00ef2e22"/>
    </style:style>
    <style:style style:name="P216" style:family="paragraph" style:parent-style-name="Heading_20_3">
      <style:text-properties officeooo:paragraph-rsid="00ed7610"/>
    </style:style>
    <style:style style:name="P217" style:family="paragraph" style:parent-style-name="Heading_20_3">
      <style:text-properties officeooo:paragraph-rsid="00fec06a"/>
    </style:style>
    <style:style style:name="P218" style:family="paragraph" style:parent-style-name="Heading_20_3">
      <style:text-properties officeooo:paragraph-rsid="0100e32a"/>
    </style:style>
    <style:style style:name="P219" style:family="paragraph" style:parent-style-name="Heading_20_3">
      <style:text-properties officeooo:paragraph-rsid="010bb0b2"/>
    </style:style>
    <style:style style:name="P220" style:family="paragraph" style:parent-style-name="Text_20_body" style:list-style-name="">
      <style:text-properties fo:language="en" fo:country="US" officeooo:rsid="0088a29d" officeooo:paragraph-rsid="0088a29d"/>
    </style:style>
    <style:style style:name="P221" style:family="paragraph" style:parent-style-name="Text_20_body" style:list-style-name="">
      <style:text-properties fo:language="en" fo:country="US" officeooo:rsid="0088a29d" officeooo:paragraph-rsid="008b7e61"/>
    </style:style>
    <style:style style:name="P222" style:family="paragraph" style:parent-style-name="Text_20_body" style:list-style-name="">
      <style:text-properties fo:language="en" fo:country="US" officeooo:rsid="0088a29d" officeooo:paragraph-rsid="00ad31c7"/>
    </style:style>
    <style:style style:name="P223" style:family="paragraph" style:parent-style-name="Text_20_body" style:list-style-name="">
      <style:text-properties fo:language="en" fo:country="US" officeooo:rsid="009eadeb" officeooo:paragraph-rsid="009eadeb"/>
    </style:style>
    <style:style style:name="P224" style:family="paragraph" style:parent-style-name="Text_20_body" style:list-style-name="">
      <style:text-properties fo:language="en" fo:country="US" officeooo:rsid="00d4c0b6" officeooo:paragraph-rsid="00d4c0b6"/>
    </style:style>
    <style:style style:name="P225" style:family="paragraph" style:parent-style-name="Text_20_body" style:list-style-name="">
      <style:text-properties fo:language="en" fo:country="US" officeooo:rsid="0116ef74" officeooo:paragraph-rsid="0116ef74"/>
    </style:style>
    <style:style style:name="P226" style:family="paragraph" style:parent-style-name="Text_20_body" style:list-style-name="">
      <style:text-properties fo:language="en" fo:country="US" officeooo:rsid="0122274d" officeooo:paragraph-rsid="0122274d"/>
    </style:style>
    <style:style style:name="P227" style:family="paragraph" style:parent-style-name="Text_20_body" style:list-style-name="">
      <style:text-properties fo:language="en" fo:country="US" officeooo:rsid="0122274d" officeooo:paragraph-rsid="015b23f4"/>
    </style:style>
    <style:style style:name="P228" style:family="paragraph" style:parent-style-name="Text_20_body" style:list-style-name="L1">
      <style:text-properties fo:language="en" fo:country="US"/>
    </style:style>
    <style:style style:name="P229" style:family="paragraph" style:parent-style-name="Text_20_body" style:list-style-name="L1">
      <style:text-properties fo:language="en" fo:country="US" officeooo:paragraph-rsid="00123b05"/>
    </style:style>
    <style:style style:name="P230" style:family="paragraph" style:parent-style-name="Text_20_body" style:list-style-name="L2">
      <style:text-properties fo:language="en" fo:country="US"/>
    </style:style>
    <style:style style:name="P231" style:family="paragraph" style:parent-style-name="Text_20_body" style:list-style-name="L2">
      <style:text-properties fo:language="en" fo:country="US" officeooo:paragraph-rsid="006db444"/>
    </style:style>
    <style:style style:name="P232" style:family="paragraph" style:parent-style-name="Text_20_body" style:list-style-name="L3">
      <style:text-properties fo:language="en" fo:country="US" officeooo:rsid="0072e75e" officeooo:paragraph-rsid="0073ebf9"/>
    </style:style>
    <style:style style:name="P233" style:family="paragraph" style:parent-style-name="Text_20_body" style:list-style-name="L4">
      <style:text-properties fo:language="en" fo:country="US" officeooo:rsid="00b45000" officeooo:paragraph-rsid="00b45000"/>
    </style:style>
    <style:style style:name="P234" style:family="paragraph" style:parent-style-name="Text_20_body" style:list-style-name="">
      <style:text-properties fo:language="en" fo:country="US"/>
    </style:style>
    <style:style style:name="P235" style:family="paragraph" style:parent-style-name="Text_20_body" style:list-style-name="">
      <style:text-properties fo:language="en" fo:country="US" officeooo:paragraph-rsid="008d7382"/>
    </style:style>
    <style:style style:name="P236" style:family="paragraph" style:parent-style-name="Text_20_body" style:list-style-name="">
      <style:text-properties fo:language="en" fo:country="US" officeooo:paragraph-rsid="008f0908"/>
    </style:style>
    <style:style style:name="P237" style:family="paragraph" style:parent-style-name="Text_20_body" style:list-style-name="">
      <style:text-properties fo:language="en" fo:country="US" officeooo:paragraph-rsid="008fb7c8"/>
    </style:style>
    <style:style style:name="P238" style:family="paragraph" style:parent-style-name="Text_20_body" style:list-style-name="L6">
      <style:text-properties fo:language="en" fo:country="US"/>
    </style:style>
    <style:style style:name="P239" style:family="paragraph" style:parent-style-name="Text_20_body" style:list-style-name="L6">
      <style:text-properties fo:language="en" fo:country="US" officeooo:paragraph-rsid="0018fcd6"/>
    </style:style>
    <style:style style:name="P240" style:family="paragraph" style:parent-style-name="Text_20_body" style:list-style-name="L7">
      <style:text-properties fo:language="en" fo:country="US"/>
    </style:style>
    <style:style style:name="P241" style:family="paragraph" style:parent-style-name="Text_20_body" style:list-style-name="L7">
      <style:text-properties fo:language="en" fo:country="US" officeooo:rsid="00929647" officeooo:paragraph-rsid="00929647"/>
    </style:style>
    <style:style style:name="P242" style:family="paragraph" style:parent-style-name="Text_20_body" style:list-style-name="">
      <style:text-properties fo:language="en" fo:country="US" officeooo:rsid="00929647" officeooo:paragraph-rsid="00929647"/>
    </style:style>
    <style:style style:name="P243" style:family="paragraph" style:parent-style-name="Text_20_body" style:list-style-name="">
      <style:text-properties fo:language="en" fo:country="US" officeooo:rsid="0094367c" officeooo:paragraph-rsid="0094367c"/>
    </style:style>
    <style:style style:name="P244" style:family="paragraph" style:parent-style-name="Text_20_body" style:list-style-name="">
      <style:text-properties fo:language="en" fo:country="US" officeooo:rsid="0094367c" officeooo:paragraph-rsid="0094d5e0"/>
    </style:style>
    <style:style style:name="P245" style:family="paragraph" style:parent-style-name="Text_20_body" style:list-style-name="">
      <style:text-properties fo:language="en" fo:country="US" officeooo:rsid="0094d5e0" officeooo:paragraph-rsid="0094d5e0"/>
    </style:style>
    <style:style style:name="P246" style:family="paragraph" style:parent-style-name="Text_20_body" style:list-style-name="L8">
      <style:text-properties fo:language="en" fo:country="US" officeooo:rsid="0094d5e0" officeooo:paragraph-rsid="0094d5e0"/>
    </style:style>
    <style:style style:name="P247" style:family="paragraph" style:parent-style-name="Text_20_body" style:list-style-name="">
      <style:text-properties fo:language="en" fo:country="US" officeooo:rsid="0095cbcf" officeooo:paragraph-rsid="0095cbcf"/>
    </style:style>
    <style:style style:name="P248" style:family="paragraph" style:parent-style-name="Text_20_body" style:list-style-name="">
      <style:text-properties fo:language="en" fo:country="US" officeooo:rsid="00844b5e" officeooo:paragraph-rsid="0095cbcf" fo:background-color="#ffff00"/>
    </style:style>
    <style:style style:name="P249" style:family="paragraph" style:parent-style-name="Text_20_body" style:list-style-name="">
      <style:text-properties fo:language="en" fo:country="US" officeooo:rsid="0095cbcf" officeooo:paragraph-rsid="0095cbcf" fo:background-color="#ffff00"/>
    </style:style>
    <style:style style:name="P250" style:family="paragraph" style:parent-style-name="Text_20_body" style:list-style-name="L10">
      <style:text-properties fo:language="en" fo:country="US" officeooo:rsid="00c34ec9" officeooo:paragraph-rsid="00c34ec9"/>
    </style:style>
    <style:style style:name="P251" style:family="paragraph" style:parent-style-name="Text_20_body" style:list-style-name="L11">
      <style:text-properties fo:language="en" fo:country="US" officeooo:rsid="00c3a8fe" officeooo:paragraph-rsid="00c3a8fe"/>
    </style:style>
    <style:style style:name="P252" style:family="paragraph" style:parent-style-name="Text_20_body" style:list-style-name="L17">
      <style:text-properties fo:language="en" fo:country="US" officeooo:rsid="004e38c3" officeooo:paragraph-rsid="004e38c3"/>
    </style:style>
    <style:style style:name="P253" style:family="paragraph" style:parent-style-name="Text_20_body" style:list-style-name="L17">
      <style:text-properties fo:language="en" fo:country="US" officeooo:rsid="004e6a52" officeooo:paragraph-rsid="004e6a52"/>
    </style:style>
    <style:style style:name="P254" style:family="paragraph" style:parent-style-name="Text_20_body" style:list-style-name="L20">
      <style:text-properties fo:language="en" fo:country="US" officeooo:rsid="01279f14" officeooo:paragraph-rsid="01279f14"/>
    </style:style>
    <style:style style:name="P255" style:family="paragraph" style:parent-style-name="Text_20_body" style:list-style-name="L20">
      <style:text-properties fo:language="en" fo:country="US" officeooo:rsid="0127e099" officeooo:paragraph-rsid="0127e099"/>
    </style:style>
    <style:style style:name="P256" style:family="paragraph" style:parent-style-name="Text_20_body" style:list-style-name="L20">
      <style:text-properties fo:language="en" fo:country="US" officeooo:rsid="0127e099" officeooo:paragraph-rsid="0129abf2"/>
    </style:style>
    <style:style style:name="P257" style:family="paragraph" style:parent-style-name="Text_20_body" style:list-style-name="L20">
      <style:text-properties fo:language="en" fo:country="US" officeooo:rsid="0128f775" officeooo:paragraph-rsid="0128f775"/>
    </style:style>
    <style:style style:name="P258" style:family="paragraph" style:parent-style-name="Text_20_body" style:list-style-name="L20">
      <style:text-properties fo:language="en" fo:country="US" officeooo:rsid="0129abf2" officeooo:paragraph-rsid="0129abf2"/>
    </style:style>
    <style:style style:name="P259" style:family="paragraph" style:parent-style-name="Text_20_body" style:list-style-name="L20">
      <style:text-properties fo:language="en" fo:country="US" officeooo:rsid="012c0925" officeooo:paragraph-rsid="012c0925"/>
    </style:style>
    <style:style style:name="P260" style:family="paragraph" style:parent-style-name="Text_20_body">
      <style:text-properties fo:language="en" fo:country="US" officeooo:rsid="014b746b" officeooo:paragraph-rsid="014b746b"/>
    </style:style>
    <style:style style:name="P261" style:family="paragraph" style:parent-style-name="Text_20_body">
      <style:text-properties fo:language="en" fo:country="US" officeooo:rsid="014b746b" officeooo:paragraph-rsid="015b23f4"/>
    </style:style>
    <style:style style:name="P262" style:family="paragraph" style:parent-style-name="Text_20_body" style:list-style-name="L23">
      <style:text-properties fo:language="en" fo:country="US" officeooo:rsid="014c23c2" officeooo:paragraph-rsid="015af55d"/>
    </style:style>
    <style:style style:name="P263" style:family="paragraph" style:parent-style-name="Text_20_body" style:list-style-name="L24">
      <style:text-properties fo:language="en" fo:country="US" officeooo:rsid="014c23c2" officeooo:paragraph-rsid="015b23f4"/>
    </style:style>
    <style:style style:name="P264" style:family="paragraph" style:parent-style-name="Text_20_body" style:list-style-name="L1">
      <style:text-properties officeooo:paragraph-rsid="00123b05"/>
    </style:style>
    <style:style style:name="P265" style:family="paragraph" style:parent-style-name="Text_20_body" style:list-style-name="L2"/>
    <style:style style:name="P266" style:family="paragraph" style:parent-style-name="Text_20_body" style:list-style-name="L3">
      <style:text-properties officeooo:paragraph-rsid="0073ebf9"/>
    </style:style>
    <style:style style:name="P267" style:family="paragraph" style:parent-style-name="Text_20_body" style:list-style-name="L3">
      <style:text-properties officeooo:rsid="0073ebf9" officeooo:paragraph-rsid="0073ebf9"/>
    </style:style>
    <style:style style:name="P268" style:family="paragraph" style:parent-style-name="Text_20_body" style:list-style-name="L5">
      <style:text-properties officeooo:paragraph-rsid="00859060"/>
    </style:style>
    <style:style style:name="P269" style:family="paragraph" style:parent-style-name="Text_20_body" style:list-style-name="L5">
      <style:text-properties officeooo:paragraph-rsid="00874c2f"/>
    </style:style>
    <style:style style:name="P270" style:family="paragraph" style:parent-style-name="Text_20_body" style:list-style-name="L5">
      <style:text-properties officeooo:rsid="00859060" officeooo:paragraph-rsid="00874c2f"/>
    </style:style>
    <style:style style:name="P271" style:family="paragraph" style:parent-style-name="Text_20_body" style:list-style-name="L5">
      <style:text-properties officeooo:rsid="00874c2f" officeooo:paragraph-rsid="00874c2f"/>
    </style:style>
    <style:style style:name="P272" style:family="paragraph" style:parent-style-name="Text_20_body" style:list-style-name="L5">
      <style:text-properties fo:font-weight="bold" officeooo:rsid="00874c2f" officeooo:paragraph-rsid="00874c2f" style:font-weight-asian="bold" style:font-weight-complex="bold"/>
    </style:style>
    <style:style style:name="P273" style:family="paragraph" style:parent-style-name="Text_20_body" style:list-style-name="L9">
      <style:text-properties fo:font-weight="bold" officeooo:paragraph-rsid="009640e2" style:font-weight-asian="bold" style:font-weight-complex="bold"/>
    </style:style>
    <style:style style:name="P274" style:family="paragraph" style:parent-style-name="Text_20_body" style:list-style-name="L9">
      <style:text-properties fo:font-weight="bold" officeooo:rsid="009640e2" officeooo:paragraph-rsid="00981cca" style:font-weight-asian="bold" style:font-weight-complex="bold"/>
    </style:style>
    <style:style style:name="P275" style:family="paragraph" style:parent-style-name="Text_20_body" style:list-style-name="L9">
      <style:text-properties fo:font-weight="bold" officeooo:rsid="00981cca" officeooo:paragraph-rsid="00981cca" style:font-weight-asian="bold" style:font-weight-complex="bold"/>
    </style:style>
    <style:style style:name="P276" style:family="paragraph" style:parent-style-name="Text_20_body" style:list-style-name="L9">
      <style:text-properties fo:font-weight="bold" officeooo:rsid="00981cca" officeooo:paragraph-rsid="009961f3" style:font-weight-asian="bold" style:font-weight-complex="bold"/>
    </style:style>
    <style:style style:name="P277" style:family="paragraph" style:parent-style-name="Text_20_body" style:list-style-name="L19">
      <style:text-properties fo:font-weight="bold" officeooo:paragraph-rsid="01107ec0" style:font-weight-asian="bold" style:font-weight-complex="bold"/>
    </style:style>
    <style:style style:name="P278" style:family="paragraph" style:parent-style-name="Text_20_body" style:list-style-name="L19">
      <style:text-properties fo:font-weight="bold" officeooo:paragraph-rsid="01112d9b" style:font-weight-asian="bold" style:font-weight-complex="bold"/>
    </style:style>
    <style:style style:name="P279" style:family="paragraph" style:parent-style-name="Text_20_body" style:list-style-name="">
      <style:text-properties officeooo:rsid="0095cbcf" officeooo:paragraph-rsid="0095cbcf"/>
    </style:style>
    <style:style style:name="P280" style:family="paragraph" style:parent-style-name="Text_20_body" style:list-style-name="">
      <style:text-properties officeooo:rsid="00844b5e" officeooo:paragraph-rsid="00a74e8a"/>
    </style:style>
    <style:style style:name="P281" style:family="paragraph" style:parent-style-name="Text_20_body" style:list-style-name="L9">
      <style:text-properties officeooo:paragraph-rsid="009c0b66"/>
    </style:style>
    <style:style style:name="P282" style:family="paragraph" style:parent-style-name="Text_20_body" style:list-style-name="L10">
      <style:text-properties officeooo:rsid="00c34ec9" officeooo:paragraph-rsid="00c34ec9"/>
    </style:style>
    <style:style style:name="P283" style:family="paragraph" style:parent-style-name="Text_20_body" style:list-style-name="L12">
      <style:text-properties officeooo:rsid="00c7a408" officeooo:paragraph-rsid="00c8c7f2"/>
    </style:style>
    <style:style style:name="P284" style:family="paragraph" style:parent-style-name="Text_20_body" style:list-style-name="L12">
      <style:text-properties officeooo:rsid="00c7a408" officeooo:paragraph-rsid="00ce70fc"/>
    </style:style>
    <style:style style:name="P285" style:family="paragraph" style:parent-style-name="Text_20_body" style:list-style-name="L12">
      <style:text-properties officeooo:rsid="00c7a408" officeooo:paragraph-rsid="00d01331"/>
    </style:style>
    <style:style style:name="P286" style:family="paragraph" style:parent-style-name="Text_20_body" style:list-style-name="L13">
      <style:text-properties officeooo:rsid="00c9ea9f" officeooo:paragraph-rsid="00c9ea9f"/>
    </style:style>
    <style:style style:name="P287" style:family="paragraph" style:parent-style-name="Text_20_body" style:list-style-name="L14">
      <style:text-properties officeooo:rsid="00d59147" officeooo:paragraph-rsid="00d59147"/>
    </style:style>
    <style:style style:name="P288" style:family="paragraph" style:parent-style-name="Text_20_body" style:list-style-name="L15">
      <style:text-properties officeooo:rsid="00dda751" officeooo:paragraph-rsid="00dda751"/>
    </style:style>
    <style:style style:name="P289" style:family="paragraph" style:parent-style-name="Text_20_body" style:list-style-name="L16">
      <style:text-properties officeooo:rsid="00ef2e22" officeooo:paragraph-rsid="00ef2e22"/>
    </style:style>
    <style:style style:name="P290" style:family="paragraph" style:parent-style-name="Text_20_body" style:list-style-name="L17">
      <style:text-properties officeooo:rsid="004e38c3" officeooo:paragraph-rsid="004e38c3"/>
    </style:style>
    <style:style style:name="P291" style:family="paragraph" style:parent-style-name="Text_20_body" style:list-style-name="L17">
      <style:text-properties officeooo:rsid="004e6a52" officeooo:paragraph-rsid="004e6a52"/>
    </style:style>
    <style:style style:name="P292" style:family="paragraph" style:parent-style-name="Text_20_body" style:list-style-name="L18">
      <style:text-properties officeooo:paragraph-rsid="01053a28"/>
    </style:style>
    <style:style style:name="P293" style:family="paragraph" style:parent-style-name="Text_20_body" style:list-style-name="L18">
      <style:text-properties officeooo:paragraph-rsid="010577d6"/>
    </style:style>
    <style:style style:name="P294" style:family="paragraph" style:parent-style-name="Text_20_body" style:list-style-name="L18">
      <style:text-properties officeooo:rsid="01053a28" officeooo:paragraph-rsid="010577d6"/>
    </style:style>
    <style:style style:name="P295" style:family="paragraph" style:parent-style-name="Text_20_body" style:list-style-name="L21">
      <style:text-properties officeooo:rsid="01336ed0" officeooo:paragraph-rsid="01336ed0"/>
    </style:style>
    <style:style style:name="P296" style:family="paragraph" style:parent-style-name="Text_20_body" style:list-style-name="L21">
      <style:text-properties officeooo:rsid="01341d5c" officeooo:paragraph-rsid="01341d5c"/>
    </style:style>
    <style:style style:name="P297" style:family="paragraph" style:parent-style-name="Text_20_body" style:list-style-name="L21">
      <style:text-properties officeooo:rsid="0135332f" officeooo:paragraph-rsid="0135332f"/>
    </style:style>
    <style:style style:name="P298" style:family="paragraph" style:parent-style-name="Text_20_body" style:list-style-name="L21">
      <style:text-properties officeooo:rsid="01373cd5" officeooo:paragraph-rsid="01373cd5"/>
    </style:style>
    <style:style style:name="P299" style:family="paragraph" style:parent-style-name="Text_20_body" style:list-style-name="L21">
      <style:text-properties officeooo:rsid="01390b0c" officeooo:paragraph-rsid="01390b0c"/>
    </style:style>
    <style:style style:name="P300" style:family="paragraph" style:parent-style-name="Text_20_body" style:list-style-name="L21">
      <style:text-properties officeooo:rsid="013aff27" officeooo:paragraph-rsid="0141b9b4"/>
    </style:style>
    <style:style style:name="P301" style:family="paragraph" style:parent-style-name="Text_20_body" style:list-style-name="L21">
      <style:text-properties officeooo:rsid="013d1369" officeooo:paragraph-rsid="013d1369"/>
    </style:style>
    <style:style style:name="P302" style:family="paragraph" style:parent-style-name="Text_20_body" style:list-style-name="L21">
      <style:text-properties officeooo:rsid="013f3974" officeooo:paragraph-rsid="013f3974"/>
    </style:style>
    <style:style style:name="P303" style:family="paragraph" style:parent-style-name="Text_20_body" style:list-style-name="L21">
      <style:text-properties officeooo:rsid="01406f90" officeooo:paragraph-rsid="01406f90"/>
    </style:style>
    <style:style style:name="P304" style:family="paragraph" style:parent-style-name="Text_20_body" style:list-style-name="L21">
      <style:text-properties officeooo:rsid="01406f90" officeooo:paragraph-rsid="015a1785"/>
    </style:style>
    <style:style style:name="P305" style:family="paragraph" style:parent-style-name="Text_20_body">
      <style:text-properties officeooo:rsid="0133299c" officeooo:paragraph-rsid="0155252f"/>
    </style:style>
    <style:style style:name="P306" style:family="paragraph" style:parent-style-name="Text_20_body">
      <style:text-properties officeooo:rsid="0133299c" officeooo:paragraph-rsid="015b23f4"/>
    </style:style>
    <style:style style:name="P307" style:family="paragraph" style:parent-style-name="Text_20_body">
      <style:text-properties officeooo:rsid="014bbaea" officeooo:paragraph-rsid="015721b7"/>
    </style:style>
    <style:style style:name="P308" style:family="paragraph" style:parent-style-name="Text_20_body">
      <style:text-properties officeooo:rsid="014bbaea" officeooo:paragraph-rsid="01594a50"/>
    </style:style>
    <style:style style:name="P309" style:family="paragraph" style:parent-style-name="Text_20_body">
      <style:text-properties officeooo:rsid="014bbaea" officeooo:paragraph-rsid="015b23f4"/>
    </style:style>
    <style:style style:name="P310" style:family="paragraph" style:parent-style-name="Text_20_body" style:list-style-name="L22">
      <style:text-properties officeooo:paragraph-rsid="015721b7"/>
    </style:style>
    <style:style style:name="P311" style:family="paragraph" style:parent-style-name="Text_20_body" style:list-style-name="L22">
      <style:text-properties officeooo:paragraph-rsid="015b23f4"/>
    </style:style>
    <style:style style:name="P312" style:family="paragraph" style:parent-style-name="Text_20_body" style:list-style-name="L23">
      <style:text-properties officeooo:rsid="015a1785" officeooo:paragraph-rsid="015a1785"/>
    </style:style>
    <style:style style:name="P313" style:family="paragraph" style:parent-style-name="Text_20_body" style:list-style-name="L24">
      <style:text-properties officeooo:rsid="015a1785" officeooo:paragraph-rsid="015b23f4"/>
    </style:style>
    <style:style style:name="P314" style:family="paragraph" style:parent-style-name="Text_20_body" style:list-style-name="L23">
      <style:text-properties officeooo:rsid="015af55d" officeooo:paragraph-rsid="015af55d"/>
    </style:style>
    <style:style style:name="P315" style:family="paragraph" style:parent-style-name="Text_20_body">
      <style:text-properties officeooo:rsid="015af55d" officeooo:paragraph-rsid="015af55d"/>
    </style:style>
    <style:style style:name="P316" style:family="paragraph" style:parent-style-name="Text_20_body" style:list-style-name="L24">
      <style:text-properties officeooo:rsid="015af55d" officeooo:paragraph-rsid="015b23f4"/>
    </style:style>
    <style:style style:name="P317" style:family="paragraph" style:parent-style-name="Text_20_body">
      <style:text-properties officeooo:rsid="015af55d" officeooo:paragraph-rsid="015b23f4"/>
    </style:style>
    <style:style style:name="P318" style:family="paragraph" style:parent-style-name="Text_20_body">
      <style:text-properties style:font-name="Arial1" fo:font-size="10pt" officeooo:rsid="012fcda2" officeooo:paragraph-rsid="012fcda2" style:font-size-asian="10pt"/>
    </style:style>
    <style:style style:name="P319" style:family="paragraph" style:parent-style-name="Text_20_body" style:list-style-name="">
      <style:text-properties officeooo:paragraph-rsid="0122274d"/>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edad5"/>
    </style:style>
    <style:style style:name="T15" style:family="text">
      <style:text-properties fo:language="en" fo:country="US" officeooo:rsid="007eebc4"/>
    </style:style>
    <style:style style:name="T16" style:family="text">
      <style:text-properties fo:language="en" fo:country="US" officeooo:rsid="0080398e"/>
    </style:style>
    <style:style style:name="T17" style:family="text">
      <style:text-properties fo:language="en" fo:country="US" officeooo:rsid="00817f44"/>
    </style:style>
    <style:style style:name="T18" style:family="text">
      <style:text-properties fo:language="en" fo:country="US" fo:background-color="#ffff00" loext:char-shading-value="0"/>
    </style:style>
    <style:style style:name="T19" style:family="text">
      <style:text-properties fo:language="en" fo:country="US" officeooo:rsid="0095cbcf" fo:background-color="#ffff00" loext:char-shading-value="0"/>
    </style:style>
    <style:style style:name="T20" style:family="text">
      <style:text-properties fo:language="en" fo:country="US" officeooo:rsid="00a74e8a" fo:background-color="#ffff00" loext:char-shading-value="0"/>
    </style:style>
    <style:style style:name="T21" style:family="text">
      <style:text-properties fo:language="en" fo:country="US" officeooo:rsid="00a99a09"/>
    </style:style>
    <style:style style:name="T22" style:family="text">
      <style:text-properties fo:language="en" fo:country="US" officeooo:rsid="00aa4a26"/>
    </style:style>
    <style:style style:name="T23" style:family="text">
      <style:text-properties fo:language="en" fo:country="US" officeooo:rsid="00c1829b"/>
    </style:style>
    <style:style style:name="T24" style:family="text">
      <style:text-properties fo:language="en" fo:country="US" officeooo:rsid="00df2f23"/>
    </style:style>
    <style:style style:name="T25" style:family="text">
      <style:text-properties fo:language="en" fo:country="US" officeooo:rsid="003d4953"/>
    </style:style>
    <style:style style:name="T26" style:family="text">
      <style:text-properties fo:language="en" fo:country="US" officeooo:rsid="00f5b543"/>
    </style:style>
    <style:style style:name="T27" style:family="text">
      <style:text-properties fo:language="en" fo:country="US" officeooo:rsid="0101abdb"/>
    </style:style>
    <style:style style:name="T28" style:family="text">
      <style:text-properties fo:language="en" fo:country="US" officeooo:rsid="01036702"/>
    </style:style>
    <style:style style:name="T29" style:family="text">
      <style:text-properties fo:language="en" fo:country="US" officeooo:rsid="012cb661"/>
    </style:style>
    <style:style style:name="T30" style:family="text">
      <style:text-properties fo:language="en" fo:country="US" officeooo:rsid="01336ed0"/>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14399e5" style:font-weight-asian="bold" style:font-weight-complex="bold"/>
    </style:style>
    <style:style style:name="T33" style:family="text">
      <style:text-properties fo:language="en" fo:country="US" fo:font-weight="bold" officeooo:rsid="01336ed0" style:font-weight-asian="bold" style:font-weight-complex="bold"/>
    </style:style>
    <style:style style:name="T34" style:family="text">
      <style:text-properties fo:language="en" fo:country="US" fo:font-weight="bold" officeooo:rsid="014c23c2" style:font-weight-asian="bold" style:font-weight-complex="bold"/>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1341d5c" style:font-weight-asian="normal" style:font-weight-complex="normal"/>
    </style:style>
    <style:style style:name="T37" style:family="text">
      <style:text-properties fo:language="en" fo:country="US" fo:font-weight="normal" officeooo:rsid="0135332f" style:font-weight-asian="normal" style:font-weight-complex="normal"/>
    </style:style>
    <style:style style:name="T38" style:family="text">
      <style:text-properties fo:language="en" fo:country="US" fo:font-weight="normal" officeooo:rsid="013629af" style:font-weight-asian="normal" style:font-weight-complex="normal"/>
    </style:style>
    <style:style style:name="T39" style:family="text">
      <style:text-properties fo:language="en" fo:country="US" fo:font-weight="normal" officeooo:rsid="01373cd5" style:font-weight-asian="normal" style:font-weight-complex="normal"/>
    </style:style>
    <style:style style:name="T40" style:family="text">
      <style:text-properties fo:language="en" fo:country="US" fo:font-weight="normal" officeooo:rsid="01373d4c" style:font-weight-asian="normal" style:font-weight-complex="normal"/>
    </style:style>
    <style:style style:name="T41" style:family="text">
      <style:text-properties fo:language="en" fo:country="US" fo:font-weight="normal" officeooo:rsid="0139cc10" style:font-weight-asian="normal" style:font-weight-complex="normal"/>
    </style:style>
    <style:style style:name="T42" style:family="text">
      <style:text-properties fo:language="en" fo:country="US" fo:font-weight="normal" officeooo:rsid="013bedc9" style:font-weight-asian="normal" style:font-weight-complex="normal"/>
    </style:style>
    <style:style style:name="T43" style:family="text">
      <style:text-properties fo:language="en" fo:country="US" fo:font-weight="normal" officeooo:rsid="013d1369" style:font-weight-asian="normal" style:font-weight-complex="normal"/>
    </style:style>
    <style:style style:name="T44" style:family="text">
      <style:text-properties fo:language="en" fo:country="US" fo:font-weight="normal" officeooo:rsid="013d8361" style:font-weight-asian="normal" style:font-weight-complex="normal"/>
    </style:style>
    <style:style style:name="T45" style:family="text">
      <style:text-properties fo:language="en" fo:country="US" fo:font-weight="normal" officeooo:rsid="01406f90" style:font-weight-asian="normal" style:font-weight-complex="normal"/>
    </style:style>
    <style:style style:name="T46" style:family="text">
      <style:text-properties fo:language="en" fo:country="US" fo:font-weight="normal" officeooo:rsid="0141b9b4" style:font-weight-asian="normal" style:font-weight-complex="normal"/>
    </style:style>
    <style:style style:name="T47" style:family="text">
      <style:text-properties fo:language="en" fo:country="US" fo:font-weight="normal" officeooo:rsid="014399e5" style:font-weight-asian="normal" style:font-weight-complex="normal"/>
    </style:style>
    <style:style style:name="T48" style:family="text">
      <style:text-properties fo:language="en" fo:country="US" fo:font-weight="normal" officeooo:rsid="014410ce" style:font-weight-asian="normal" style:font-weight-complex="normal"/>
    </style:style>
    <style:style style:name="T49" style:family="text">
      <style:text-properties fo:language="en" fo:country="US" fo:font-weight="normal" officeooo:rsid="0146dca7" style:font-weight-asian="normal" style:font-weight-complex="normal"/>
    </style:style>
    <style:style style:name="T50" style:family="text">
      <style:text-properties fo:language="en" fo:country="US" fo:font-weight="normal" officeooo:rsid="01336ed0" style:font-weight-asian="normal" style:font-weight-complex="normal"/>
    </style:style>
    <style:style style:name="T51" style:family="text">
      <style:text-properties fo:language="en" fo:country="US" fo:font-weight="normal" officeooo:rsid="015a1785" style:font-weight-asian="normal" style:font-weight-complex="normal"/>
    </style:style>
    <style:style style:name="T52" style:family="text">
      <style:text-properties fo:language="en" fo:country="US" officeooo:rsid="01341d5c"/>
    </style:style>
    <style:style style:name="T53" style:family="text">
      <style:text-properties fo:language="en" fo:country="US" officeooo:rsid="013629af"/>
    </style:style>
    <style:style style:name="T54" style:family="text">
      <style:text-properties fo:language="en" fo:country="US" officeooo:rsid="0141b9b4"/>
    </style:style>
    <style:style style:name="T55" style:family="text">
      <style:text-properties fo:language="en" fo:country="US" officeooo:rsid="01490c74"/>
    </style:style>
    <style:style style:name="T56" style:family="text">
      <style:text-properties fo:language="en" fo:country="US" officeooo:rsid="014c23c2"/>
    </style:style>
    <style:style style:name="T57" style:family="text">
      <style:text-properties fo:language="en" fo:country="US" officeooo:rsid="0155252f"/>
    </style:style>
    <style:style style:name="T58" style:family="text">
      <style:text-properties fo:language="en" fo:country="US" officeooo:rsid="015721b7"/>
    </style:style>
    <style:style style:name="T59" style:family="text">
      <style:text-properties fo:language="en" fo:country="US" officeooo:rsid="01590baa"/>
    </style:style>
    <style:style style:name="T60" style:family="text">
      <style:text-properties fo:language="en" fo:country="US" officeooo:rsid="01594a50"/>
    </style:style>
    <style:style style:name="T61" style:family="text">
      <style:text-properties fo:language="en" fo:country="US" officeooo:rsid="015af55d"/>
    </style:style>
    <style:style style:name="T62" style:family="text">
      <style:text-properties fo:language="en" fo:country="US" officeooo:rsid="014e0497"/>
    </style:style>
    <style:style style:name="T63" style:family="text">
      <style:text-properties fo:language="en" fo:country="US" officeooo:rsid="014f762b"/>
    </style:style>
    <style:style style:name="T64" style:family="text">
      <style:text-properties fo:language="en" fo:country="US" officeooo:rsid="015b23f4"/>
    </style:style>
    <style:style style:name="T65" style:family="text">
      <style:text-properties fo:language="en" fo:country="US" officeooo:rsid="0122274d"/>
    </style:style>
    <style:style style:name="T66" style:family="text">
      <style:text-properties fo:language="en" fo:country="US" officeooo:rsid="01468646"/>
    </style:style>
    <style:style style:name="T67" style:family="text">
      <style:text-properties officeooo:rsid="0018597b"/>
    </style:style>
    <style:style style:name="T68" style:family="text">
      <style:text-properties officeooo:rsid="001a36af"/>
    </style:style>
    <style:style style:name="T69" style:family="text">
      <style:text-properties officeooo:rsid="001e6a64"/>
    </style:style>
    <style:style style:name="T70" style:family="text">
      <style:text-properties officeooo:rsid="00283cc1"/>
    </style:style>
    <style:style style:name="T71" style:family="text">
      <style:text-properties officeooo:rsid="002a3552"/>
    </style:style>
    <style:style style:name="T72" style:family="text">
      <style:text-properties officeooo:rsid="002a79cd"/>
    </style:style>
    <style:style style:name="T73" style:family="text">
      <style:text-properties officeooo:rsid="0035f8d2"/>
    </style:style>
    <style:style style:name="T74" style:family="text">
      <style:text-properties officeooo:rsid="00364a08"/>
    </style:style>
    <style:style style:name="T75" style:family="text">
      <style:text-properties officeooo:rsid="003c1b14"/>
    </style:style>
    <style:style style:name="T76" style:family="text">
      <style:text-properties officeooo:rsid="00403782"/>
    </style:style>
    <style:style style:name="T77" style:family="text">
      <style:text-properties officeooo:rsid="0041571f"/>
    </style:style>
    <style:style style:name="T78" style:family="text">
      <style:text-properties officeooo:rsid="004301b8"/>
    </style:style>
    <style:style style:name="T79" style:family="text">
      <style:text-properties officeooo:rsid="0047ce26"/>
    </style:style>
    <style:style style:name="T80" style:family="text">
      <style:text-properties officeooo:rsid="00480c8c"/>
    </style:style>
    <style:style style:name="T81" style:family="text">
      <style:text-properties officeooo:rsid="004c0dd7"/>
    </style:style>
    <style:style style:name="T82" style:family="text">
      <style:text-properties officeooo:rsid="004d59f3"/>
    </style:style>
    <style:style style:name="T83" style:family="text">
      <style:text-properties officeooo:rsid="004e38c3"/>
    </style:style>
    <style:style style:name="T84" style:family="text">
      <style:text-properties officeooo:rsid="0050ee9a"/>
    </style:style>
    <style:style style:name="T85" style:family="text">
      <style:text-properties officeooo:rsid="0054e95c"/>
    </style:style>
    <style:style style:name="T86" style:family="text">
      <style:text-properties officeooo:rsid="00570450"/>
    </style:style>
    <style:style style:name="T87" style:family="text">
      <style:text-properties officeooo:rsid="0059e783"/>
    </style:style>
    <style:style style:name="T88" style:family="text">
      <style:text-properties officeooo:rsid="005cbae6"/>
    </style:style>
    <style:style style:name="T89" style:family="text">
      <style:text-properties officeooo:rsid="005da713"/>
    </style:style>
    <style:style style:name="T90" style:family="text">
      <style:text-properties officeooo:rsid="00614c69"/>
    </style:style>
    <style:style style:name="T91" style:family="text">
      <style:text-properties officeooo:rsid="0063175a"/>
    </style:style>
    <style:style style:name="T92" style:family="text">
      <style:text-properties officeooo:rsid="002e6634"/>
    </style:style>
    <style:style style:name="T93" style:family="text">
      <style:text-properties officeooo:rsid="006479e9"/>
    </style:style>
    <style:style style:name="T94" style:family="text">
      <style:text-properties officeooo:rsid="0065cf0c"/>
    </style:style>
    <style:style style:name="T95" style:family="text">
      <style:text-properties officeooo:rsid="006a8d73"/>
    </style:style>
    <style:style style:name="T96" style:family="text">
      <style:text-properties officeooo:rsid="006bd283"/>
    </style:style>
    <style:style style:name="T97" style:family="text">
      <style:text-properties officeooo:rsid="006c34c3"/>
    </style:style>
    <style:style style:name="T98" style:family="text">
      <style:text-properties officeooo:rsid="006db444"/>
    </style:style>
    <style:style style:name="T99" style:family="text">
      <style:text-properties officeooo:rsid="0072e75e"/>
    </style:style>
    <style:style style:name="T100" style:family="text">
      <style:text-properties officeooo:rsid="0077fb02"/>
    </style:style>
    <style:style style:name="T101" style:family="text">
      <style:text-properties officeooo:rsid="00798b78"/>
    </style:style>
    <style:style style:name="T102" style:family="text">
      <style:text-properties officeooo:rsid="007adf7a"/>
    </style:style>
    <style:style style:name="T103" style:family="text">
      <style:text-properties officeooo:rsid="007bd582"/>
    </style:style>
    <style:style style:name="T104" style:family="text">
      <style:text-properties officeooo:rsid="007c3fb1"/>
    </style:style>
    <style:style style:name="T105" style:family="text">
      <style:text-properties officeooo:rsid="00817f44"/>
    </style:style>
    <style:style style:name="T106" style:family="text">
      <style:text-properties officeooo:rsid="0083250a"/>
    </style:style>
    <style:style style:name="T107" style:family="text">
      <style:text-properties officeooo:rsid="00844b5e"/>
    </style:style>
    <style:style style:name="T108" style:family="text">
      <style:text-properties officeooo:rsid="00859060"/>
    </style:style>
    <style:style style:name="T109" style:family="text">
      <style:text-properties fo:font-weight="bold" style:font-weight-asian="bold" style:font-weight-complex="bold"/>
    </style:style>
    <style:style style:name="T110" style:family="text">
      <style:text-properties fo:font-weight="bold" officeooo:rsid="00859060" style:font-weight-asian="bold" style:font-weight-complex="bold"/>
    </style:style>
    <style:style style:name="T111" style:family="text">
      <style:text-properties fo:font-weight="bold" officeooo:rsid="00874c2f" style:font-weight-asian="bold" style:font-weight-complex="bold"/>
    </style:style>
    <style:style style:name="T112" style:family="text">
      <style:text-properties fo:font-weight="bold" officeooo:rsid="009640e2" style:font-weight-asian="bold" style:font-weight-complex="bold"/>
    </style:style>
    <style:style style:name="T113" style:family="text">
      <style:text-properties fo:font-weight="bold" officeooo:rsid="00faf2d7" style:font-weight-asian="bold" style:font-weight-complex="bold"/>
    </style:style>
    <style:style style:name="T114" style:family="text">
      <style:text-properties fo:font-weight="bold" officeooo:rsid="01053a28" style:font-weight-asian="bold" style:font-weight-complex="bold"/>
    </style:style>
    <style:style style:name="T115" style:family="text">
      <style:text-properties fo:font-weight="bold" officeooo:rsid="010577d6" style:font-weight-asian="bold" style:font-weight-complex="bold"/>
    </style:style>
    <style:style style:name="T116" style:family="text">
      <style:text-properties officeooo:rsid="00874c2f"/>
    </style:style>
    <style:style style:name="T117" style:family="text">
      <style:text-properties fo:font-weight="normal" style:font-weight-asian="normal" style:font-weight-complex="normal"/>
    </style:style>
    <style:style style:name="T118" style:family="text">
      <style:text-properties fo:font-weight="normal" officeooo:rsid="009640e2" style:font-weight-asian="normal" style:font-weight-complex="normal"/>
    </style:style>
    <style:style style:name="T119" style:family="text">
      <style:text-properties fo:font-weight="normal" officeooo:rsid="00874c2f" style:font-weight-asian="normal" style:font-weight-complex="normal"/>
    </style:style>
    <style:style style:name="T120" style:family="text">
      <style:text-properties fo:font-weight="normal" officeooo:rsid="00981cca" style:font-weight-asian="normal" style:font-weight-complex="normal"/>
    </style:style>
    <style:style style:name="T121" style:family="text">
      <style:text-properties fo:font-weight="normal" officeooo:rsid="009961f3" style:font-weight-asian="normal" style:font-weight-complex="normal"/>
    </style:style>
    <style:style style:name="T122" style:family="text">
      <style:text-properties fo:font-weight="normal" officeooo:rsid="009c0b66" style:font-weight-asian="normal" style:font-weight-complex="normal"/>
    </style:style>
    <style:style style:name="T123" style:family="text">
      <style:text-properties fo:font-weight="normal" officeooo:rsid="009de7b9" style:font-weight-asian="normal" style:font-weight-complex="normal"/>
    </style:style>
    <style:style style:name="T124" style:family="text">
      <style:text-properties fo:font-weight="normal" officeooo:rsid="01107ec0" style:font-weight-asian="normal" style:font-weight-complex="normal"/>
    </style:style>
    <style:style style:name="T125" style:family="text">
      <style:text-properties fo:font-weight="normal" officeooo:rsid="01112d9b" style:font-weight-asian="normal" style:font-weight-complex="normal"/>
    </style:style>
    <style:style style:name="T126" style:family="text">
      <style:text-properties fo:font-weight="normal" officeooo:rsid="003c1b14" style:font-weight-asian="normal" style:font-weight-complex="normal"/>
    </style:style>
    <style:style style:name="T127" style:family="text">
      <style:text-properties fo:font-weight="normal" officeooo:rsid="0115213d" style:font-weight-asian="normal" style:font-weight-complex="normal"/>
    </style:style>
    <style:style style:name="T128" style:family="text">
      <style:text-properties fo:font-weight="normal" officeooo:rsid="01168d80" style:font-weight-asian="normal" style:font-weight-complex="normal"/>
    </style:style>
    <style:style style:name="T129" style:family="text">
      <style:text-properties fo:font-weight="normal" officeooo:rsid="012b2438" style:font-weight-asian="normal" style:font-weight-complex="normal"/>
    </style:style>
    <style:style style:name="T130" style:family="text">
      <style:text-properties fo:font-weight="normal" officeooo:rsid="012c0925" style:font-weight-asian="normal" style:font-weight-complex="normal"/>
    </style:style>
    <style:style style:name="T131" style:family="text">
      <style:text-properties officeooo:rsid="008b7e61"/>
    </style:style>
    <style:style style:name="T132" style:family="text">
      <style:text-properties officeooo:rsid="008d7382"/>
    </style:style>
    <style:style style:name="T133" style:family="text">
      <style:text-properties officeooo:rsid="008fb7c8"/>
    </style:style>
    <style:style style:name="T134" style:family="text">
      <style:text-properties officeooo:rsid="0091a264"/>
    </style:style>
    <style:style style:name="T135" style:family="text">
      <style:text-properties officeooo:rsid="0094367c"/>
    </style:style>
    <style:style style:name="T136" style:family="text">
      <style:text-properties officeooo:rsid="0094d5e0"/>
    </style:style>
    <style:style style:name="T137" style:family="text">
      <style:text-properties officeooo:rsid="0095cbcf"/>
    </style:style>
    <style:style style:name="T138" style:family="text">
      <style:text-properties officeooo:rsid="009619cf"/>
    </style:style>
    <style:style style:name="T139" style:family="text">
      <style:text-properties officeooo:rsid="009640e2"/>
    </style:style>
    <style:style style:name="T140" style:family="text">
      <style:text-properties officeooo:rsid="009961f3"/>
    </style:style>
    <style:style style:name="T141" style:family="text">
      <style:text-properties officeooo:rsid="00998138"/>
    </style:style>
    <style:style style:name="T142" style:family="text">
      <style:text-properties officeooo:rsid="009eadeb"/>
    </style:style>
    <style:style style:name="T143" style:family="text">
      <style:text-properties officeooo:rsid="009f266c"/>
    </style:style>
    <style:style style:name="T144" style:family="text">
      <style:text-properties officeooo:rsid="009fa4ad"/>
    </style:style>
    <style:style style:name="T145" style:family="text">
      <style:text-properties officeooo:rsid="009feb82"/>
    </style:style>
    <style:style style:name="T146" style:family="text">
      <style:text-properties officeooo:rsid="00a158d1"/>
    </style:style>
    <style:style style:name="T147" style:family="text">
      <style:text-properties officeooo:rsid="00a3cbd8"/>
    </style:style>
    <style:style style:name="T148" style:family="text">
      <style:text-properties officeooo:rsid="00a4c39f"/>
    </style:style>
    <style:style style:name="T149" style:family="text">
      <style:text-properties officeooo:rsid="00a5e7c8"/>
    </style:style>
    <style:style style:name="T150" style:family="text">
      <style:text-properties officeooo:rsid="00a83bf6"/>
    </style:style>
    <style:style style:name="T151" style:family="text">
      <style:text-properties officeooo:rsid="00a8df7c"/>
    </style:style>
    <style:style style:name="T152" style:family="text">
      <style:text-properties officeooo:rsid="00aa4a26"/>
    </style:style>
    <style:style style:name="T153" style:family="text">
      <style:text-properties officeooo:rsid="00ac1545"/>
    </style:style>
    <style:style style:name="T154" style:family="text">
      <style:text-properties officeooo:rsid="00ad31c7"/>
    </style:style>
    <style:style style:name="T155" style:family="text">
      <style:text-properties officeooo:rsid="00adbe63"/>
    </style:style>
    <style:style style:name="T156" style:family="text">
      <style:text-properties officeooo:rsid="00b3ff39"/>
    </style:style>
    <style:style style:name="T157" style:family="text">
      <style:text-properties officeooo:rsid="00b45000"/>
    </style:style>
    <style:style style:name="T158" style:family="text">
      <style:text-properties officeooo:rsid="00b4c94f"/>
    </style:style>
    <style:style style:name="T159" style:family="text">
      <style:text-properties officeooo:rsid="00b4e23d"/>
    </style:style>
    <style:style style:name="T160" style:family="text">
      <style:text-properties officeooo:rsid="00b6a754"/>
    </style:style>
    <style:style style:name="T161" style:family="text">
      <style:text-properties officeooo:rsid="00b797e1"/>
    </style:style>
    <style:style style:name="T162" style:family="text">
      <style:text-properties officeooo:rsid="00b83e23"/>
    </style:style>
    <style:style style:name="T163" style:family="text">
      <style:text-properties officeooo:rsid="00b96333"/>
    </style:style>
    <style:style style:name="T164" style:family="text">
      <style:text-properties officeooo:rsid="00b9f825"/>
    </style:style>
    <style:style style:name="T165" style:family="text">
      <style:text-properties officeooo:rsid="00bc2e21"/>
    </style:style>
    <style:style style:name="T166" style:family="text">
      <style:text-properties officeooo:rsid="00bd84d7"/>
    </style:style>
    <style:style style:name="T167" style:family="text">
      <style:text-properties officeooo:rsid="00be1dd5"/>
    </style:style>
    <style:style style:name="T168" style:family="text">
      <style:text-properties officeooo:rsid="00c04b93"/>
    </style:style>
    <style:style style:name="T169" style:family="text">
      <style:text-properties officeooo:rsid="00c125db"/>
    </style:style>
    <style:style style:name="T170" style:family="text">
      <style:text-properties officeooo:rsid="00c1829b"/>
    </style:style>
    <style:style style:name="T171" style:family="text">
      <style:text-properties officeooo:rsid="00c3a8fe"/>
    </style:style>
    <style:style style:name="T172" style:family="text">
      <style:text-properties officeooo:rsid="00c3b31b"/>
    </style:style>
    <style:style style:name="T173" style:family="text">
      <style:text-properties officeooo:rsid="00c52e3a"/>
    </style:style>
    <style:style style:name="T174" style:family="text">
      <style:text-properties officeooo:rsid="00c8c7f2"/>
    </style:style>
    <style:style style:name="T175" style:family="text">
      <style:text-properties officeooo:rsid="00cb904a"/>
    </style:style>
    <style:style style:name="T176" style:family="text">
      <style:text-properties officeooo:rsid="00cd699d"/>
    </style:style>
    <style:style style:name="T177" style:family="text">
      <style:text-properties officeooo:rsid="00ce70fc"/>
    </style:style>
    <style:style style:name="T178" style:family="text">
      <style:text-properties officeooo:rsid="00d2a101"/>
    </style:style>
    <style:style style:name="T179" style:family="text">
      <style:text-properties officeooo:rsid="00d5064e"/>
    </style:style>
    <style:style style:name="T180" style:family="text">
      <style:text-properties officeooo:rsid="00d59147"/>
    </style:style>
    <style:style style:name="T181" style:family="text">
      <style:text-properties officeooo:rsid="00d5d0d4"/>
    </style:style>
    <style:style style:name="T182" style:family="text">
      <style:text-properties officeooo:rsid="00d65878"/>
    </style:style>
    <style:style style:name="T183" style:family="text">
      <style:text-properties fo:font-style="italic" style:font-style-asian="italic" style:font-style-complex="italic"/>
    </style:style>
    <style:style style:name="T184" style:family="text">
      <style:text-properties fo:font-style="italic" officeooo:rsid="00e48cd3" style:font-style-asian="italic" style:font-style-complex="italic"/>
    </style:style>
    <style:style style:name="T185" style:family="text">
      <style:text-properties fo:font-style="italic" officeooo:rsid="002a79cd" style:font-style-asian="italic" style:font-style-complex="italic"/>
    </style:style>
    <style:style style:name="T186" style:family="text">
      <style:text-properties fo:font-style="italic" officeooo:rsid="00e6812e" style:font-style-asian="italic" style:font-style-complex="italic"/>
    </style:style>
    <style:style style:name="T187" style:family="text">
      <style:text-properties fo:font-style="italic" officeooo:rsid="00f5b543" style:font-style-asian="italic" style:font-style-complex="italic"/>
    </style:style>
    <style:style style:name="T188" style:family="text">
      <style:text-properties fo:font-style="italic" officeooo:rsid="00fccec0" style:font-style-asian="italic" style:font-style-complex="italic"/>
    </style:style>
    <style:style style:name="T189" style:family="text">
      <style:text-properties fo:font-style="italic" officeooo:rsid="00fec06a" style:font-style-asian="italic" style:font-style-complex="italic"/>
    </style:style>
    <style:style style:name="T190" style:family="text">
      <style:text-properties fo:font-style="italic" officeooo:rsid="010078fb" style:font-style-asian="italic" style:font-style-complex="italic"/>
    </style:style>
    <style:style style:name="T191" style:family="text">
      <style:text-properties fo:font-style="italic" officeooo:rsid="0100e32a" style:font-style-asian="italic" style:font-style-complex="italic"/>
    </style:style>
    <style:style style:name="T192" style:family="text">
      <style:text-properties fo:font-style="italic" officeooo:rsid="010dd636" style:font-style-asian="italic" style:font-style-complex="italic"/>
    </style:style>
    <style:style style:name="T193" style:family="text">
      <style:text-properties fo:font-style="normal" style:font-style-asian="normal" style:font-style-complex="normal"/>
    </style:style>
    <style:style style:name="T194" style:family="text">
      <style:text-properties fo:font-style="normal" officeooo:rsid="00d86c4d" style:font-style-asian="normal" style:font-style-complex="normal"/>
    </style:style>
    <style:style style:name="T195" style:family="text">
      <style:text-properties fo:font-style="normal" officeooo:rsid="00e2ca41" style:font-style-asian="normal" style:font-style-complex="normal"/>
    </style:style>
    <style:style style:name="T196" style:family="text">
      <style:text-properties fo:font-style="normal" officeooo:rsid="00f89e12" style:font-style-asian="normal" style:font-style-complex="normal"/>
    </style:style>
    <style:style style:name="T197" style:family="text">
      <style:text-properties fo:font-style="normal" officeooo:rsid="00fec06a" style:font-style-asian="normal" style:font-style-complex="normal"/>
    </style:style>
    <style:style style:name="T198" style:family="text">
      <style:text-properties fo:font-style="normal" officeooo:rsid="010078fb" style:font-style-asian="normal" style:font-style-complex="normal"/>
    </style:style>
    <style:style style:name="T199" style:family="text">
      <style:text-properties fo:font-style="normal" officeooo:rsid="0100e32a" style:font-style-asian="normal" style:font-style-complex="normal"/>
    </style:style>
    <style:style style:name="T200" style:family="text">
      <style:text-properties fo:font-style="normal" officeooo:rsid="010dd636" style:font-style-asian="normal" style:font-style-complex="normal"/>
    </style:style>
    <style:style style:name="T201" style:family="text">
      <style:text-properties officeooo:rsid="00d8a448"/>
    </style:style>
    <style:style style:name="T202" style:family="text">
      <style:text-properties officeooo:rsid="00daa047"/>
    </style:style>
    <style:style style:name="T203" style:family="text">
      <style:text-properties officeooo:rsid="00dbb052"/>
    </style:style>
    <style:style style:name="T204" style:family="text">
      <style:text-properties officeooo:rsid="00dbcf9b"/>
    </style:style>
    <style:style style:name="T205" style:family="text">
      <style:text-properties officeooo:rsid="00dc6eb0"/>
    </style:style>
    <style:style style:name="T206" style:family="text">
      <style:text-properties officeooo:rsid="00dda751"/>
    </style:style>
    <style:style style:name="T207" style:family="text">
      <style:text-properties officeooo:rsid="00df2f23"/>
    </style:style>
    <style:style style:name="T208" style:family="text">
      <style:text-properties officeooo:rsid="00e00742"/>
    </style:style>
    <style:style style:name="T209" style:family="text">
      <style:text-properties officeooo:rsid="00e067c3"/>
    </style:style>
    <style:style style:name="T210" style:family="text">
      <style:text-properties officeooo:rsid="00e19096"/>
    </style:style>
    <style:style style:name="T211" style:family="text">
      <style:text-properties officeooo:rsid="00e21eb9"/>
    </style:style>
    <style:style style:name="T212" style:family="text">
      <style:text-properties officeooo:rsid="00e2ca41"/>
    </style:style>
    <style:style style:name="T213" style:family="text">
      <style:text-properties officeooo:rsid="00e48cd3"/>
    </style:style>
    <style:style style:name="T214" style:family="text">
      <style:text-properties officeooo:rsid="00e4ad5a"/>
    </style:style>
    <style:style style:name="T215" style:family="text">
      <style:text-properties officeooo:rsid="00e6812e"/>
    </style:style>
    <style:style style:name="T216" style:family="text">
      <style:text-properties officeooo:rsid="00ea1309"/>
    </style:style>
    <style:style style:name="T217" style:family="text">
      <style:text-properties officeooo:rsid="00ea1bda"/>
    </style:style>
    <style:style style:name="T218" style:family="text">
      <style:text-properties officeooo:rsid="00eb235c"/>
    </style:style>
    <style:style style:name="T219" style:family="text">
      <style:text-properties officeooo:rsid="00eb5b83"/>
    </style:style>
    <style:style style:name="T220" style:family="text">
      <style:text-properties officeooo:rsid="00eb6fef"/>
    </style:style>
    <style:style style:name="T221" style:family="text">
      <style:text-properties officeooo:rsid="00eca14c"/>
    </style:style>
    <style:style style:name="T222" style:family="text">
      <style:text-properties officeooo:rsid="00ef11ce"/>
    </style:style>
    <style:style style:name="T223" style:family="text">
      <style:text-properties officeooo:rsid="00ef2e22"/>
    </style:style>
    <style:style style:name="T224" style:family="text">
      <style:text-properties officeooo:rsid="00dbcf9b" fo:background-color="#ffff00" loext:char-shading-value="0"/>
    </style:style>
    <style:style style:name="T225" style:family="text">
      <style:text-properties officeooo:rsid="00dc6eb0" fo:background-color="#ffff00" loext:char-shading-value="0"/>
    </style:style>
    <style:style style:name="T226" style:family="text">
      <style:text-properties officeooo:rsid="00dda751" fo:background-color="#ffff00" loext:char-shading-value="0"/>
    </style:style>
    <style:style style:name="T227" style:family="text">
      <style:text-properties officeooo:rsid="00ef2e22" fo:background-color="#ffff00" loext:char-shading-value="0"/>
    </style:style>
    <style:style style:name="T228" style:family="text">
      <style:text-properties officeooo:rsid="00ef6e3d" fo:background-color="#ffff00" loext:char-shading-value="0"/>
    </style:style>
    <style:style style:name="T229" style:family="text">
      <style:text-properties officeooo:rsid="00f12c3c" fo:background-color="#ffff00" loext:char-shading-value="0"/>
    </style:style>
    <style:style style:name="T230" style:family="text">
      <style:text-properties officeooo:rsid="010afe2e" fo:background-color="#ffff00" loext:char-shading-value="0"/>
    </style:style>
    <style:style style:name="T231" style:family="text">
      <style:text-properties officeooo:rsid="0111e945" fo:background-color="#ffff00" loext:char-shading-value="0"/>
    </style:style>
    <style:style style:name="T232" style:family="text">
      <style:text-properties officeooo:rsid="00ef6e3d"/>
    </style:style>
    <style:style style:name="T233" style:family="text">
      <style:text-properties officeooo:rsid="00f12c3c"/>
    </style:style>
    <style:style style:name="T234" style:family="text">
      <style:text-properties officeooo:rsid="00f14455"/>
    </style:style>
    <style:style style:name="T235" style:family="text">
      <style:text-properties officeooo:rsid="00f50451"/>
    </style:style>
    <style:style style:name="T236" style:family="text">
      <style:text-properties officeooo:rsid="00f55662"/>
    </style:style>
    <style:style style:name="T237" style:family="text">
      <style:text-properties officeooo:rsid="00f5b543"/>
    </style:style>
    <style:style style:name="T238" style:family="text">
      <style:text-properties officeooo:rsid="00f6c574"/>
    </style:style>
    <style:style style:name="T239" style:family="text">
      <style:text-properties officeooo:rsid="00f89e12"/>
    </style:style>
    <style:style style:name="T240" style:family="text">
      <style:text-properties officeooo:rsid="00faf2d7"/>
    </style:style>
    <style:style style:name="T241" style:family="text">
      <style:text-properties officeooo:rsid="00fccec0"/>
    </style:style>
    <style:style style:name="T242" style:family="text">
      <style:text-properties officeooo:rsid="00fec06a"/>
    </style:style>
    <style:style style:name="T243" style:family="text">
      <style:text-properties officeooo:rsid="010078fb"/>
    </style:style>
    <style:style style:name="T244" style:family="text">
      <style:text-properties officeooo:rsid="0100e32a"/>
    </style:style>
    <style:style style:name="T245" style:family="text">
      <style:text-properties officeooo:rsid="0101abdb"/>
    </style:style>
    <style:style style:name="T246" style:family="text">
      <style:text-properties officeooo:rsid="0102268d"/>
    </style:style>
    <style:style style:name="T247" style:family="text">
      <style:text-properties officeooo:rsid="01036702"/>
    </style:style>
    <style:style style:name="T248" style:family="text">
      <style:text-properties officeooo:rsid="01053a28"/>
    </style:style>
    <style:style style:name="T249" style:family="text">
      <style:text-properties officeooo:rsid="010577d6"/>
    </style:style>
    <style:style style:name="T250" style:family="text">
      <style:text-properties officeooo:rsid="010666c2"/>
    </style:style>
    <style:style style:name="T251" style:family="text">
      <style:text-properties officeooo:rsid="0109017e"/>
    </style:style>
    <style:style style:name="T252" style:family="text">
      <style:text-properties officeooo:rsid="010afe2e"/>
    </style:style>
    <style:style style:name="T253" style:family="text">
      <style:text-properties officeooo:rsid="010bb0b2"/>
    </style:style>
    <style:style style:name="T254" style:family="text">
      <style:text-properties officeooo:rsid="010bd35f"/>
    </style:style>
    <style:style style:name="T255" style:family="text">
      <style:text-properties officeooo:rsid="010bd83f"/>
    </style:style>
    <style:style style:name="T256" style:family="text">
      <style:text-properties officeooo:rsid="010dd636"/>
    </style:style>
    <style:style style:name="T257" style:family="text">
      <style:text-properties officeooo:rsid="01107ec0"/>
    </style:style>
    <style:style style:name="T258" style:family="text">
      <style:text-properties officeooo:rsid="0111e945"/>
    </style:style>
    <style:style style:name="T259" style:family="text">
      <style:text-properties officeooo:rsid="01123fdb"/>
    </style:style>
    <style:style style:name="T260" style:family="text">
      <style:text-properties officeooo:rsid="0115213d"/>
    </style:style>
    <style:style style:name="T261" style:family="text">
      <style:text-properties officeooo:rsid="01168d80"/>
    </style:style>
    <style:style style:name="T262" style:family="text">
      <style:text-properties officeooo:rsid="0116ef74"/>
    </style:style>
    <style:style style:name="T263" style:family="text">
      <style:text-properties officeooo:rsid="01186d6a"/>
    </style:style>
    <style:style style:name="T264" style:family="text">
      <style:text-properties officeooo:rsid="011a37c3"/>
    </style:style>
    <style:style style:name="T265" style:family="text">
      <style:text-properties officeooo:rsid="011c203a"/>
    </style:style>
    <style:style style:name="T266" style:family="text">
      <style:text-properties officeooo:rsid="011cb596"/>
    </style:style>
    <style:style style:name="T267" style:family="text">
      <style:text-properties officeooo:rsid="011f466d"/>
    </style:style>
    <style:style style:name="T268" style:family="text">
      <style:text-properties officeooo:rsid="01239680"/>
    </style:style>
    <style:style style:name="T269" style:family="text">
      <style:text-properties officeooo:rsid="0124843f"/>
    </style:style>
    <style:style style:name="T270" style:family="text">
      <style:text-properties officeooo:rsid="0125d5a6"/>
    </style:style>
    <style:style style:name="T271" style:family="text">
      <style:text-properties officeooo:rsid="0127e099"/>
    </style:style>
    <style:style style:name="T272" style:family="text">
      <style:text-properties officeooo:rsid="0128f775"/>
    </style:style>
    <style:style style:name="T273" style:family="text">
      <style:text-properties officeooo:rsid="0129abf2"/>
    </style:style>
    <style:style style:name="T274" style:family="text">
      <style:text-properties officeooo:rsid="012cb661"/>
    </style:style>
    <style:style style:name="T275" style:family="text">
      <style:text-properties officeooo:rsid="012e0d0e"/>
    </style:style>
    <style:style style:name="T276" style:family="text">
      <style:text-properties officeooo:rsid="01468646"/>
    </style:style>
    <style:style style:name="T277" style:family="text">
      <style:text-properties officeooo:rsid="01488499"/>
    </style:style>
    <style:style style:name="T278" style:family="text">
      <style:text-properties officeooo:rsid="015af55d"/>
    </style:style>
    <style:style style:name="T279" style:family="text">
      <style:text-properties officeooo:rsid="015b23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4" text:outline-level="1">Index</text:h>
      <text:h text:style-name="P220" text:outline-level="1"><text:a xlink:type="simple" xlink:href="#0_scope_and_purpose" text:style-name="Internet_20_link" text:visited-style-name="Visited_20_Internet_20_Link">Scope and purpose of this document</text:a></text:h>
      <text:h text:style-name="P220" text:outline-level="1"><text:a xlink:type="simple" xlink:href="#1_general_principles" text:style-name="Internet_20_link" text:visited-style-name="Visited_20_Internet_20_Link">1. General principles</text:a></text:h>
      <text:h text:style-name="P220" text:outline-level="1"><text:tab/><text:a xlink:type="simple" xlink:href="#1_1_burden_on_the_decoder" text:style-name="Internet_20_link" text:visited-style-name="Visited_20_Internet_20_Link">1.1. Burden on the decoder</text:a></text:h>
      <text:h text:style-name="P220" text:outline-level="1"><text:tab/><text:a xlink:type="simple" xlink:href="#1_2_error_attribution_and_recovery" text:style-name="Internet_20_link" text:visited-style-name="Visited_20_Internet_20_Link"><text:span text:style-name="T151">1.2. Error attribution and recovery</text:span></text:a></text:h>
      <text:h text:style-name="P220" text:outline-level="1"><text:a xlink:type="simple" xlink:href="#2_tiff_a_file_header" text:style-name="Internet_20_link" text:visited-style-name="Visited_20_Internet_20_Link"><text:span text:style-name="T105">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220" text:outline-level="1"><text:tab/><text:a xlink:type="simple" xlink:href="#2_1_first_part" text:style-name="Internet_20_link" text:visited-style-name="Visited_20_Internet_20_Link"><text:span text:style-name="T105">2</text:span></text:a><text:a xlink:type="simple" xlink:href="#2_1_first_part" text:style-name="Internet_20_link" text:visited-style-name="Visited_20_Internet_20_Link">.1. First part</text:a></text:h>
      <text:h text:style-name="P220" text:outline-level="1"><text:tab/><text:a xlink:type="simple" xlink:href="#2_2_second_part_in_classictiff_a" text:style-name="Internet_20_link" text:visited-style-name="Visited_20_Internet_20_Link">2.2. Second part in ClassTIFF/A</text:a></text:h>
      <text:h text:style-name="P220" text:outline-level="1"><text:tab/><text:a xlink:type="simple" xlink:href="#2_3_second_part_in_bigtiff_a" text:style-name="Internet_20_link" text:visited-style-name="Visited_20_Internet_20_Link">2.3. Second part in BigTIFF/A</text:a></text:h>
      <text:h text:style-name="P220" text:outline-level="1"><text:tab/><text:a xlink:type="simple" xlink:href="#2_4_fault_tolerance" text:style-name="Internet_20_link" text:visited-style-name="Visited_20_Internet_20_Link">2.4. Fault tolerance in decoding</text:a></text:h>
      <text:h text:style-name="P221"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108">Test files</text:span></text:a></text:h>
      <text:h text:style-name="P222" text:outline-level="1"><text:a xlink:type="simple" xlink:href="#3_data_block_order" text:style-name="Internet_20_link" text:visited-style-name="Visited_20_Internet_20_Link"><text:span text:style-name="T108">3</text:span></text:a><text:a xlink:type="simple" xlink:href="#3_data_block_order" text:style-name="Internet_20_link" text:visited-style-name="Visited_20_Internet_20_Link">. Data block order, location, and organization</text:a></text:h>
      <text:h text:style-name="P221" text:outline-level="1"><text:tab/><text:a xlink:type="simple" xlink:href="#3_1_tiff_and_tiff_a" text:style-name="Internet_20_link" text:visited-style-name="Visited_20_Internet_20_Link"><text:span text:style-name="T138">3.1. TIFF and TIFF/A</text:span></text:a></text:h>
      <text:h text:style-name="P221" text:outline-level="1"><text:tab/><text:a xlink:type="simple" xlink:href="#3_2_alignment" text:style-name="Internet_20_link" text:visited-style-name="Visited_20_Internet_20_Link"><text:span text:style-name="T138">3.2. Alignment</text:span></text:a></text:h>
      <text:h text:style-name="P221" text:outline-level="1"><text:tab/><text:a xlink:type="simple" xlink:href="#3_3_test_files" text:style-name="Internet_20_link" text:visited-style-name="Visited_20_Internet_20_Link"><text:span text:style-name="T138">3.3. Test files</text:span></text:a></text:h>
      <text:h text:style-name="P223"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43">The </text:span></text:a><text:a xlink:type="simple" xlink:href="#4_ifd_tree" text:style-name="Internet_20_link" text:visited-style-name="Visited_20_Internet_20_Link">IFD tree</text:a></text:h>
      <text:h text:style-name="P223" text:outline-level="1"><text:tab/><text:a xlink:type="simple" xlink:href="#4_1_historical_context" text:style-name="Internet_20_link" text:visited-style-name="Visited_20_Internet_20_Link"><text:span text:style-name="T144">4.1. Historical context</text:span></text:a></text:h>
      <text:h text:style-name="P223" text:outline-level="1"><text:tab/><text:a xlink:type="simple" xlink:href="#4_2_the_ifd_structure" text:style-name="Internet_20_link" text:visited-style-name="Visited_20_Internet_20_Link"><text:span text:style-name="T150">4.2. The IFD structure</text:span></text:a></text:h>
      <text:h text:style-name="P223" text:outline-level="1"><text:tab/><text:tab/><text:a xlink:type="simple" xlink:href="#4_2_1_format_and_decoder_considerations" text:style-name="Internet_20_link" text:visited-style-name="Visited_20_Internet_20_Link"><text:span text:style-name="T156">4.2.1. Format and primary decoder considerations</text:span></text:a></text:h>
      <text:h text:style-name="P223" text:outline-level="1"><text:tab/><text:tab/><text:a xlink:type="simple" xlink:href="#4_2_2_datatype_tolerance" text:style-name="Internet_20_link" text:visited-style-name="Visited_20_Internet_20_Link"><text:span text:style-name="T161">4.2.2. Datatype tolerance</text:span></text:a></text:h>
      <text:h text:style-name="P223" text:outline-level="1"><text:tab/><text:tab/><text:a xlink:type="simple" xlink:href="#4_2_3_premature_eof" text:style-name="Internet_20_link" text:visited-style-name="Visited_20_Internet_20_Link"><text:span text:style-name="T161">4.2.3. Premature EOF</text:span></text:a></text:h>
      <text:h text:style-name="P223" text:outline-level="1"><text:tab/><text:tab/><text:a xlink:type="simple" xlink:href="#4_2_4_ifd_arrays_vs_ifd_lists" text:style-name="Internet_20_link" text:visited-style-name="Visited_20_Internet_20_Link"><text:span text:style-name="T168">4.2.4. IFD arrays vs IFD lists</text:span></text:a></text:h>
      <text:h text:style-name="P223" text:outline-level="1"><text:tab/><text:a xlink:type="simple" xlink:href="#4_3_the_tiff_a_ifd_tree" text:style-name="Internet_20_link" text:visited-style-name="Visited_20_Internet_20_Link"><text:span text:style-name="T170">4.3. The TIFF/A IFD tree</text:span></text:a></text:h>
      <text:h text:style-name="P223" text:outline-level="1"><text:tab/><text:a xlink:type="simple" xlink:href="#4_4_old_school_ifd_relations" text:style-name="Internet_20_link" text:visited-style-name="Visited_20_Internet_20_Link"><text:span text:style-name="T171">4.4. Old-school IFD relations a decoder should be aware of</text:span></text:a></text:h>
      <text:h text:style-name="P223" text:outline-level="1"><text:tab/><text:a xlink:type="simple" xlink:href="#4_5_test_files" text:style-name="Internet_20_link" text:visited-style-name="Visited_20_Internet_20_Link"><text:span text:style-name="T174">4.5. Test files</text:span></text:a></text:h>
      <text:h text:style-name="P224" text:outline-level="1"><text:a xlink:type="simple" xlink:href="#5_the_tiff_a_image_ifd" text:style-name="Internet_20_link" text:visited-style-name="Visited_20_Internet_20_Link">5. The TIFF/A image IFD</text:a></text:h>
      <text:h text:style-name="P224"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201">General </text:span></text:a><text:a xlink:type="simple" xlink:href="#5_1_decoder_guidelines" text:style-name="Internet_20_link" text:visited-style-name="Visited_20_Internet_20_Link">guidelines</text:a></text:h>
      <text:h text:style-name="P224" text:outline-level="1"><text:tab/><text:a xlink:type="simple" xlink:href="#5_2_image_dimensions" text:style-name="Internet_20_link" text:visited-style-name="Visited_20_Internet_20_Link">5.2. Image dimensions</text:a></text:h>
      <text:h text:style-name="P224" text:outline-level="1"><text:tab/><text:tab/><text:a xlink:type="simple" xlink:href="#5_2_1_image_dimension_tags" text:style-name="Internet_20_link" text:visited-style-name="Visited_20_Internet_20_Link"><text:span text:style-name="T206">5.2.1. Tags and codec operation</text:span></text:a><text:span text:style-name="T206"> </text:span></text:h>
      <text:h text:style-name="P224" text:outline-level="1"><text:tab/><text:tab/><text:a xlink:type="simple" xlink:href="#5_2_2_test_files" text:style-name="Internet_20_link" text:visited-style-name="Visited_20_Internet_20_Link"><text:span text:style-name="T206">5.2.2. Test files</text:span></text:a></text:h>
      <text:h text:style-name="P224" text:outline-level="1"><text:tab/><text:a xlink:type="simple" xlink:href="#5_3_image_colorspace" text:style-name="Internet_20_link" text:visited-style-name="Visited_20_Internet_20_Link"><text:span text:style-name="T208">5.3. Image colorspace</text:span></text:a></text:h>
      <text:h text:style-name="P224" text:outline-level="1"><text:tab/><text:tab/><text:a xlink:type="simple" xlink:href="#5_3_1_tags" text:style-name="Internet_20_link" text:visited-style-name="Visited_20_Internet_20_Link"><text:span text:style-name="T210">5.3.1. Tags</text:span></text:a></text:h>
      <text:h text:style-name="P224" text:outline-level="1"><text:tab/><text:tab/><text:a xlink:type="simple" xlink:href="#5_3_2_fault_tolerant_decoding" text:style-name="Internet_20_link" text:visited-style-name="Visited_20_Internet_20_Link"><text:span text:style-name="T210">5.3.2. Fault tolerant decoding</text:span></text:a></text:h>
      <text:h text:style-name="P224" text:outline-level="1"><text:tab/><text:tab/><text:a xlink:type="simple" xlink:href="#5_3_3_sample_data_ranges" text:style-name="Internet_20_link" text:visited-style-name="Visited_20_Internet_20_Link"><text:span text:style-name="T222">5.3.3. Sample data ranges</text:span></text:a></text:h>
      <text:h text:style-name="P224" text:outline-level="1"><text:tab/><text:tab/><text:a xlink:type="simple" xlink:href="#5_3_4_precomputed_alpha" text:style-name="Internet_20_link" text:visited-style-name="Visited_20_Internet_20_Link"><text:span text:style-name="T222">5.3.4. Precomputed alpha</text:span></text:a></text:h>
      <text:h text:style-name="P224" text:outline-level="1"><text:tab/><text:tab/><text:a xlink:type="simple" xlink:href="#5_3_5_extra_samples_and_default_rendering" text:style-name="Internet_20_link" text:visited-style-name="Visited_20_Internet_20_Link"><text:span text:style-name="T222">5.3.5. Extra samples and default rendering</text:span></text:a></text:h>
      <text:h text:style-name="P224" text:outline-level="1"><text:soft-page-break/><text:tab/><text:tab/><text:a xlink:type="simple" xlink:href="#5_3_6_test_files" text:style-name="Internet_20_link" text:visited-style-name="Visited_20_Internet_20_Link"><text:span text:style-name="T223">5.3.6. Test files</text:span></text:a></text:h>
      <text:h text:style-name="P224" text:outline-level="1"><text:tab/><text:a xlink:type="simple" xlink:href="#5_4_raster_organization" text:style-name="Internet_20_link" text:visited-style-name="Visited_20_Internet_20_Link"><text:span text:style-name="T235">5.4. Raster organization</text:span></text:a></text:h>
      <text:h text:style-name="P224" text:outline-level="1"><text:tab/><text:tab/><text:a xlink:type="simple" xlink:href="#5_4_1_tags" text:style-name="Internet_20_link" text:visited-style-name="Visited_20_Internet_20_Link"><text:span text:style-name="T236">5.4.1. Tags</text:span></text:a></text:h>
      <text:h text:style-name="P224" text:outline-level="1"><text:tab/><text:tab/><text:a xlink:type="simple" xlink:href="#5_4_2_fault_tolerant_decoding" text:style-name="Internet_20_link" text:visited-style-name="Visited_20_Internet_20_Link"><text:span text:style-name="T236">5.4.2. Fault tolerant decoding</text:span></text:a></text:h>
      <text:h text:style-name="P224" text:outline-level="1"><text:tab/><text:tab/><text:a xlink:type="simple" xlink:href="#5_4_3_recommendations_on_orientation" text:style-name="Internet_20_link" text:visited-style-name="Visited_20_Internet_20_Link"><text:span text:style-name="T237">5.4.3. Encoder recommendations</text:span></text:a></text:h>
      <text:h text:style-name="P224" text:outline-level="1"><text:tab/><text:tab/><text:a xlink:type="simple" xlink:href="#5_4_4_test_files" text:style-name="Internet_20_link" text:visited-style-name="Visited_20_Internet_20_Link"><text:span text:style-name="T247">5.4.4. Test files</text:span></text:a></text:h>
      <text:h text:style-name="P224" text:outline-level="1"><text:tab/><text:a xlink:type="simple" xlink:href="#5_5_compression" text:style-name="Internet_20_link" text:visited-style-name="Visited_20_Internet_20_Link"><text:span text:style-name="T251">5.5. Compression</text:span></text:a></text:h>
      <text:h text:style-name="P224" text:outline-level="1"><text:tab/><text:tab/><text:a xlink:type="simple" xlink:href="#5_5_1_tags" text:style-name="Internet_20_link" text:visited-style-name="Visited_20_Internet_20_Link"><text:span text:style-name="T253">5.5.1. Tags</text:span></text:a></text:h>
      <text:h text:style-name="P224" text:outline-level="1"><text:tab/><text:tab/><text:a xlink:type="simple" xlink:href="#5_5_2_fault_tolerant_decoding" text:style-name="Internet_20_link" text:visited-style-name="Visited_20_Internet_20_Link"><text:span text:style-name="T253">5.5.2. Fault tolerant decoding</text:span></text:a></text:h>
      <text:h text:style-name="P224" text:outline-level="1"><text:tab/><text:tab/><text:a xlink:type="simple" xlink:href="#5_5_3_encoder_recommendations" text:style-name="Internet_20_link" text:visited-style-name="Visited_20_Internet_20_Link"><text:span text:style-name="T257">5.5.3. Encoder recommendations</text:span></text:a></text:h>
      <text:h text:style-name="P224" text:outline-level="1"><text:tab/><text:tab/><text:a xlink:type="simple" xlink:href="#5_5_4_prediction_compression_and_byteorder" text:style-name="Internet_20_link" text:visited-style-name="Visited_20_Internet_20_Link"><text:span text:style-name="T257">5.5.4. Prediction, Compression, and byteorder</text:span></text:a></text:h>
      <text:h text:style-name="P224" text:outline-level="1"><text:tab/><text:tab/><text:a xlink:type="simple" xlink:href="#5_5_5_test_files" text:style-name="Internet_20_link" text:visited-style-name="Visited_20_Internet_20_Link"><text:span text:style-name="T257">5.5.5. Test files</text:span></text:a></text:h>
      <text:h text:style-name="P224" text:outline-level="1"><text:tab/><text:a xlink:type="simple" xlink:href="#5_6_ifd_organization" text:style-name="Internet_20_link" text:visited-style-name="Visited_20_Internet_20_Link"><text:span text:style-name="T259">5.6. IFD organization</text:span></text:a></text:h>
      <text:h text:style-name="P224" text:outline-level="1"><text:tab/><text:a xlink:type="simple" xlink:href="#5_7_optional_additional_information" text:style-name="Internet_20_link" text:visited-style-name="Visited_20_Internet_20_Link"><text:span text:style-name="T259">5.7. Optional additional information</text:span></text:a></text:h>
      <text:h text:style-name="P225" text:outline-level="1"><text:a xlink:type="simple" xlink:href="#6_the_tiff_a_codec_pipeline" text:style-name="Internet_20_link" text:visited-style-name="Visited_20_Internet_20_Link">6. The TIFF/A codec pipeline</text:a></text:h>
      <text:h text:style-name="P226" text:outline-level="1"><text:a xlink:type="simple" xlink:href="#999_a_tiff_6_0" text:style-name="Internet_20_link" text:visited-style-name="Visited_20_Internet_20_Link">Appendix A. Differences between TIFF 6.0 and TIFF/A</text:a></text:h>
      <text:h text:style-name="P226" text:outline-level="1"><text:tab/><text:a xlink:type="simple" xlink:href="#999_a_1_specification" text:style-name="Internet_20_link" text:visited-style-name="Visited_20_Internet_20_Link"><text:span text:style-name="T274">1. Specification</text:span></text:a></text:h>
      <text:h text:style-name="P226" text:outline-level="1"><text:tab/><text:a xlink:type="simple" xlink:href="#999_a_2_format" text:style-name="Internet_20_link" text:visited-style-name="Visited_20_Internet_20_Link"><text:span text:style-name="T274">2. Format</text:span></text:a></text:h>
      <text:h text:style-name="P226" text:outline-level="1"><text:a xlink:type="simple" xlink:href="#999_b_tiff_ep" text:style-name="Internet_20_link" text:visited-style-name="Visited_20_Internet_20_Link">Appendix </text:a><text:a xlink:type="simple" xlink:href="#999_b_tiff_ep" text:style-name="Internet_20_link" text:visited-style-name="Visited_20_Internet_20_Link"><text:span text:style-name="T279">B</text:span></text:a><text:a xlink:type="simple" xlink:href="#999_b_tiff_ep" text:style-name="Internet_20_link" text:visited-style-name="Visited_20_Internet_20_Link">. Differences between TIFF/EP and TIFF/A</text:a></text:h>
      <text:h text:style-name="P319" text:outline-level="1"><text:span text:style-name="T65"><text:tab/></text:span><text:a xlink:type="simple" xlink:href="#999_b_1_overview" text:style-name="Internet_20_link" text:visited-style-name="Visited_20_Internet_20_Link"><text:span text:style-name="T66">1. Overview</text:span></text:a></text:h>
      <text:h text:style-name="P319" text:outline-level="1"><text:span text:style-name="T65"><text:tab/></text:span><text:a xlink:type="simple" xlink:href="#999_b_2_format" text:style-name="Internet_20_link" text:visited-style-name="Visited_20_Internet_20_Link"><text:span text:style-name="T66">2. Format</text:span></text:a></text:h>
      <text:h text:style-name="P227" text:outline-level="1"><text:a xlink:type="simple" xlink:href="#999_c_tiff_it" text:style-name="Internet_20_link" text:visited-style-name="Visited_20_Internet_20_Link">Appendix </text:a><text:a xlink:type="simple" xlink:href="#999_c_tiff_it" text:style-name="Internet_20_link" text:visited-style-name="Visited_20_Internet_20_Link"><text:span text:style-name="T279">C</text:span></text:a><text:a xlink:type="simple" xlink:href="#999_c_tiff_it" text:style-name="Internet_20_link" text:visited-style-name="Visited_20_Internet_20_Link">. Differences between TIFF/IT and TIFF/A</text:a></text:h>
      <text:h text:style-name="P227" text:outline-level="1"><text:tab/><text:a xlink:type="simple" xlink:href="#999_c_1_overview" text:style-name="Internet_20_link" text:visited-style-name="Visited_20_Internet_20_Link"><text:span text:style-name="T279">1. Overview</text:span></text:a></text:h>
      <text:h text:style-name="P227" text:outline-level="1"><text:tab/><text:a xlink:type="simple" xlink:href="#999_c_2_format" text:style-name="Internet_20_link" text:visited-style-name="Visited_20_Internet_20_Link"><text:span text:style-name="T279">2. Format</text:span></text:a></text:h>
      <text:h text:style-name="P208"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8046383387590796901" text:style-name="L1">
        <text:list-item>
          <text:p text:style-name="P264"><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228">It needs to circumvent anything that is ambiguous in the existing TIFF specifications, as well as real-life practice. We need a subset that contains only what anyone can unambiguously agree upon, now and in the foreseeable future.</text:p>
        </text:list-item>
        <text:list-item>
          <text:p text:style-name="P228">It needs to be free of patents and license restrictions. Whilst in our opinion compression support is an absolute requirement, the subset needs to be chosen such that any implied technology is free to use, and all required specifications <text:span text:style-name="T98">and possibly reference implementations </text:span>are freely available and widely adopted.</text:p>
        </text:list-item>
        <text:list-item>
          <text:p text:style-name="P229">It needs to cover the needs of the target user base. For instance, many digitization and archival project<text:span text:style-name="T98">s</text:span> struggle with a strict budget, and computer equipment is often times limited in many ways. The <text:span text:style-name="T1">TIFF/A</text:span> subset needs to be chosen such that it does not involve unnecessarily large processing. <text:span text:style-name="T98">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6713790758625104120" text:style-name="L2">
        <text:list-item>
          <text:p text:style-name="P265"><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230">Secondly, centralization of all required specification into a single document will ease implementation and conformance checking.</text:p>
        </text:list-item>
        <text:list-item>
          <text:p text:style-name="P231">Last, but certainly not least, this document aims to specify more then just a particular TIFF subset. It also contains guidelines for <text:span text:style-name="T98">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2">This TIFF/A document, aside from actually specifying TIFF/A, thus often mentions particular target applications. These applications include <text:span text:style-name="T99">e</text:span>ncoding and decoding, <text:span text:style-name="T99">but also “conversion”. This “converting” application covers a lot of functionality as it aims to convert TIFF into legit TIFF/A. </text:span></text:p>
      <text:list xml:id="list3392291224191114173" text:style-name="L3">
        <text:list-item>
          <text:p text:style-name="P232">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66"><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67"><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4">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91"><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91"><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92">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100">This </text:span>will always result in some possible input files being rejected with proper problem document, rather then being converted into legitimate TIFF/A.</text:p>
      <text:p text:style-name="P193">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93">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94"><text:span text:style-name="T100">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text:span></text:p>
      <text:p text:style-name="P23">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text:soft-page-break/>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103">A</text:span> on the other.</text:p>
      <text:p text:style-name="P10"/>
      <text:h text:style-name="P209" text:outline-level="1"><text:bookmark text:name="1_general_principles"/>1. General principles</text:h>
      <text:h text:style-name="Heading_20_2" text:outline-level="2"><text:bookmark text:name="1_1_burden_on_the_decoder"/><text:span text:style-name="T14">1.</text:span><text:span text:style-name="T2">1. Burden on the decoder</text:span></text:h>
      <text:p text:style-name="P67"><text:span text:style-name="T2">TIFF contains a lot of options when it comes to file organization. TIFF/A, being a TIFF subset, imposes some limit, but still there's many different encod</text:span><text:span text:style-name="T15">ing</text:span><text:span text:style-name="T2"> possibilities in TIFF/A.</text:span></text:p>
      <text:p text:style-name="P68"><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5">if it is </text:span><text:span text:style-name="T2">able to deal with all possible combinations of all options.</text:span></text:p>
      <text:p text:style-name="P67"><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5">at least historically, there's a wide range of </text:span><text:span text:style-name="T2">devices </text:span><text:span text:style-name="T15">that are low in memory and processing power, encoding and </text:span><text:span text:style-name="T2">exporting images, </text:span><text:span text:style-name="T15">whilst decoding these files for conversion or rendering or whatever is usually delegated to more </text:span><text:span text:style-name="T16">powerful</text:span><text:span text:style-name="T15"> machines.</text:span></text:p>
      <text:h text:style-name="Heading_20_2" text:outline-level="2"><text:bookmark text:name="1_2_error_attribution_and_recovery"/><text:span text:style-name="T15">1.</text:span><text:span text:style-name="T2">2. Error attribution and recovery</text:span></text:h>
      <text:p text:style-name="P38">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38">Suppose it's a system-wide error, “Out of memory”. The batch program may be leaking some memory, and we've run out. It's appropriate, in this application, to actually stop the converting process and visually display an error.</text:p>
      <text:p text:style-name="P88"><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1">Likely, the desired response may be to make a log entry somewhere, and move on to the next file, instead. </text:span></text:p>
      <text:p text:style-name="P88"><text:span text:style-name="T2">Your batch program is in need of proper error attribution. At the very least, when an error occurs, it requires a way to find out whether or not the error is related to the decoding process of a specific file. </text:span><text:span text:style-name="T21">If it's not, it's likely OK for the program to assume the error is system-wide.</text:span></text:p>
      <text:p text:style-name="P87"><text:span text:style-name="T2">The situation with TIFF and TIFF/A both, is a lot more complicated, because TIFF nor TIFF/A is a simple file format. Errors can originate on the file level, for instance when a file</text:span><text:span text:style-name="T21">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1">Or, the pointer to the value of the “Software” tag in that fifth IFD could be totally corrupted </text:span><text:span text:style-name="T22">and point to a location beyond EOF</text:span><text:span text:style-name="T21">, which would imply that Software tag cannot be read, but the image can still be retrieved.</text:span></text:p>
      <text:p text:style-name="P89"><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2">the appropriate flag</text:span><text:span text:style-name="T2"> when the error occurs, and the calling application checking </text:span><text:span text:style-name="T22">those flags </text:span><text:span text:style-name="T2">as needed in order to respond meaningfully.</text:span></text:p>
      <text:p text:style-name="P90"><text:soft-page-break/><text:span text:style-name="T21">P</text:span><text:span text:style-name="T22">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90"><text:span text:style-name="T22">I</text:span><text:span text:style-name="T21">n the remainder of this document, whenever an error situation is discussed, </text:span><text:span text:style-name="T22">it's clearly stated </text:span><text:span text:style-name="T21">to which object or level </text:span><text:span text:style-name="T22">the error </text:span><text:span text:style-name="T21">should be attributed.</text:span></text:p>
      <text:p text:style-name="P91"><text:span text:style-name="T21">T</text:span><text:span text:style-name="T2">he different types or levels of error defined, are...</text:span></text:p>
      <text:list xml:id="list326870493373239413" text:style-name="L4">
        <text:list-item>
          <text:p text:style-name="P233">File level error. This can be a consequence of encountering EOF during header decoding, or header values making no sense at all. Pretty much nothing can be accessed.</text:p>
        </text:list-item>
        <text:list-item>
          <text:p text:style-name="P233">IFD level error. The error is local to this IFD. The caller cannot even access a tag count. However, other IFDs may be fine.</text:p>
        </text:list-item>
        <text:list-item>
          <text:p text:style-name="P233">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7"/>
      <text:h text:style-name="P206" text:outline-level="1"><text:bookmark text:name="2_tiff_a_file_header"/><text:span text:style-name="T17">2</text:span><text:span text:style-name="T2">. </text:span><text:span text:style-name="T9">TIFF/A</text:span><text:span text:style-name="T2"> file header</text:span></text:h>
      <text:h text:style-name="P195" text:outline-level="2"><text:bookmark text:name="2_1_first_part"/><text:span text:style-name="T105">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104">multibyte value</text:span> <text:span text:style-name="T104">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7">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105">See also “</text:span><text:a xlink:type="simple" xlink:href="#1_1_burden_on_the_decoder" text:style-name="Internet_20_link" text:visited-style-name="Visited_20_Internet_20_Link"><text:span text:style-name="T105">1.1. Burden on the decoder</text:span></text:a><text:span text:style-name="T105">”.</text:span></text:p>
      <text:p text:style-name="P27">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105">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7">As usual, TIFF or <text:span text:style-name="T1">TIFF/A</text:span> encoders may chose to not support either ClassicTIFF, or BigTIFF, <text:span text:style-name="T106">or they may chose to support both.</text:span> Decoders, however, need to support both.</text:p>
      <text:p text:style-name="P27">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7"/>
      <text:p text:style-name="P27">This second and final part of the Classic<text:span text:style-name="T1">TIFF/A</text:span> header specifies a 4 byte unsigned integer value that is the file offset of the first IFD. IFD structures are explained below <text:span text:style-name="T105">in “</text:span><text:a xlink:type="simple" xlink:href="#4_2_the_ifd_structure" text:style-name="Internet_20_link" text:visited-style-name="Visited_20_Internet_20_Link"><text:span text:style-name="T105">4.2. The IFD structure</text:span></text:a><text:span text:style-name="T105">”</text:span>.</text:p>
      <text:p text:style-name="P2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7">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7"/>
      <text:p text:style-name="P27">This second and final part of the BigTIFF/<text:span text:style-name="T1">A</text:span> header starts of with 2 unsigned 16bit integer members, with fixed values, respectively 8 and 0.</text:p>
      <text:p text:style-name="P27">Immediately following these two members, is an 8 byte unsigned integer value that is the file offset of the first IFD. IFD structures are explained below <text:span text:style-name="T105">in “</text:span><text:a xlink:type="simple" xlink:href="#4_2_the_ifd_structure" text:style-name="Internet_20_link" text:visited-style-name="Visited_20_Internet_20_Link"><text:span text:style-name="T105">4.2. The IFD structure</text:span></text:a><text:span text:style-name="T105">”</text:span>.</text:p>
      <text:p text:style-name="P2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7">The BigTIFF/<text:span text:style-name="T1">A</text:span> file header is thus 16 bytes long.</text:p>
      <text:h text:style-name="Heading_20_2" text:outline-level="2"><text:bookmark text:name="2_4_fault_tolerance"/>2.4. Fault tolerance in decoding</text:h>
      <text:p text:style-name="P27">In real-life TIFF, it is not uncommon to see lowercase "ii" or lowercase "mm" <text:span text:style-name="T107">for the first member of the header structure</text:span>. <text:span text:style-name="T107">A robust, fault-tolerant decoder </text:span>is required to <text:span text:style-name="T107">interpret </text:span>these incorrect values <text:span text:style-name="T107">as</text:span> "II" or "MM" respectively.</text:p>
      <text:p text:style-name="P8">Any other values <text:span text:style-name="T107">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58">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107">on the TIFF file level</text:span></text:a><text:span text:style-name="T107">.</text:span></text:p>
      <text:p text:style-name="P29">In real-life, it is not uncommon to encounter <text:span text:style-name="T107">otherwise </text:span>perfectly <text:span text:style-name="T107">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107">, this practice mostly dates back to the pre-BigTIFF era, and it's expected BigTIFF-aware manufacturers abandon this practice. So it's reasonable to assume all such files are ClassicTIFF.</text:span></text:p>
      <text:p text:style-name="P29">For this reason, <text:span text:style-name="T107">a fault tolerant decoder is recommended to interpret anything other then 43, as if it were 42.</text:span></text:p>
      <text:p text:style-name="P28">A fault-tolerant decoder may want to ignore the first two members of the second part of the header, in BigTIFF/A. To this day they have fixed values that don't convey any real meaning.</text:p>
      <text:p text:style-name="P28">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5">The open source “converter” solution proposed by Libis and AWare Systems will include the fault <text:soft-page-break/>tolerance specified above in the decoding part, meaning, TIFF files with any of these mistakes will get converted to perfectly legitimate TIFF/A.</text:p>
      <text:p text:style-name="P25">The closed source version will try and go beyond said fault tolerance. If the first member is neither “II”, “MM”, “ii”, nor “mm”, <text:span text:style-name="T108">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108">Test files</text:span></text:h>
      <text:list xml:id="list7464007169963846204" text:style-name="L5">
        <text:list-item>
          <text:p text:style-name="P268"><text:span text:style-name="T110">Header\Classic Intel.tif</text:span><text:span text:style-name="T108">: Perfectly well formed ClassicTIFF/A, Intel byte order, 16 bits per sample in the actual image data enabling testing byte order correctness up to image data decoding.</text:span></text:p>
        </text:list-item>
        <text:list-item>
          <text:p text:style-name="P270"><text:span text:style-name="T109">Header\Classic Motorola.tif</text:span>: Perfectly well formed <text:span text:style-name="T116">Classic</text:span>TIFF,/A Motorola byte order, 16 bits per sample in the actual image data enabling testing byte order correctness up to image data decoding.</text:p>
        </text:list-item>
        <text:list-item>
          <text:p text:style-name="P269"><text:span text:style-name="T110">Header\</text:span><text:span text:style-name="T111">Big </text:span><text:span text:style-name="T110">Intel.tif</text:span><text:span text:style-name="T108">: Perfectly well formed BigTIFF/A, Intel byte order, 16 bits per sample in the actual image data enabling testing byte order correctness up to image data decoding.</text:span></text:p>
        </text:list-item>
        <text:list-item>
          <text:p text:style-name="P270"><text:span text:style-name="T109">Header\</text:span><text:span text:style-name="T111">Big </text:span><text:span text:style-name="T109">Motorola.tif</text:span>: Perfectly well formed BigTIFF,/A Motorola byte order, 16 bits per sample in the actual image data enabling testing byte order correctness up to image data decoding.</text:p>
        </text:list-item>
        <text:list-item>
          <text:p text:style-name="P271"><text:span text:style-name="T109">Header\Lowercase byteorder E.tif</text:span>: ClassicTIFF/A, Intel byte order, 16 bits per sample, but the first member of the header is “ii” where it should actually be “II”.</text:p>
        </text:list-item>
        <text:list-item>
          <text:p text:style-name="P271"><text:span text:style-name="T109">Header\Nonsense byteorder E.tif</text:span>: ClassicTIFF/A, Intel byte order, 16 bits per sample, but the first member of the header is “xx” where it should actually be “II”.</text:p>
        </text:list-item>
        <text:list-item>
          <text:p text:style-name="P271"><text:span text:style-name="T109">Header\Incorrect version E.tif</text:span>: ClassicTIFF/A, Intel byte order, 16 bits per sample, but the version number in the header is 78 where it should actually be 42.</text:p>
        </text:list-item>
        <text:list-item>
          <text:p text:style-name="P272">Header\Incorrect bigconst E.tif<text:span text:style-name="T117">: BigTIFF/A, Intel byte order, but the first two member of the second part of the header are totally off.</text:span></text:p>
        </text:list-item>
      </text:list>
      <text:p text:style-name="P69">Please note that the final four test files included for this section are not actually legitimate TIFF nor legitimate TIFF/A. They are included for testing fault tolerance and/or error behavior, only.</text:p>
      <text:h text:style-name="P210" text:outline-level="1"><text:bookmark text:name="3_data_block_order"/><text:span text:style-name="T131">3</text:span>. Data block order, location, and organization</text:h>
      <text:h text:style-name="Heading_20_2" text:outline-level="2"><text:bookmark text:name="3_1_tiff_and_tiff_a"/>3.1. TIFF and TIFF/A</text:h>
      <text:h text:style-name="P234" text:outline-level="1">Any data block in TIFF is either the file header specified in previous section “<text:a xlink:type="simple" xlink:href="#2_tiff_a_file_header" text:style-name="Internet_20_link" text:visited-style-name="Visited_20_Internet_20_Link"><text:span text:style-name="T132">2. TIFF/A file header</text:span></text:a><text:span text:style-name="T132">”</text:span>, or...</text:h>
      <text:list xml:id="list2200372180499741649" text:style-name="L6">
        <text:list-item>
          <text:h text:style-name="P238" text:outline-level="1">a TIFF IFD</text:h>
        </text:list-item>
        <text:list-item>
          <text:h text:style-name="P238" text:outline-level="1"><text:span text:style-name="T132">a t</text:span>ag <text:span text:style-name="T132">value</text:span></text:h>
        </text:list-item>
        <text:list-item>
          <text:h text:style-name="P239" text:outline-level="1"><text:span text:style-name="T132">an </text:span>image strip or tile</text:h>
        </text:list-item>
      </text:list>
      <text:h text:style-name="P235" text:outline-level="1">A TIFF IFD more or less corresponds to a single raster image. It<text:span text:style-name="T132">'s a collection of tags, followed by a pointer to the next IFD in the same chain.</text:span></text:h>
      <text:h text:style-name="P236" text:outline-level="1">A tag is more or less a data member in the IFD. Its tag type, <text:span text:style-name="T132">identified by an </text:span>unsigned 16bit integer, indicates what exact data is given. For example, the tag with ID 256 <text:span text:style-name="T131">is </text:span>used to <text:span text:style-name="T131">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132">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235" text:outline-level="1">The raster pixel color data is divided into rectangular parts, either strips or tiles. <text:span text:style-name="T134">Every such strip or tile ends up in a separate data block. </text:span>The<text:span text:style-name="T138">se</text:span> <text:span text:style-name="T134">data block </text:span>file offsets and lengths are specified in dedicated tags.</text:h>
      <text:h text:style-name="P237" text:outline-level="1"><text:span text:style-name="T133">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234" text:outline-level="1">Additionally, any data block is supposed to be linked from only one location. For example, if multiple pages in a TIFF file include the same <text:span text:style-name="T138">encoding software name, and the name does not fit the tag value space inside the IFD</text:span>, they are required to each link to their own instance of that <text:span text:style-name="T138">name</text:span>.</text:h>
      <text:h text:style-name="P234" text:outline-level="1">This serves multiple purposes...</text:h>
      <text:list xml:id="list5088821348258998989" text:style-name="L7">
        <text:list-item>
          <text:h text:style-name="P240" text:outline-level="1">Encoders can flush data in any order they see fit. They never need huge buffers. This is important because encoders can be low-memory devices like faxes and scanners.</text:h>
        </text:list-item>
        <text:list-item>
          <text:h text:style-name="P241"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38">defined</text:span>, even for private purposes, and still these low-level file operations work just fine.</text:h>
        </text:list-item>
      </text:list>
      <text:h text:style-name="P242" text:outline-level="1">The specific context of TIFF/A <text:span text:style-name="T135">changes this picture slightly.</text:span></text:h>
      <text:h text:style-name="P243"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43" text:outline-level="1">More importantly, TIFF allows for parts of the addressing space inside a file to be unused. This actually naturally happens as a consequence of page deletion, for example, as this is most commonly implemented as a mere IFD unlinking.</text:h>
      <text:h text:style-name="P244"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36">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45" text:outline-level="1">Therefore, a final step in a TIFF/A compliance check, should map all addressing space usage. This enables detection of...</text:h>
      <text:list xml:id="list3744328897546184690" text:style-name="L8">
        <text:list-item>
          <text:h text:style-name="P246" text:outline-level="1">partly overlapping data blocks</text:h>
        </text:list-item>
        <text:list-item>
          <text:h text:style-name="P246" text:outline-level="1">multiple pointers to a single data block</text:h>
        </text:list-item>
        <text:list-item>
          <text:h text:style-name="P246" text:outline-level="1">unused spaces</text:h>
        </text:list-item>
      </text:list>
      <text:h text:style-name="P247" text:outline-level="1">These first two problems imply the file is invalid TIFF, all three problems imply the file is invalid TIFF/A. </text:h>
      <text:h text:style-name="P279"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48" text:outline-level="1">The open source “converter” solution proposed by Libis and AWare Systems will include <text:span text:style-name="T137">resolution of these problems, and ensure TIFF/A compliance, as a natural consequence of the conversion. The open source compliance checker will include addressing space mapping and detection of these problems.</text:span></text:h>
      <text:h text:style-name="P249" text:outline-level="1">There's nothing left for the closed source commercial solution to add, here, the open source solution covers everything.</text:h>
      <text:h text:style-name="Heading_20_2" text:outline-level="2"><text:bookmark text:name="3_2_alignment"/>3.2. Alignment</text:h>
      <text:p text:style-name="P73">In ClassicTIFF, all data blocks are required to be aligned on a <text:span text:style-name="T277">2</text:span> byte boundary. <text:span text:style-name="T277">Some known implementations go beyond this, and ensure an alignment on a 4 byte boundary. If there is to be an alignment, that is probably sensible, seeing structures like the IFD structure contain 32bit values and all of these are sitting on 4 byte boundary offsets from the beginning of that structure. </text:span>In BigTIFF, the required alignment is 8 bytes.</text:p>
      <text:p text:style-name="P71">This historical requirement <text:span text:style-name="T277">as a whole </text:span>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2">Still, TIFF requires this alignment, and TIFF/A is a subset of TIFF, so it <text:span text:style-name="T141">can</text:span>not be ignored. </text:p>
      <text:p text:style-name="P86">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80" text:outline-level="1"><text:span text:style-name="T18">The open source “converter” solution proposed by Libis and AWare Systems will include </text:span><text:span text:style-name="T20">restoration of proper alignment </text:span><text:span text:style-name="T19">as a natural consequence of the conversion. </text:span></text:h>
      <text:h text:style-name="Heading_20_2" text:outline-level="2"><text:bookmark text:name="3_3_test_files"/><text:soft-page-break/>3.<text:span text:style-name="T138">3</text:span>. Test files</text:h>
      <text:list xml:id="list7275742740368229346" text:style-name="L9">
        <text:list-item>
          <text:p text:style-name="P273"><text:span text:style-name="T139">Block\Overlap E.tif</text:span><text:span text:style-name="T118">: <text:s/></text:span><text:span text:style-name="T119">ClassicTIFF/A, Intel byte order, </text:span><text:span text:style-name="T118">8</text:span><text:span text:style-name="T119"> bits per sample. </text:span><text:span text:style-name="T118">Contains two IFDs. First one has a Software tag defining the name of the encoding software “Overlap test encoding software”. As this tag value does not fit inside the IFD, it's contained in a separate data block. The second IFD also has a Software tag. This tag points to the same data block offset, plus 8, and has the same length, minus 8. Its value therefore ends up being “test encoding software”.</text:span></text:p>
        </text:list-item>
        <text:list-item>
          <text:p text:style-name="P281"><text:span text:style-name="T112">Block\Block reuse E.tif</text:span><text:span text:style-name="T118">: </text:span><text:span text:style-name="T119">ClassicTIFF/A, Intel byte order, </text:span><text:span text:style-name="T118">8</text:span><text:span text:style-name="T119"> bits per sample. </text:span><text:span text:style-name="T118">Contains two IFDs. Both have a Software tag defining the name of the encoding software, both point to the same data block containing this tag's </text:span><text:span text:style-name="T122">value “This tag value data block pointed to from two locations”.</text:span></text:p>
        </text:list-item>
        <text:list-item>
          <text:p text:style-name="P274">Block\Unused space E.tif<text:span text:style-name="T117">: <text:s/></text:span><text:span text:style-name="T119">ClassicTIFF/A, Intel byte order, </text:span><text:span text:style-name="T117">8</text:span><text:span text:style-name="T119"> bits per sample, </text:span><text:span text:style-name="T120">single IFD. This files contains </text:span><text:span text:style-name="T122">an </text:span><text:span text:style-name="T120">unused space </text:span><text:span text:style-name="T122">of 128 bytes immediately before the single IFD data block</text:span><text:span text:style-name="T120">.</text:span></text:p>
        </text:list-item>
        <text:list-item>
          <text:p text:style-name="P275">Block\Bad alignment Classic E.tif<text:span text:style-name="T117">: </text:span><text:span text:style-name="T119">ClassicTIFF/A, Intel byte order, </text:span><text:span text:style-name="T118">8</text:span><text:span text:style-name="T119"> bits per sample, </text:span><text:span text:style-name="T117">single IFD. </text:span><text:span text:style-name="T121">Some of the data blocks in this file don't sit on 4 byte boundary offsets.</text:span></text:p>
        </text:list-item>
        <text:list-item>
          <text:p text:style-name="P276"><text:span text:style-name="T140">Block\Bad alignment Big E.tif</text:span><text:span text:style-name="T121">: Big</text:span><text:span text:style-name="T119">TIFF/A, Intel byte order, </text:span><text:span text:style-name="T118">8</text:span><text:span text:style-name="T119"> bits per sample, </text:span><text:span text:style-name="T121">single IFD. Some of the data blocks in this file don't sit on 8 byte boundary offsets, even though all blocks sit on 4 byte boundary offsets.</text:span></text:p>
        </text:list-item>
      </text:list>
      <text:p text:style-name="P74"><text:span text:style-name="T121">P</text:span><text:span text:style-name="T117">lease note that none of these files are actually </text:span><text:span text:style-name="T123">valid </text:span><text:span text:style-name="T117">TIFF/A, and, except for “</text:span><text:span text:style-name="T118">Block\Unused space E.tif”, </text:span><text:span text:style-name="T117">none of these files are actually </text:span><text:span text:style-name="T123">valid</text:span><text:span text:style-name="T117"> TIFF. They are included for testing fault tolerance, error behavior and/or conversion and compliance checking, only.</text:span></text:p>
      <text:h text:style-name="P207" text:outline-level="1"><text:bookmark text:name="4_ifd_tree"/><text:span text:style-name="T142">4</text:span>. <text:span text:style-name="T143">The </text:span>IFD tree</text:h>
      <text:h text:style-name="P195"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0">In the early days, TIFF was mostly used as a container for a single such raster.</text:p>
      <text:p text:style-name="P31">This scheme evolved in several different ways. Since the top level was actually designed to be a single-linked list of IFD structures, <text:span text:style-name="T148">with the first IFD being pointed to in the file header and every IFD including a pointer to the next IFD in the list, </text:span>TIFF quite naturally became a multiraster format.</text:p>
      <text:p text:style-name="P31">There was however no good way to encode and convey all possible meanings of this multiraster list. Were these different planes of the same image? Different layers? Different pages in a scan? A base image and multiple possible masks? A base image and <text:span text:style-name="T145">some </text:span>convenient premade more manageable downsampled versions thereof? Some attempts were made to <text:span text:style-name="T146">come up with a </text:span>standard <text:span text:style-name="T146">to specify</text:span> these intended relations between the different rasters, and some of these standards still live on in real-life practical TIFF usage <text:span text:style-name="T148">today</text:span>.</text:p>
      <text:p text:style-name="P31">It became clear, however, that standards could not foresee every possible multiraster relation in every possible application and encoding context. </text:p>
      <text:p text:style-name="P31">On top of that, there was a problem with compatibility between software with different levels of support for different versions of these standards. <text:span text:style-name="T145">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0">Now let's apply the same algorithm with the same parameters and user intention to a newer TIFF file. This file, too, has 4 rasters. However, whilst the first and second are marked a full-size new image, the third and fourth are marked as downsampled version<text:span text:style-name="T148">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46">sees </text:span>may actually depend on his viewing scale and zooming level, as his newfangled viewing software may decide to use these downsamples or <text:span text:style-name="T148">use </text:span>the full-scale image depending on the size of the intended rendering.</text:p>
      <text:p text:style-name="P32">In other words, these standards fell short, and introduced the potential for data corruption.</text:p>
      <text:p text:style-name="P33">It became clear that a different strategy was <text:span text:style-name="T146">needed</text:span>. Modern practical usage of TIFF regards every IFD in this top-level linked list as a single independent page of a multipage document. No raster relation is to be specified at this level, ensuring <text:span text:style-name="T146">wide </text:span>compatibility. <text:span text:style-name="T146">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2">Instead of including every encoded raster in the same top-level linked list, modern <text:span text:style-name="T148">TIFF usage </text:span>allows for secondary lists to be started from <text:span text:style-name="T148">within </text:span>any IFD, with specific tags <text:span text:style-name="T148">to </text:span>indicate the meaning of these secondary lists, thus turning <text:span text:style-name="T148">the </text:span>single list into a full IFD tree. For example, raster IFDs can include the SubIFDs tag. This tag, if included, points to the first IFD in a list of <text:soft-page-break/>downsampled versions of the IFD that includes th<text:span text:style-name="T173">e </text:span>tag.</text:p>
      <text:p text:style-name="P34">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48">with </text:span>one of the old-time raster relationship specifications, it'll note no raster relationship tags are present in the two IFDs it's seeing and, again, merely unlink the second IFD, as was the user's intention.</text:p>
      <text:p text:style-name="P35">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48">Another advantage lies in the fact that </text:span>the IFD structure inherits the extendability scheme inherent to tags. There is no standard “LayerIFDs” tag, but there could be, and you could be the one to register it or you could <text:span text:style-name="T148">define </text:span>a private “LayerIFDs” tag if your workflow does not require good interchange of this particular data.</text:p>
      <text:p text:style-name="P36">Furthermore, it's now possible to encode anything existing of any number of rasters with any possible relationship, and still ensure perfect data interchange of <text:span text:style-name="T148">at the very least </text:span>the composed image. For example, this <text:span text:style-name="T148">hypothetical </text:span>“LayerIFDs” tag should be used in a top-level IFD that contains the composed image result<text:span text:style-name="T148">ing</text:span> from <text:span text:style-name="T148">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73">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47">the SubIFDs tag standard in the TIFF/A subset is vital</text:span>. Also, <text:span text:style-name="T147">any TIFF decoder, including the one on the input end of the </text:span><text:a xlink:type="simple" xlink:href="#0_scope_and_purpose" text:style-name="Internet_20_link" text:visited-style-name="Visited_20_Internet_20_Link"><text:span text:style-name="T147">TIFF-to-TIFF/A converter</text:span></text:a><text:span text:style-name="T147">, should understand old-time raster relationship specification sufficiently to at least skip old-time downsamples and such in the top-level IFD list and not mistake them for independent pages.</text:span></text:p>
      <text:p text:style-name="P8">The <text:span text:style-name="T147">next </text:span>subsection below specifies the IFD structure. Next, we build on <text:span text:style-name="T149">all </text:span>this and specify the <text:span text:style-name="T1">TIFF/A</text:span> IFD tree. <text:span text:style-name="T148">T</text:span>he final subsection <text:span text:style-name="T148">includes recommendations on how to skip old-time downsamples and other such “slave images”.</text:span></text:p>
      <text:h text:style-name="P195" text:outline-level="2"><text:bookmark text:name="4_2_the_ifd_structure"/><text:span text:style-name="T105">4</text:span>.<text:span text:style-name="T144">2</text:span>. The IFD structure</text:h>
      <text:h text:style-name="P213" text:outline-level="3"><text:bookmark text:name="4_2_1_format_and_decoder_considerations"/>4.2.1. Format and <text:span text:style-name="T158">primary </text:span>decoder considerations</text:h>
      <text:p text:style-name="P39">Whilst the data member<text:span text:style-name="T156">s</text:span> of the IFD structure, and their meaning, remain the same in ClassicTIFF and BigTIFF <text:span text:style-name="T156">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53">P</text:span>artial download<text:span text:style-name="T153">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52">partly or </text:span>completely specified and a user may want to retrieve <text:span text:style-name="T152">whatever he can</text:span>.</text:p>
      <text:p text:style-name="P37">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57">for </text:span><text:soft-page-break/><text:span text:style-name="T157">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53">fails the sanity check and exceeds the recommended maximum of 4096, should result in an </text:span><text:a xlink:type="simple" xlink:href="#1_2_error_attribution_and_recovery" text:style-name="Internet_20_link" text:visited-style-name="Visited_20_Internet_20_Link"><text:span text:style-name="T153">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53">below </text:span>in “<text:a xlink:type="simple" xlink:href="#5_the_tiff_a_image_ifd" text:style-name="Internet_20_link" text:visited-style-name="Visited_20_Internet_20_Link"><text:span text:style-name="T153">5. The TIFF/A image IFD</text:span></text:a><text:span text:style-name="T153">”.</text:span></text:p>
      <text:p text:style-name="P7">The second member of the tag structure, is a datatype indication. The possible values and their meaning <text:span text:style-name="T153">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55">Every tag value is </text:span>regarded an array of <text:span text:style-name="T155">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1">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55">and, tag values being arrays, in cases where multiple values do make sense this should normally be covered with a single tag having multiple values</text:span>. The ascending order, may not conceptually be required, but it's part of the TIFF specification, <text:span text:style-name="T155">so it's part of TIFF/A</text:span>.</text:p>
      <text:p text:style-name="P41">A decoder should be prepared to deal with multiple occurrences of the same tag, and <text:span text:style-name="T155">incorrect sort </text:span>order of tags. In the interest of <text:span text:style-name="T159">predictable </text:span>uniform response to unexpected situations, it is required that a decoder that sees multiple instances of the same tag inside a single IFD, holds on to the first instance and ignores all subsequent instances. It may issue a warning, <text:span text:style-name="T155">depending on the desired level of verbosity</text:span>.</text:p>
      <text:p text:style-name="P41">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55">s</text:span> should be issue<text:span text:style-name="T155">d</text:span>, as the error <text:span text:style-name="T155">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58">primary </text:span></text:a><text:a xlink:type="simple" xlink:href="#4_2_1_format_and_decoder_considerations" text:style-name="Internet_20_link" text:visited-style-name="Visited_20_Internet_20_Link">decoder considerations</text:a><text:span text:style-name="T155">”</text:span>.</text:p>
      <text:h text:style-name="Heading_20_3" text:outline-level="3"><text:bookmark text:name="4_2_2_datatype_tolerance"/>4.2.2. Datatype toleran<text:span text:style-name="T158">ce</text:span></text:h>
      <text:p text:style-name="P40">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53">In a verbose context, a message can be emitted alerting to the situation, but this should not be regarded an error on any level</text:span>. </text:p>
      <text:p text:style-name="P40">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57">n </text:span>error. <text:span text:style-name="T157">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57">an IFD-image-level error</text:span></text:a><text:span text:style-name="T157">. </text:span>Sometimes conversion is simply not defined. The ImageWidth tag could specify datatype 2 (ASCII) or datatype 5 (Rational). No conversion attempt should be made from anything non-integer (including IFD and IFD8), to anything integer. <text:span text:style-name="T158">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58">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58">an IFD-image-level error</text:span></text:a><text:span text:style-name="T158">.</text:span></text:p>
      <text:p text:style-name="P40">When a decoder expects the datatype 7 (Undefined), it should also accept datatype 1 (Byte), <text:soft-page-break/>because many encoders mistakenly use this. Depending on the desired level of verbosity, <text:span text:style-name="T154">again, a warning message may be emitted</text:span>. No other conversion to datatype 7 (Undefined) should ever be attempted, because it is illogical and because data could easily be corrupted due to byte order issues.</text:p>
      <text:p text:style-name="P40">When a decoder expects the datatype 5 (Rational), it should attempt to also convert from datatype 10 (SRational), and the other way around.</text:p>
      <text:p text:style-name="P40">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0">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54">it's actually meant to be true integer data, or </text:span>point<text:span text:style-name="T154">s</text:span> to auxiliary IFDs. This problem has the potential to invalidate the functionality detailed in section “<text:a xlink:type="simple" xlink:href="#3_data_block_order" text:style-name="Internet_20_link" text:visited-style-name="Visited_20_Internet_20_Link"><text:span text:style-name="T154">3. Data block order, location, and organization</text:span></text:a><text:span text:style-name="T154">”</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60">into</text:span> a single multipage file, or the other way around.</text:p>
      <text:p text:style-name="P40">BigTIFF is relatively new, but it's expected the Long/IFD issue will probably persist and we'll likely find there will be a similar Long8/IFD8 issue in the near future.</text:p>
      <text:p text:style-name="P40">In TIFF, this problem can only be solved in a heuristic manner. <text:span text:style-name="T154">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54">possibility that this Long is actually meant to be an IFD pointer should be examined. If the data located at that position </text:span>makes for a sensible IFD structure, it probably is.</text:p>
      <text:p text:style-name="P40">In valid <text:span text:style-name="T1">TIFF/A</text:span>, this problem does not exist, because <text:span text:style-name="T1">TIFF/A</text:span> is not extendable. It contains only the tags specified <text:span text:style-name="T154">below </text:span>in section “<text:a xlink:type="simple" xlink:href="#5_the_tiff_a_image_ifd" text:style-name="Internet_20_link" text:visited-style-name="Visited_20_Internet_20_Link"><text:span text:style-name="T154">5. The TIFF/A image IFD</text:span></text:a><text:span text:style-name="T154">”</text:span>, so all tags are known. Furthermore, in valid <text:span text:style-name="T1">TIFF/A</text:span>, the datatypes 13 (IFD) and 18 (IFD8) are the only datatypes allowed for tags that point to auxiliary IFDs.</text:p>
      <text:p text:style-name="P42">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92">Usually, encountering a premature EOF in the midst of a structure, is a rea<text:span text:style-name="T162">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93">Such a premature EOF during IFD reading is however a bit more tricky. We start with an IFD offset <text:span text:style-name="T165">that </text:span>turns out to be potentially valid and it's not already present in the table used to avoid circular <text:soft-page-break/>reference. So we go ahead and read the tag count.</text:p>
      <text:p text:style-name="P93">Suppose it turns out there are 13 tags in this ClassicTIFF IFD. However, we've got <text:span text:style-name="T163">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94">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64">internal representation of the </text:span>tag count to accurately reflect the number of tag structures that are fully read, assume the offset to the next IFD to equal zero, and move on.</text:p>
      <text:p text:style-name="P95"><text:span text:style-name="T166">I</text:span>t is not uncommon to find <text:span text:style-name="T166">TIFF </text:span>files with a single IFD, IFD data block at the end of the file, with all <text:span text:style-name="T167">IFD </text:span>tag <text:span text:style-name="T167">structures</text:span> intact but premature EOF right where the offset to the next IFD is expected <text:span text:style-name="T167">to be</text:span>. This has been obser<text:span text:style-name="T166">v</text:span>ed with a frequency <text:span text:style-name="T166">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6">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6">Both are in use. In fact, it's not uncommon to see both used at the same time, within a single tag. Sometimes both are used at the same time, pointing in two different ways to the same IFDs.</text:p>
      <text:p text:style-name="P96">A decoder must be prepared to deal with that situation. In the interest of uniform decoding behavior, and in particular uniform order of child IFDs, the following algorithm or equivalent thereof is strongly recommended.</text:p>
      <text:p text:style-name="P96">A decoder starts of with <text:span text:style-name="T169">the tag's value, being </text:span>an array of IFD offsets. <text:span text:style-name="T169">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7">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7">The scanning process continues with the next element in the internal array, until that array is exhausted.</text:p>
      <text:p text:style-name="P97">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8"><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100">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100">There's nothing left for the Libis and AWare Systems closed source solution to add, here.</text:p>
      <text:h text:style-name="P197" text:outline-level="2"><text:bookmark text:name="4_3_the_tiff_a_ifd_tree"/><text:span text:style-name="T23">4</text:span><text:span text:style-name="T2">.</text:span><text:span text:style-name="T23">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70">5. </text:span></text:a><text:a xlink:type="simple" xlink:href="#5_the_tiff_a_image_ifd" text:style-name="Internet_20_link" text:visited-style-name="Visited_20_Internet_20_Link">TIFF/A image IFD</text:a>”.</text:p>
      <text:p text:style-name="P64"><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5"><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3">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70">lists complying to this </text:span>recommendation.</text:p>
      <text:p text:style-name="P66">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67">e </text:span>main list IFD<text:span text:style-name="T67">s</text:span>. They see only the correct full-sized and full-precision page IFDs in <text:span text:style-name="T170">any </text:span>TIFF/A page and <text:span text:style-name="T69">ignore the </text:span>SubIFD <text:span text:style-name="T170">list</text:span>. <text:soft-page-break/><text:span text:style-name="T67">Meaning, n</text:span>o support for any old-style raster relation specification nor for the new-style SubIFD tag nor for the TIFF/A recommendation is required <text:span text:style-name="T69">from </text:span>TIFF decoders, converters and renderers <text:span text:style-name="T170">in order to </text:span>at <text:span text:style-name="T170">the very </text:span>least arrive at correct results <text:span text:style-name="T67">when decoding a TIFF/A file</text:span>.</text:p>
      <text:p text:style-name="P9">A naive TIFF decoder that attempts to support any of the old-style raster relation specifications of TIFF, <text:span text:style-name="T67">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68">r</text:span> relation specifications.</text:p>
      <text:p text:style-name="P9">Any TIFF decoder that does support the SubIFDs tag, <text:span text:style-name="T170">should</text:span> not merely arrive at correct results <text:span text:style-name="T170">this way</text:span>, <text:span text:style-name="T67">but also see the downsamples in size and possibly colorspace, and make use of these as it sees fit.</text:span></text:p>
      <text:p text:style-name="P43">In a rendering context, it's recommended a TIFF/A decoder works from the smallest possible raster, <text:span text:style-name="T170">main page IFD or SubIFD,</text:span> that is at least as wide and as high as the target output, delivering the fastest possible result with the least possible IO and processing need<text:span text:style-name="T68">s</text:span>, <text:span text:style-name="T170">with </text:span>only limited negative impact on rendering quality. In an asynchronous progressive rendering context, it's recommended a TIFF/A decoder and renderer works from the full-sized and full-precision main list <text:span text:style-name="T170">page </text:span>IFD in a subsequent pass, delivering the highest <text:span text:style-name="T170">output </text:span>quality attainable.</text:p>
      <text:p text:style-name="P44">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6">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5550988268100841443" text:style-name="L10">
        <text:list-item>
          <text:p text:style-name="P250">the smallest possible output. If the calling context or user chooses this option, no SubIFDs are to be included in the target output.</text:p>
        </text:list-item>
        <text:list-item>
          <text:p text:style-name="P282"><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50">compliance with the TIFF/A recommendations. Input SubIFDs and other downsamples are completely ignored. Output is produced by (re)downsampling the main page image, resulting in the exact SubIFDs list recommended above.</text:p>
        </text:list-item>
      </text:list>
      <text:p text:style-name="P26">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6">The closed source commercial version will add support for the other two options.</text:p>
      <text:h text:style-name="P196" text:outline-level="2"><text:bookmark text:name="4_4_old_school_ifd_relations"/>4.4. Old-school IFD relations a decoder should be aware of</text:h>
      <text:p text:style-name="P47">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5">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5">This can be achieved by checking for the following conditions.</text:p>
      <text:list xml:id="list7034044081624327369" text:style-name="L11">
        <text:list-item>
          <text:p text:style-name="P251">The IFD is not the first IFD in the top-level list, includes tag 255 (SubfileType) with <text:soft-page-break/>datatype 3 (Short, unsigned 16bit integer), count 1 and single value 2 (reduced-resolution image data).</text:p>
        </text:list-item>
        <text:list-item>
          <text:p text:style-name="P251">The IFD is not the first IFD in the top-level list, includes tag 254 (NewSubfileType) with datatype 4 (Long, unsigned 32bit integer), count 1 and single value 1 (reduced-resolution version of another image in this TIFF file).</text:p>
        </text:list-item>
      </text:list>
      <text:p text:style-name="P45">If either of the these two conditions i<text:span text:style-name="T173">s</text:span> fully met, the decoder needs to completely ignore this IFD. <text:span text:style-name="T172">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6">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2002963861627907446" text:style-name="L12">
        <text:list-item>
          <text:p text:style-name="P283"><text:span text:style-name="T109">IFD struct\Beyond EOF E.tif</text:span>: Perfectly well formed first IFD in the top-level list, pointing to a position beyond EOF as the next IFD.</text:p>
        </text:list-item>
        <text:list-item>
          <text:p text:style-name="P283"><text:span text:style-name="T109">IFD struct\Circular E.tif</text:span>: Perfectly well formed first two IFD in the top-level list. First one points to the second as the next IFD. Second one, points to the first, as the next IFD.</text:p>
        </text:list-item>
        <text:list-item>
          <text:p text:style-name="P283"><text:span text:style-name="T109">IFD struct\Circular short E.tif</text:span>: Perfectly well formed first IFD in the top-level list, pointing to itself as the next IFD.</text:p>
        </text:list-item>
        <text:list-item>
          <text:p text:style-name="P283"><text:span text:style-name="T109">IFD struct\Insane tag count E.tif</text:span>: <text:span text:style-name="T175">Two</text:span> IFDs in the top-level list. First <text:span text:style-name="T175">one is OK. </text:span>Second <text:span text:style-name="T175">one </text:span>has a corrupt tag count of 65000.</text:p>
        </text:list-item>
        <text:list-item>
          <text:p text:style-name="P283"><text:span text:style-name="T109">IFD struct\Unsorted tags E.tif</text:span>: Single IFD, tags are not properly sorted.</text:p>
        </text:list-item>
        <text:list-item>
          <text:p text:style-name="P283"><text:span text:style-name="T109">IFD struct\Duplicate tag E.tif</text:span>: Single IFD containing two instances of the ImageWidth tag.</text:p>
        </text:list-item>
        <text:list-item>
          <text:p text:style-name="P283"><text:span text:style-name="T109">IFD struct\Premature EOF E.tif</text:span>: Single IFD, EOF in the midst of the IFD structure, but remaining <text:span text:style-name="T176">IFD </text:span>tag <text:span text:style-name="T176">structures</text:span> <text:span text:style-name="T176">and file </text:span>suffice to make sense of the image.</text:p>
        </text:list-item>
        <text:list-item>
          <text:p text:style-name="P283"><text:span text:style-name="T109">IFD struct\SubIFDs list.tif</text:span>: Single <text:span text:style-name="T177">top-level </text:span>IFD, four SubIFDs in a single-linked list.</text:p>
        </text:list-item>
        <text:list-item>
          <text:p text:style-name="P284"><text:span text:style-name="T109">IFD struct\SubIFDs array E.tif</text:span>: Single <text:span text:style-name="T177">top-level </text:span>IFD, four SubIFDs, each directly pointed to by an element in the SubIFDs tag value array.</text:p>
        </text:list-item>
        <text:list-item>
          <text:p text:style-name="P285"><text:span text:style-name="T109">IFD struct\SubIFDs list array mixed E.tif</text:span>: Single <text:span text:style-name="T177">top-level </text:span>IFD, four SubIFDs, bizarre mixture of list and array with <text:span text:style-name="T178">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78">4.2.4. IFD arrays vs IFD lists</text:span></text:a><text:span text:style-name="T178">”.</text:span></text:p>
        </text:list-item>
      </text:list>
      <text:p text:style-name="P99">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1824764476437538909" text:style-name="L13">
        <text:list-item>
          <text:p text:style-name="P286"><text:span text:style-name="T109">IFD tree\Recommended list.tif</text:span>: Single IFD in the main list, encoding a rather big raster. The IFD includes the SubIFDs tag, pointing to a list of downsamples, with sizes and colorspaces as per TIFF/A recommendation.</text:p>
        </text:list-item>
        <text:list-item>
          <text:p text:style-name="P286"><text:span text:style-name="T109">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101"><text:soft-page-break/>Both these files are valid TIFF. However, the second one is not valid TIFF/A.</text:p>
      <text:p text:style-name="P48"/>
      <text:h text:style-name="P206" text:outline-level="1"><text:bookmark text:name="5_the_tiff_a_image_ifd"/><text:span text:style-name="T153">5</text:span>. The <text:span text:style-name="T1">TIFF/A</text:span> image IFD</text:h>
      <text:h text:style-name="Heading_20_2" text:outline-level="2"><text:bookmark text:name="5_1_decoder_guidelines"/>5.1. <text:span text:style-name="T201">General</text:span> guidelines</text:h>
      <text:p text:style-name="P102">It is strongly recommended TIFF and TIFF/A decoders make a firm distinction between tag structures and values on the one hand, and higher level image properties on the other. </text:p>
      <text:p text:style-name="P102">For example, <text:span text:style-name="T179">on the one hand, </text:span>there's tag structure<text:span text:style-name="T182">s</text:span> inside an IFD structure, and one of these is likely to be the ImageWidth tag, probably with a value encoded in-place, because if one builds from the assumption that it makes any sense at all <text:span text:style-name="T182">this value </text:span>likely at most 4 bytes long. Then again, decoders should not be build on <text:span text:style-name="T179">any </text:span>assumption <text:span text:style-name="T179">other then the need for proper handling of the unexpected. An ImageWidth </text:span>tag <text:span text:style-name="T182">in a TIFF file of unknown origin </text:span>could have a value that is an array of 100 floating points.</text:p>
      <text:p text:style-name="P103">On the other hand, there's the image width, <text:span text:style-name="T180">a different concept entirely.</text:span></text:p>
      <text:p text:style-name="P104">Th<text:span text:style-name="T182">is </text:span>distinction has several advantages.</text:p>
      <text:list xml:id="list6890908213282848680" text:style-name="L14">
        <text:list-item>
          <text:p text:style-name="P287">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87">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104">For less obvious reasons, the same distinction is recommended in a TIFF or TIFF/A encoder. The advantages are essentially the same, even though the applications that actually require these advantages are less numerous.</text:p>
      <text:p text:style-name="P104">Many of the exotic, or sometimes even plain incorrect test files accompanying this specification have been built with an encoder making this firm distinction between image properties and tag values. Often <text:span text:style-name="T182">times</text:span>, this encoder was used to build an encoded image and its IFD in a perfectly ordinary manner, <text:span text:style-name="T181">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8">The following sections aim to specify the relationship between tag values and higher level image properties, and how to convert one into the other. <text:span text:style-name="T182">Doing so, it specifies exactly what tags are valid in TIFF/A, with what datatypes and counts, and how they ought be used and interpreted.</text:span></text:p>
      <text:p text:style-name="P109">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208">Unlike actual tag names, however, these property names are provided for easy reference only, they are not strictly speaking part of the TIFF/A specification.</text:span></text:p>
      <text:p text:style-name="P105">Th<text:span text:style-name="T207">e</text:span> tag list <text:span text:style-name="T207">defined in the following sections </text:span>is exhaustive. TIFF/A does <text:span text:style-name="T183">not</text:span><text:span text:style-name="T193"> support the </text:span><text:soft-page-break/><text:span text:style-name="T193">extendability inherent to TIFF because this conflicts with the needs </text:span><text:span text:style-name="T194">of </text:span><text:span text:style-name="T193">an archival file format.</text:span></text:p>
      <text:h text:style-name="P198" text:outline-level="2"><text:bookmark text:name="5_2_image_dimensions"/>5.2. Image dimensions</text:h>
      <text:h text:style-name="P214" text:outline-level="3"><text:bookmark text:name="5_2_1_image_dimension_tags"/>5.2.1. <text:span text:style-name="T209">T</text:span>ags <text:span text:style-name="T209">and codec operation</text:span></text:h>
      <text:p text:style-name="P75">ImageWidth</text:p>
      <text:p text:style-name="P126">Tag identification code<text:tab/><text:tab/>256</text:p>
      <text:p text:style-name="P126">Type<text:tab/><text:tab/><text:tab/><text:tab/><text:tab/><text:span text:style-name="T70">3 </text:span>(Short, unsigned 16bit integer)</text:p>
      <text:p text:style-name="P126"><text:tab/><text:tab/><text:tab/><text:tab/><text:tab/><text:tab/><text:span text:style-name="T70">4 </text:span>(Long, unsigned 32bit integer) </text:p>
      <text:p text:style-name="P126">Count<text:tab/><text:tab/><text:tab/><text:tab/><text:tab/>1</text:p>
      <text:p text:style-name="P76">ImageLength</text:p>
      <text:p text:style-name="P126">Tag identification code<text:tab/><text:tab/>257</text:p>
      <text:p text:style-name="P126">Type<text:tab/><text:tab/><text:tab/><text:tab/><text:tab/><text:span text:style-name="T70">3 </text:span>(Short, unsigned 16bit integer)</text:p>
      <text:p text:style-name="P126"><text:tab/><text:tab/><text:tab/><text:tab/><text:tab/><text:tab/><text:span text:style-name="T70">4 </text:span>(Long, unsigned 32bit integer) </text:p>
      <text:p text:style-name="P126">Count<text:tab/><text:tab/><text:tab/><text:tab/><text:tab/>1</text:p>
      <text:p text:style-name="P106">The ImageWidth and ImageLength tags are mandatory in any TIFF/A IFD. <text:span text:style-name="T204">They encode the horizontal and vertical pixel count, not to be confused with any sort of physical rendering dimensions. </text:span></text:p>
      <text:p text:style-name="P106"><text:span text:style-name="T204">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204">an IFD-image level error</text:span></text:a><text:span text:style-name="T204">.</text:span></text:p>
      <text:p text:style-name="P110">The values read from the ImageWidth and ImageLength tags are <text:span text:style-name="T211">henceforth referred to as </text:span><text:span text:style-name="T183">ImageWidthValue</text:span> and <text:span text:style-name="T183">ImageLengthValue</text:span>.</text:p>
      <text:p text:style-name="P107">Encoders should emit both tags, as always picking from the allowed datatypes the shortest that can accommodate the correct value.</text:p>
      <text:p text:style-name="P149">XResolution</text:p>
      <text:p text:style-name="P126">Tag identification code<text:tab/><text:tab/>282</text:p>
      <text:p text:style-name="P126">Type<text:tab/><text:tab/><text:tab/><text:tab/><text:tab/><text:span text:style-name="T70">5 </text:span>(Rational, structure of 2 unsigned 32bit integers)</text:p>
      <text:p text:style-name="P126">Count<text:tab/><text:tab/><text:tab/><text:tab/><text:tab/>1</text:p>
      <text:p text:style-name="P149">YResolution</text:p>
      <text:p text:style-name="P126">Tag identification code<text:tab/><text:tab/>283</text:p>
      <text:p text:style-name="P126">Type<text:tab/><text:tab/><text:tab/><text:tab/><text:tab/><text:span text:style-name="T70">5 </text:span>(Rational, structure of 2 unsigned 32bit integers)</text:p>
      <text:p text:style-name="P126">Count<text:tab/><text:tab/><text:tab/><text:tab/><text:tab/>1</text:p>
      <text:p text:style-name="P149">ResolutionUnit</text:p>
      <text:p text:style-name="P126">Tag identification code<text:tab/><text:tab/>296</text:p>
      <text:p text:style-name="P126">Type<text:tab/><text:tab/><text:tab/><text:tab/><text:tab/><text:span text:style-name="T70">3 </text:span>(Short, unsigned 16bit integer)</text:p>
      <text:p text:style-name="P126">Count<text:tab/><text:tab/><text:tab/><text:tab/><text:tab/>1</text:p>
      <text:p text:style-name="P126">Default<text:tab/><text:tab/><text:tab/><text:tab/><text:tab/>2 (Pixels per inch)</text:p>
      <text:p text:style-name="P148">The XResolution, YResolution, and ResolutionUnit tags <text:span text:style-name="T202">are optional. They can be used to encode a resolution, or pixel aspect ratio. This resolution, taken together with the ImageWidth and </text:span><text:soft-page-break/><text:span text:style-name="T202">ImageLength values, </text:span>can be <text:span text:style-name="T202">an indication of </text:span>the physical size of the original document, if this document is scanned. It may also be some guideline for intended physical printing size.</text:p>
      <text:p text:style-name="P148">If the XResolution <text:span text:style-name="T203">tag </text:span>or the YResolution tag <text:span text:style-name="T202">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51">If sensible values for XResolution and YResolution can be read, but the ResolutionUnit tag is absent or it has a nonconvertible datatype or value that does not make sense, the unit of resolution is assumed to be pixels per inch.</text:p>
      <text:p text:style-name="P152">Allowed sensible values for the ResolutionUnit tag are...</text:p>
      <text:p text:style-name="P136"><text:tab/>1<text:tab/>No absolute unit of measurement. XResolution and YResolution, taken together, merely encode a <text:span text:style-name="T205">pixel </text:span>aspect ratio.</text:p>
      <text:p text:style-name="P136"><text:tab/>2<text:tab/>The unit of the XResolution and YResolution is pixels per inch.</text:p>
      <text:p text:style-name="P136"><text:tab/>3<text:tab/>The unit of the XResolution and YResolution is pixels per centimeter.</text:p>
      <text:p text:style-name="P152">A TIFF/A decoder is required to support this resolution scheme, as is a compliant TIFF decoder. This can be challenging, because TIFF and TIFF/A support non-square pixel aspect ratios, and many imaging libraries do not.</text:p>
      <text:p text:style-name="P152">Whilst the above rules make for tolerant and robust decoding, and encoder should attempt to be consistent and predictable.</text:p>
      <text:p text:style-name="P152">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52">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52">In any other scenario, an encoder is recommended to add all three tags with correct values.</text:p>
      <text:p text:style-name="P153">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55">The open source <text:span text:style-name="T205">solutions </text:span>proposed by Libis and AWare Systems do exactly as specified above. </text:p>
      <text:p text:style-name="P155"><text:span text:style-name="T205">The </text:span>closed source <text:span text:style-name="T205">solution adds compensation for some of the bugs in files collected over many years, without contradicting above specified functionality or meaning</text:span>. <text:span text:style-name="T206">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5428138448312083067" text:style-name="L15">
        <text:list-item>
          <text:p text:style-name="P288"><text:span text:style-name="T109">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208">5</text:span>.<text:span text:style-name="T208">3.</text:span> Image colorspace</text:h>
      <text:h text:style-name="Heading_20_3" text:outline-level="3"><text:bookmark text:name="5_3_1_tags"/>5.3.1. Tags</text:h>
      <text:p text:style-name="P78">BitsPerSample</text:p>
      <text:p text:style-name="P127">Tag identification code<text:tab/><text:tab/>25<text:span text:style-name="T70">8</text:span></text:p>
      <text:p text:style-name="P127">Type<text:tab/><text:tab/><text:tab/><text:tab/><text:tab/><text:span text:style-name="T70">3 </text:span>(Short, unsigned 16bit integer)</text:p>
      <text:p text:style-name="P128">Count<text:tab/><text:tab/><text:tab/><text:tab/><text:tab/><text:span text:style-name="T71">SampleCount (see below)</text:span></text:p>
      <text:p text:style-name="P150">PhotometricInterpretation</text:p>
      <text:p text:style-name="P127">Tag identification code<text:tab/><text:tab/>2<text:span text:style-name="T70">62</text:span></text:p>
      <text:p text:style-name="P127">Type<text:tab/><text:tab/><text:tab/><text:tab/><text:tab/><text:span text:style-name="T70">3 </text:span>(Short, unsigned 16bit integer)</text:p>
      <text:p text:style-name="P127">Count<text:tab/><text:tab/><text:tab/><text:tab/><text:tab/><text:span text:style-name="T70">1</text:span></text:p>
      <text:p text:style-name="P150">SamplesPerPixel</text:p>
      <text:p text:style-name="P127">Tag identification code<text:tab/><text:tab/><text:span text:style-name="T70">277</text:span></text:p>
      <text:p text:style-name="P127">Type<text:tab/><text:tab/><text:tab/><text:tab/><text:tab/><text:span text:style-name="T70">3 </text:span>(Short, unsigned 16bit integer)</text:p>
      <text:p text:style-name="P127">Count<text:tab/><text:tab/><text:tab/><text:tab/><text:tab/><text:span text:style-name="T70">1</text:span></text:p>
      <text:p text:style-name="P150">ExtraSamples</text:p>
      <text:p text:style-name="P127">Tag identification code<text:tab/><text:tab/><text:span text:style-name="T70">338</text:span></text:p>
      <text:p text:style-name="P127">Type<text:tab/><text:tab/><text:tab/><text:tab/><text:tab/><text:span text:style-name="T70">3 </text:span>(Short, unsigned 16bit integer)</text:p>
      <text:p text:style-name="P127">Count<text:tab/><text:tab/><text:tab/><text:tab/><text:tab/><text:span text:style-name="T70">Detailed below</text:span></text:p>
      <text:p text:style-name="P150">SampleFormat</text:p>
      <text:p text:style-name="P127">Tag identification code<text:tab/><text:tab/><text:span text:style-name="T70">339</text:span></text:p>
      <text:p text:style-name="P127">Type<text:tab/><text:tab/><text:tab/><text:tab/><text:tab/><text:span text:style-name="T70">3 </text:span>(Short, unsigned 16bit integer)</text:p>
      <text:p text:style-name="P128">Count<text:tab/><text:tab/><text:tab/><text:tab/><text:tab/><text:span text:style-name="T71">SampleCount (see below)</text:span></text:p>
      <text:p text:style-name="P162">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215">In the TIFF/A subset, valid values for a single sample are 8, 16, 32, and 64, and all samples should have the same value.</text:span></text:p>
      <text:p text:style-name="P159">The PhotometricInterpretation tag is mandatory in TIFF and TIFF/A. It provides an indication of “colorspace family”. In TIFF/A, the single only valid value is 2, meaning the colorspace is sRGB.</text:p>
      <text:p text:style-name="P160">The SamplesPerPixel tag encodes the number of <text:span text:style-name="T213">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61">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217">(also known as “unassociated alpha”)</text:span>. <text:span text:style-name="T217">In TIFF/A, valid values are...</text:span></text:p>
      <text:p text:style-name="P161"><text:tab/><text:span text:style-name="T217">0<text:tab/>unspecified, application dependent data</text:span></text:p>
      <text:p text:style-name="P161"><text:tab/><text:span text:style-name="T217">2 <text:tab/>noncomputed alpha</text:span></text:p>
      <text:p text:style-name="P161"><text:soft-page-break/>The ExtraSamples tag is not mandatory, in the sense that it should not be present if the IFD includes only the base color samples. It should however be present if the IFD includes any additional samples, <text:span text:style-name="T217">and have </text:span>exactly one value per additional sample.</text:p>
      <text:p text:style-name="P139">Typical usage scenario's for unspecified, <text:span text:style-name="T223">application dependent samples </text:span>are elevation data in geospatial imagery, x-ray data in scans of painting<text:span text:style-name="T223">s</text:span>, etc...</text:p>
      <text:p text:style-name="P164">The <text:span text:style-name="T217">SampleFormat</text:span> tag encodes the <text:span text:style-name="T217">datatype</text:span>, separately, for each image sample. Its count, therefore, should equal the number of samples per pixel. In TIFF, this tag is not mandatory and has a default value of 1 <text:span text:style-name="T217">(unsigned integer data)</text:span>. <text:span text:style-name="T217">This default is also valid and default in the TIFF/A subset, and therefore, this tag is not mandatory in TIFF/A either.</text:span></text:p>
      <text:p text:style-name="P166">In TIFF/A, valid values for SampleFormat are...</text:p>
      <text:p text:style-name="P166"><text:tab/>1<text:tab/>unsigned integer data</text:p>
      <text:p text:style-name="P166"><text:tab/>3<text:tab/>IEEE floating point data</text:p>
      <text:p text:style-name="P174">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11">A decoder should first investiga<text:span text:style-name="T212">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11">In TIFF/A, the only valid value for this tag is 2, meaning the colorspace is sRGB. TIFF defines a number of additional options. A TIFF decoder may support a<text:span text:style-name="T212">ny number of these options</text:span>, but a TIFF/A decoder is allowed to throw an IFD-image level error seeing any value other then 2.</text:p>
      <text:p text:style-name="P111">A TIFF <text:span text:style-name="T212">or TIFF/A </text:span>decoder should next derive a value for what is henceforth referred to as <text:span text:style-name="T183">BaseSampleCount</text:span><text:span text:style-name="T193">. This is the number of samples per pixel that are implied by the image colorspace. This value is a direct consequence of the colorspace family, a TIFF decoder should have some functional equivalent of an array of </text:span><text:span text:style-name="T183">BaseSampleCount</text:span><text:span text:style-name="T193"> constants, one for each supported colorspace family, </text:span><text:span text:style-name="T195">from which it picks the value that is applicable in this IFD</text:span><text:span text:style-name="T193">. In TIFF/A, this colorspace family is always sRGB, so </text:span><text:span text:style-name="T183">BaseSampleCount </text:span><text:span text:style-name="T193">always equals 3</text:span><text:span text:style-name="T183">.</text:span></text:p>
      <text:p text:style-name="P112"><text:span text:style-name="T193">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83">SampleCount</text:span><text:span text:style-name="T193">.</text:span></text:p>
      <text:p text:style-name="P112"><text:span text:style-name="T193">If </text:span><text:span text:style-name="T183">BaseSampleCount</text:span><text:span text:style-name="T193"> is greater then </text:span><text:span text:style-name="T183">SampleCount</text:span><text:span text:style-name="T193">, this is an IFD-image error situation.</text:span></text:p>
      <text:p text:style-name="P160">Next up, the TIFF/A decoder takes a peek at the ExtraSamples tag and derives a property henceforth called <text:span text:style-name="T183">ExtraSampleCount</text:span>. At this point, the decoder is not yet interested in this tag's value, but merely its presence and count. <text:span text:style-name="T213">If the tag is not present, or has a nonconvertible datatype, </text:span><text:span text:style-name="T184">ExtraSampleCount</text:span><text:span text:style-name="T213"> should be made to equal 0. If the other hand the tag is present and has a datatype that can make sense, </text:span><text:span text:style-name="T184">ExtraSampleCount</text:span><text:span text:style-name="T213"> should be made to equal this tag's count.</text:span></text:p>
      <text:p text:style-name="P161">At this point, <text:span text:style-name="T183">BaseSampleCount</text:span><text:span text:style-name="T72">+</text:span><text:span text:style-name="T185">ExtraSampleCount</text:span><text:span text:style-name="T72"> should equal </text:span><text:span text:style-name="T185">SampleCount</text:span><text:span text:style-name="T72">. If it does not, the IFD contains inconsistent and contradictory information. This is an IFD-image error situation.</text:span></text:p>
      <text:p text:style-name="P167">If the decoder survives up to this point without throwing an IFD-image error, it has a basic understanding of the color image data encoded in this IFD, and it's ready to try and derive a more thorough <text:span text:style-name="T214">insight into each sample's </text:span>datatype <text:span text:style-name="T214">and bitdepth, and each extra sample's meaning.</text:span></text:p>
      <text:p text:style-name="P162">The decoder needs to next investiga<text:span text:style-name="T216">t</text:span>e the BitsPerSample tag. If this tag is not present, or if it has a nonconvertible datatype, this implies an IFD-image level error.</text:p>
      <text:p text:style-name="P162"><text:soft-page-break/>TIFF allows different image samples to have different bitcounts. For this reason, the BitsPerSample tag count should always equal <text:span text:style-name="T183">SampleCount </text:span><text:span text:style-name="T193">in a valid TIFF IFD. </text:span>However, in real life, codecs supporting <text:span text:style-name="T215">samples with different bitcounts </text:span>are few and far between. <text:span text:style-name="T215">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86">SampleCount</text:span><text:span text:style-name="T215">, with all values equal to the single value that is actually given.</text:span></text:p>
      <text:p text:style-name="P168">If the BitsPerSample tag has a count different from the correct count <text:span text:style-name="T183">SampleCount</text:span>, and different from the tolerated count 1, this is an IFD-image error.</text:p>
      <text:p text:style-name="P163"><text:span text:style-name="T215">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86">BitsPerSampleValue</text:span><text:span text:style-name="T215">.</text:span></text:p>
      <text:p text:style-name="P165">Reading and interpreting the SampleFormat tag next, is very similar, except that there is a sensible default for this tag. </text:p>
      <text:p text:style-name="P165">Meaning, if the SampleFormat tag is not present or has a nonconvertible datatype, a decoder should proceed as if it were present, had the correct datatype, a count equal to <text:span text:style-name="T183">SampleCount</text:span>, and all values equal to 1 (unsigned integer data).</text:p>
      <text:p text:style-name="P165">If the SampleFormat tag is present, has a correct or convertible datatype, and a count equal to 1, a decoder should proceed as if it had a count equal to <text:span text:style-name="T183">SampleCount</text:span> with all values equal to the single value that is actually given.</text:p>
      <text:p text:style-name="P166">If the SampleFormat tag is present,<text:span text:style-name="T216"> has a correct or convertible datatype, and a count </text:span>different from the correct count <text:span text:style-name="T183">SampleCount</text:span>, and different from the tolerated count 1, this is an IFD-image error.</text:p>
      <text:p text:style-name="P166">In the TIFF/A subset, if <text:span text:style-name="T183">BitsPerSampleValue</text:span> is either 8 or 16, all SampleFormat values should be 1 (unsigned integer data). In combination with any other <text:span text:style-name="T183">BitsPerSampleValue</text:span>, 32 or 64, all SampleFormat values should be 3 (IEEE floating point data). If this is not the case, the IFD is not valid TIFF/A, and the decoder is allowed to back out with an IFD-image level error.</text:p>
      <text:p text:style-name="P137">If <text:span text:style-name="T183">ExtraSampleCount</text:span> is 0, then, at this point, the decoder has a complete understanding of the image colorspace. If <text:span text:style-name="T217">i</text:span>t's not, <text:span text:style-name="T217">the decoder </text:span>needs to take a second peek at the ExtraSamples tag.</text:p>
      <text:p text:style-name="P137">We've already checked the presence of the ExtraSamples tag, and its count. If <text:span text:style-name="T183">ExtraSampleCount</text:span> is not 0, and we arrive at this point without error, the ExtraSamples tag is present and its count is <text:span text:style-name="T217">guaranteed to be </text:span>correct and equal to <text:span text:style-name="T183">ExtraSampleCount</text:span>. The ExtraSamples tag contains an indication of meaning or intent, per image channel beyond those that are implied by the colorspace. <text:span text:style-name="T218">In TIFF/A, valid values are 0, for unspecified, application dependent data, and 2 for noncomputed alpha. A TIFF/A decoder is allowed to respond to any other value with an IFD-image level error.</text:span></text:p>
      <text:p text:style-name="P154">A full compliance and sanity check can <text:span text:style-name="T223">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15" text:outline-level="3"><text:bookmark text:name="5_3_3_sample_data_ranges"/><text:span text:style-name="T222">5.3.3. </text:span>Sample data ranges</text:h>
      <text:p text:style-name="P171">With unsigned integer sample formats, sRGB is encoded as expected, meaning RGB(0,0,0) is black and RGB(x,x,x) with x representing the maximum integer value that fits the <text:span text:style-name="T222">bitdepth</text:span> (either 255 or 65535), is white.</text:p>
      <text:p text:style-name="P171">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222">data </text:span>to remain inside that sRGB gamut.</text:p>
      <text:p text:style-name="P171">Uncomputed alpha is required to be encoded with the same range. Meaning, integer alpha 0 and floating point alpha 0.0 is fully transparent. Integer alpha x with x representing the maximum integer value that fits the <text:span text:style-name="T222">bitdepth</text:span> (either 255 or 65535), and floating point alpha 1.0 is fully opaque.</text:p>
      <text:p text:style-name="P172">In <text:span text:style-name="T222">unspecified </text:span>application-specific extra samples, the range may depend on the particular application. Still, it is highly recommended to make sure the range makes some sense when naive viewers <text:span text:style-name="T222">isolate </text:span>the application-specific channel <text:span text:style-name="T222">and </text:span>render as if it were a single linear<text:span text:style-name="T74"> </text:span>brightness channel with above specified ranges. </text:p>
      <text:p text:style-name="P172">For example, when encoding a floating point elevation data channel in a geospatial application, one may be mistakenly tempted to equate 0.0 to sea level and 1.0 to one unit <text:span text:style-name="T73">of elevation </text:span>like for example 1 meter. This would however result in 99.9% of <text:span text:style-name="T73">usual elevation channel data </text:span>being out of the range <text:span text:style-name="T73">expected by </text:span>a naive viewer that is unaware of your application and convention, and you'd be unable to use TIFF analysis tools to quickly view and visually <text:span text:style-name="T73">inspect </text:span>the channel, <text:span text:style-name="T222">or </text:span>extract the channel into a linear<text:span text:style-name="T74"> brightness </text:span>image and do some quick imaging operations with <text:span text:style-name="T73">general imaging tools </text:span>that are unaware of your particular application, etc. <text:span text:style-name="T73">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16" text:outline-level="3"><text:bookmark text:name="5_3_4_precomputed_alpha"/><text:span text:style-name="T222">5.3.4. </text:span>Precomputed alpha</text:h>
      <text:p text:style-name="P169">In TIFF, other possibilities for the ExtraSamples <text:span text:style-name="T222">tag </text:span>value include 1 for <text:span text:style-name="T219">pre</text:span>computed alpha, also known as associated alpha or premultiplied alpha. This <text:span text:style-name="T220">tag value </text:span>effectively means that the values given for each of the base color <text:span text:style-name="T219">samples </text:span>in every pixel is already “multiplied” with the alpha value for that pixel, <text:span text:style-name="T222">or, more precisely, “rescaled” to a new range limited by the alpha value</text:span>.</text:p>
      <text:p text:style-name="P169">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219">192</text:span> to <text:span text:style-name="T219">255</text:span> corresponds to <text:span text:style-name="T219">the same </text:span>precomputed R value 2. <text:span text:style-name="T219">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70">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70">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222">5.3.5. Extra samples</text:span> and default rendering</text:h>
      <text:p text:style-name="P138">Multiple alpha <text:span text:style-name="T221">samples </text:span>are possible. For example, these alpha <text:span text:style-name="T221">samples </text:span>can implement masks, each selecting some meaningful parts of the image. Multiple unspecified <text:span text:style-name="T221">samples </text:span>are <text:span text:style-name="T221">also </text:span>possible. <text:soft-page-break/>Alpha <text:span text:style-name="T221">samples </text:span>and unspecified <text:span text:style-name="T221">samples </text:span>may be <text:span text:style-name="T222">combined </text:span>in any order.</text:p>
      <text:p text:style-name="P138">Without application-specific context, a naive TIFF/A renderer is recommended to take the first alpha <text:span text:style-name="T221">sample </text:span>as a true transparency mask, if <text:span text:style-name="T223">indeed </text:span>there is at least one alpha <text:span text:style-name="T221">sample</text:span>. A naive renderer would be correct to completely ignore any <text:span text:style-name="T221">samples with </text:span>unspecified <text:span text:style-name="T221">data</text:span>, as well as any alpha <text:span text:style-name="T221">samples </text:span>beyond the first one.</text:p>
      <text:h text:style-name="Heading_20_3" text:outline-level="3"><text:bookmark text:name="5_3_6_test_files"/>5.3.6. Test files</text:h>
      <text:list xml:id="list589491224636333576" text:style-name="L16">
        <text:list-item>
          <text:p text:style-name="P289"><text:span text:style-name="T109">Colorspace\I8.tif</text:span>: <text:span text:style-name="T206">Perfectly well formed single IFD, </text:span>8bit per sample integer sRGB, no extra samples.</text:p>
        </text:list-item>
        <text:list-item>
          <text:p text:style-name="P289"><text:span text:style-name="T109">Colorspace\I16.tif</text:span>: Perfectly well formed single IFD, 16bit per sample integer sRGB, no extra samples.</text:p>
        </text:list-item>
        <text:list-item>
          <text:p text:style-name="P289"><text:span text:style-name="T109">Colorspace\F32.tif</text:span>: Perfectly well formed single IFD, 32bit per sample IEEE floating point sRGB, no extra samples.</text:p>
        </text:list-item>
        <text:list-item>
          <text:p text:style-name="P289"><text:span text:style-name="T109">Colorspace\F64.tif</text:span>: Perfectly well formed single IFD, 64bit per sample IEEE floating point sRGB, no extra samples.</text:p>
        </text:list-item>
        <text:list-item>
          <text:p text:style-name="P289"><text:span text:style-name="T109">Colorspace\I16 motorola alpha.tif</text:span>: Perfectly well formed single IFD in a Motorola byte order TIFF, 16bit per sample integer, single extra sample adding noncomputed alpha.</text:p>
        </text:list-item>
        <text:list-item>
          <text:p text:style-name="P289"><text:span text:style-name="T109">Colorspace\F</text:span><text:span text:style-name="T113">32</text:span><text:span text:style-name="T109"> app alpha.tif</text:span>: Perfectly well formed single IFD, <text:span text:style-name="T240">32</text:span>bit per sample IEEE floating point, two extra samples. First extra sample is unspecified and application defined. Second extra sample is noncomputed alpha.</text:p>
        </text:list-item>
        <text:list-item>
          <text:p text:style-name="P289"><text:span text:style-name="T109">Colorspace\I8 app alpha app app.tif</text:span>: Perfectly well formed single IFD, 8bit per sample integer, <text:span text:style-name="T234">4</text:span> extra samples, <text:span text:style-name="T234">one</text:span> of which <text:span text:style-name="T234">is</text:span> noncomputed alpha.</text:p>
        </text:list-item>
        <text:list-item>
          <text:p text:style-name="P289"><text:span text:style-name="T109">Colorspace\I8 bad BitsPerSample count E.tif</text:span>: Single IFD, 8bit per sample integer sRGB, no extra samples. The BitsPerSample tag <text:span text:style-name="T232">incorrectly has a count equal to 1 and requires above specified fault-tolerance in decoding.</text:span></text:p>
        </text:list-item>
      </text:list>
      <text:p text:style-name="P115">Please note that the last file is not actually valid TIFF/A or even valid TIFF. It's included for testing decoder fault tolerance.</text:p>
      <text:p text:style-name="P116">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56">The open source <text:span text:style-name="T205">solutions </text:span>proposed by Libis and AWare Systems do exactly as specified above. <text:span text:style-name="T233">Its decoding part, even in the context of TIFF to TIFF/A conversion, is limited to sRGB support. It does not support any other colorspace in TIFF that is not valid in TIFF/A anyway.</text:span> </text:p>
      <text:p text:style-name="P173"><text:span text:style-name="T229">The closed source solution has a very wide range of TIFF colorspace support in the input decoding part of the TIFF to TIFF/A converter. </text:span><text:span text:style-name="T225">The </text:span><text:span text:style-name="T224">closed source </text:span><text:span text:style-name="T225">solution </text:span><text:span text:style-name="T229">also </text:span><text:span text:style-name="T225">adds compensation for some of the bugs in files collected over many years, without contradicting above specified functionality or meaning</text:span><text:span text:style-name="T224">. </text:span><text:span text:style-name="T229">Additionally, t</text:span><text:span text:style-name="T226">he closed source converter solution also adds the option to </text:span><text:span text:style-name="T227">eliminate any or all extra samples </text:span><text:span text:style-name="T228">during the conversion process</text:span><text:span text:style-name="T226">.</text:span></text:p>
      <text:h text:style-name="Heading_20_2" text:outline-level="2"><text:bookmark text:name="5_4_raster_organization"/><text:span text:style-name="T24">5</text:span><text:span text:style-name="T2">.</text:span><text:span text:style-name="T24">4.</text:span><text:span text:style-name="T2"> Raster organization</text:span></text:h>
      <text:h text:style-name="P213" text:outline-level="3"><text:bookmark text:name="5_4_1_tags"/>5.4.1. Tags</text:h>
      <text:p text:style-name="P79">Orientation</text:p>
      <text:p text:style-name="P130">Tag identification code<text:tab/><text:tab/><text:span text:style-name="T75">274</text:span></text:p>
      <text:p text:style-name="P130"><text:soft-page-break/>Type<text:tab/><text:tab/><text:tab/><text:tab/><text:tab/><text:span text:style-name="T70">3 </text:span>(Short, unsigned 16bit integer)</text:p>
      <text:p text:style-name="P130">Count<text:tab/><text:tab/><text:tab/><text:tab/><text:tab/>1</text:p>
      <text:p text:style-name="P79">PlanarConfiguration</text:p>
      <text:p text:style-name="P130">Tag identification code<text:tab/><text:tab/><text:span text:style-name="T75">284</text:span></text:p>
      <text:p text:style-name="P130">Type<text:tab/><text:tab/><text:tab/><text:tab/><text:tab/><text:span text:style-name="T70">3 </text:span>(Short, unsigned 16bit integer)</text:p>
      <text:p text:style-name="P130">Count<text:tab/><text:tab/><text:tab/><text:tab/><text:tab/>1</text:p>
      <text:p text:style-name="P79">RowsPerStrip</text:p>
      <text:p text:style-name="P130">Tag identification code<text:tab/><text:tab/><text:span text:style-name="T75">278</text:span></text:p>
      <text:p text:style-name="P130">Type<text:tab/><text:tab/><text:tab/><text:tab/><text:tab/><text:span text:style-name="T70">3 </text:span>(Short, unsigned 16bit integer)</text:p>
      <text:p text:style-name="P130"><text:tab/><text:tab/><text:tab/><text:tab/><text:tab/><text:tab/><text:span text:style-name="T70">4 </text:span>(Long, unsigned 32bit integer) </text:p>
      <text:p text:style-name="P130">Count<text:tab/><text:tab/><text:tab/><text:tab/><text:tab/>1</text:p>
      <text:p text:style-name="P79">StripByteCounts</text:p>
      <text:p text:style-name="P130">Tag identification code<text:tab/><text:tab/><text:span text:style-name="T75">279</text:span></text:p>
      <text:p text:style-name="P130">Type in ClassicTIFF/A<text:tab/><text:tab/><text:span text:style-name="T70">3 </text:span>(Short, unsigned 16bit integer)</text:p>
      <text:p text:style-name="P130"><text:tab/><text:tab/><text:tab/><text:tab/><text:tab/><text:tab/><text:span text:style-name="T70">4 </text:span>(Long, unsigned 32bit integer) </text:p>
      <text:p text:style-name="P130">Additional Type in BigTIFF/A<text:tab/><text:span text:style-name="T70">16 </text:span>(Long8, unsigned 64bit integer)</text:p>
      <text:p text:style-name="P130">Count<text:tab/><text:tab/><text:tab/><text:tab/><text:tab/><text:span text:style-name="T75">StripCount</text:span></text:p>
      <text:p text:style-name="P79">StripOffsets</text:p>
      <text:p text:style-name="P130">Tag identification code<text:tab/><text:tab/><text:span text:style-name="T75">273</text:span></text:p>
      <text:p text:style-name="P130">Type in ClassicTIFF/A<text:tab/><text:tab/><text:span text:style-name="T70">3 </text:span>(Short, unsigned 16bit integer)</text:p>
      <text:p text:style-name="P130"><text:tab/><text:tab/><text:tab/><text:tab/><text:tab/><text:tab/><text:span text:style-name="T70">4 </text:span>(Long, unsigned 32bit integer) </text:p>
      <text:p text:style-name="P130">Additional Type in BigTIFF/A<text:tab/><text:span text:style-name="T70">16 </text:span>(Long8, unsigned 64bit integer)</text:p>
      <text:p text:style-name="P130">Count<text:tab/><text:tab/><text:tab/><text:tab/><text:tab/><text:span text:style-name="T75">StripCount</text:span></text:p>
      <text:p text:style-name="P79">TileWidth</text:p>
      <text:p text:style-name="P130">Tag identification code<text:tab/><text:tab/><text:span text:style-name="T75">322</text:span></text:p>
      <text:p text:style-name="P130">Type<text:tab/><text:tab/><text:tab/><text:tab/><text:tab/><text:span text:style-name="T70">3 </text:span>(Short, unsigned 16bit integer)</text:p>
      <text:p text:style-name="P130"><text:tab/><text:tab/><text:tab/><text:tab/><text:tab/><text:tab/><text:span text:style-name="T70">4 </text:span>(Long, unsigned 32bit integer) </text:p>
      <text:p text:style-name="P130">Count<text:tab/><text:tab/><text:tab/><text:tab/><text:tab/>1</text:p>
      <text:p text:style-name="P79">TileLength</text:p>
      <text:p text:style-name="P130">Tag identification code<text:tab/><text:tab/><text:span text:style-name="T75">323</text:span></text:p>
      <text:p text:style-name="P130">Type<text:tab/><text:tab/><text:tab/><text:tab/><text:tab/><text:span text:style-name="T70">3 </text:span>(Short, unsigned 16bit integer)</text:p>
      <text:p text:style-name="P130"><text:tab/><text:tab/><text:tab/><text:tab/><text:tab/><text:tab/><text:span text:style-name="T70">4 </text:span>(Long, unsigned 32bit integer) </text:p>
      <text:p text:style-name="P130">Count<text:tab/><text:tab/><text:tab/><text:tab/><text:tab/>1</text:p>
      <text:p text:style-name="P79">TileByteCounts</text:p>
      <text:p text:style-name="P130">Tag identification code<text:tab/><text:tab/><text:span text:style-name="T75">325</text:span></text:p>
      <text:p text:style-name="P130">Type in ClassicTIFF/A<text:tab/><text:tab/><text:span text:style-name="T70">3 </text:span>(Short, unsigned 16bit integer)</text:p>
      <text:p text:style-name="P130"><text:tab/><text:tab/><text:tab/><text:tab/><text:tab/><text:tab/><text:span text:style-name="T70">4 </text:span>(Long, unsigned 32bit integer) </text:p>
      <text:p text:style-name="P130"><text:soft-page-break/>Additional Type in BigTIFF/A<text:tab/><text:span text:style-name="T70">16 </text:span>(Long8, unsigned 64bit integer)</text:p>
      <text:p text:style-name="P130">Count<text:tab/><text:tab/><text:tab/><text:tab/><text:tab/><text:span text:style-name="T75">TileCount</text:span></text:p>
      <text:p text:style-name="P79">TileOffsets</text:p>
      <text:p text:style-name="P134">Tag identification code<text:tab/><text:tab/>324</text:p>
      <text:p text:style-name="P130">Type in ClassicTIFF/A<text:tab/><text:tab/><text:span text:style-name="T70">3 </text:span>(Short, unsigned 16bit integer)</text:p>
      <text:p text:style-name="P130"><text:tab/><text:tab/><text:tab/><text:tab/><text:tab/><text:tab/><text:span text:style-name="T70">4 </text:span>(Long, unsigned 32bit integer) </text:p>
      <text:p text:style-name="P130">Additional Type in BigTIFF/A<text:tab/><text:span text:style-name="T70">16 </text:span>(Long8, unsigned 64bit integer)</text:p>
      <text:p text:style-name="P130">Count<text:tab/><text:tab/><text:tab/><text:tab/><text:tab/><text:span text:style-name="T75">TileCount</text:span></text:p>
      <text:p text:style-name="P175">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6"><text:span text:style-name="T238">T</text:span>he PlanarConfiguration tag is not mandatory, if it is not present the default value 1 <text:span text:style-name="T238">(Chunky) </text:span>is assumed. If it is present, the following are valid values.</text:p>
      <text:p text:style-name="P16"><text:tab/>1 <text:tab/>Chunky</text:p>
      <text:p text:style-name="P16"><text:tab/>2 <text:tab/>Planar</text:p>
      <text:p text:style-name="P16">A PlanarConfiguration value of 1 (Chunky, the default value), indicates that sample dat<text:span text:style-name="T239">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38">plane with the </text:span>R value<text:span text:style-name="T77">s</text:span> for all pixels, <text:span text:style-name="T238">is a plane with G values for all pixels, etc.</text:span></text:p>
      <text:p text:style-name="P51"><text:span text:style-name="T242">A single plane is divided up, either in strips or in tiles</text:span>. </text:p>
      <text:p text:style-name="P51">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79">t</text:span> most RowsPerStrip.</text:p>
      <text:p text:style-name="P51">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79">so as to fit the plane raster dimensions.</text:span></text:p>
      <text:p text:style-name="P52"><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text:span text:style-name="T264">s</text:span> the <text:span text:style-name="T242">number of lines in the plane</text:span>, the plane is encod<text:span text:style-name="T264">ed</text:span> as a single strip. No tile tags (TileWidth, TileLength, TileByteCounts, TileOffsets) should be present in the IFD.</text:p>
      <text:p text:style-name="P5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42">the width and length of a plane</text:span>, even though that is probably not very useful. <text:span text:style-name="T88">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17" text:outline-level="3"><text:bookmark text:name="5_4_2_fault_tolerant_decoding"/>5.4.2. Fault tolerant decoding</text:h>
      <text:p text:style-name="P113">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13">A decoder reads the Orientation tag first. If the tag is not present, its datatype is nonconvertible, or its value is invalid, <text:span text:style-name="T183">OrientationValue</text:span> is set to equal the default 1. Otherwise, <text:span text:style-name="T183">OrientationValue </text:span><text:span text:style-name="T193">is to equal this tag's value.</text:span></text:p>
      <text:p text:style-name="P15"><text:span text:style-name="T237">The width and height of the raster as it is stored can now be derived. For reasons that will become apparent below, we will henceforth call this </text:span><text:span text:style-name="T187">PlaneWidth</text:span><text:span text:style-name="T237"> and </text:span><text:span text:style-name="T187">PlaneLength</text:span><text:span text:style-name="T237">. If </text:span><text:span text:style-name="T187">OrientationValue</text:span><text:span text:style-name="T237"> is smaller then 5, </text:span><text:span text:style-name="T187">PlaneWidth</text:span><text:span text:style-name="T237"> is to equal </text:span><text:span text:style-name="T187">ImageWidthValue</text:span><text:span text:style-name="T237">, and </text:span><text:span text:style-name="T187">PlaneLength</text:span><text:span text:style-name="T237"> is to equal </text:span><text:span text:style-name="T187">ImageLengthValue</text:span><text:span text:style-name="T237">. If </text:span><text:span text:style-name="T187">OrientationValue</text:span><text:span text:style-name="T237"> is 5 or is greater then 5, </text:span><text:span text:style-name="T187">PlaneWidth</text:span><text:span text:style-name="T237"> is to equal </text:span><text:span text:style-name="T187">ImageLengthValue</text:span><text:span text:style-name="T237">, and </text:span><text:span text:style-name="T187">PlaneLength</text:span><text:span text:style-name="T237"> is to equal </text:span><text:span text:style-name="T187">ImageWidthValue</text:span><text:span text:style-name="T237">.</text:span></text:p>
      <text:p text:style-name="P50"><text:span text:style-name="T241">Next up, the decoder investigates the PlanarConfiguration tag. </text:span>If <text:span text:style-name="T264">either the tag is not present, or it is </text:span>but its datatype is not convertible, or its value is not any of the above specified valid values, <text:span text:style-name="T241">the </text:span>decoder <text:span text:style-name="T241">should </text:span>proceed as if <text:span text:style-name="T76">PlanarConfiguration</text:span> has the default value 1 <text:span text:style-name="T241">(Chunky)</text:span>. </text:p>
      <text:p text:style-name="P17">At this point, the decoder has a value for the PlanarConfiguration tag, which we will henceforth call <text:span text:style-name="T183">PlanarConfiguration</text:span><text:span text:style-name="T188">Value</text:span>. <text:span text:style-name="T242">It's now ready to derive the number of planes, in </text:span><text:span text:style-name="T189">PlaneCount</text:span><text:span text:style-name="T197">, and the number of bits per pixel in a single plane in </text:span><text:span text:style-name="T189">BitsPerPlanePixel</text:span><text:span text:style-name="T242">. If </text:span><text:span text:style-name="T189">PlanarConfigurationValue</text:span><text:span text:style-name="T197"> is 1, </text:span><text:span text:style-name="T189">PlaneCount</text:span><text:span text:style-name="T197"> should be set to equal 1, and </text:span><text:span text:style-name="T189">BitsPerPlanePixel</text:span><text:span text:style-name="T197"> needs to equal </text:span><text:span text:style-name="T189">SampleCount</text:span><text:span text:style-name="T197">*</text:span><text:span text:style-name="T189">BitsPerSampleValue</text:span><text:span text:style-name="T197">. Otherwise, if </text:span><text:span text:style-name="T189">PlanarConfigurationValue</text:span><text:span text:style-name="T197"> is 2, </text:span><text:span text:style-name="T189">PlaneCount</text:span><text:span text:style-name="T197"> should be set to equal </text:span><text:span text:style-name="T189">SampleCount</text:span><text:span text:style-name="T197">, and </text:span><text:span text:style-name="T189">BitsPerPlanePixel</text:span><text:span text:style-name="T197"> should be made to equal </text:span><text:span text:style-name="T189">BitsPerSampleValue</text:span><text:span text:style-name="T197">.</text:span></text:p>
      <text:p text:style-name="P60">Next up, the decoder should try and determine whether the IFD is striped or tiled. </text:p>
      <text:p text:style-name="P53">If a decoder sees <text:span text:style-name="T244">either </text:span>the StripByteCounts or StripOffsets tag, it is to assume<text:span text:style-name="T89">d</text:span> the IFD is strip organized. It should next check that both StripByteCounts and StripOffsets are present, <text:span text:style-name="T244">with correct or convertible datatype, </text:span>and that none of TileWidth, TileLength, TileByteCounts, or TileOffsets is present. If that check fails, this is an IFD-image error. </text:p>
      <text:p text:style-name="P54">In decoder design, it's often convenient to view strips as image-wide tiles. This leads to mostly a single code path handling both cases. <text:span text:style-name="T243">For convenience, this specification will refer to this concept of “strip or tile” using the word “strile”. T</text:span>he bottommost strip is not <text:span text:style-name="T243">vertically </text:span>padded, <text:span text:style-name="T243">whilst </text:span>tiles <text:span text:style-name="T243">in the bottommost tile row </text:span>are. <text:span text:style-name="T243">The single code path dealing with striles therefore will need to support both options, and to this end we'll introduce a boolean image property </text:span><text:span text:style-name="T183">StrileBottomPadding</text:span><text:span text:style-name="T198">.</text:span></text:p>
      <text:p text:style-name="P54">If the IFD is strip organized, a<text:span text:style-name="T243">n</text:span> <text:span text:style-name="T243">image property </text:span>henceforth called <text:span text:style-name="T183">StrileWidth</text:span> is set to equal <text:span text:style-name="T183">PlaneWidth</text:span>. If a RowsPerStrip tag is present <text:span text:style-name="T244">and has a correct or convertible datatype</text:span>, <text:span text:style-name="T183">StrileLength</text:span> is set to <text:span text:style-name="T243">the smaller of the </text:span>RowsPerStrip value <text:span text:style-name="T243">and </text:span><text:span text:style-name="T183">PlaneLength, </text:span><text:span text:style-name="T199">otherwise </text:span><text:span text:style-name="T191">StrileLength</text:span><text:span text:style-name="T199"> should be </text:span><text:soft-page-break/><text:span text:style-name="T199">made to equal </text:span><text:span text:style-name="T191">PlaneLength</text:span>. <text:span text:style-name="T183">StrileBottomPadding</text:span> is <text:span text:style-name="T243">a boolean image property </text:span>set to false. Finally, <text:span text:style-name="T190">StrileByteCounts</text:span><text:span text:style-name="T191">Tag</text:span><text:span text:style-name="T190"> </text:span><text:span text:style-name="T198">and</text:span><text:span text:style-name="T190"> StrileOffsets</text:span><text:span text:style-name="T191">Tag</text:span><text:span text:style-name="T190"> </text:span><text:span text:style-name="T198">are image properties that are some functional equivalent of tag pointers, and should be made to refer to the StripByteCounts and StripOffsets tags respectively.</text:span></text:p>
      <text:p text:style-name="P55">If a decoder does not see <text:span text:style-name="T244">either of the </text:span>StripByteCounts <text:span text:style-name="T244">and </text:span>StripOffsets <text:span text:style-name="T244">tags</text:span>, it is assumed the IFD is tile organized. It should next check that the TileWidth, TileLength, TileByteCounts and TileOffsets tags are present <text:span text:style-name="T244">and have a correct or convertible datatype</text:span>, and that <text:span text:style-name="T265">the </text:span>RowsPerStrip <text:span text:style-name="T265">is not </text:span>present. If that check fails, this is an IFD-image error.</text:p>
      <text:p text:style-name="P55"><text:span text:style-name="T183">StrileWidth</text:span> is set to the value of TileWidth, <text:span text:style-name="T183">StrileLength</text:span> is set to the value of TileLength. <text:span text:style-name="T183">StrileBottomPadding</text:span> is set to true. Tag pointing <text:span text:style-name="T244">properties</text:span> <text:span text:style-name="T183">StrileByteCounts</text:span><text:span text:style-name="T191">Tag</text:span> and <text:span text:style-name="T183">StrileOffsets</text:span><text:span text:style-name="T191">Tag</text:span> are set to point to the TileByteCounts and TileOffsets tags, respectively.</text:p>
      <text:p text:style-name="P56">The decoder is now able to arrive at some conclusions as to the number of striles per plane. <text:span text:style-name="T183">StrileCountHorizontal</text:span> is set to <text:span text:style-name="T183">PlaneWidth</text:span> divided by <text:span text:style-name="T183">StrileWidth</text:span>, rounded up to the nearest integer. <text:span text:style-name="T183">StrileCountVertical</text:span> is set to <text:span text:style-name="T183">PlaneLength</text:span> divided by <text:span text:style-name="T183">StrileLength</text:span>, rounded up to the nearest integer. <text:span text:style-name="T183">StrileCount</text:span> is <text:span text:style-name="T244">next computed by multiplying </text:span><text:span text:style-name="T191">PlaneCount</text:span><text:span text:style-name="T244">, </text:span><text:span text:style-name="T183">StrileCountHorizontal</text:span> <text:span text:style-name="T244">and </text:span><text:span text:style-name="T183">StrileCountVertical</text:span>.</text:p>
      <text:p text:style-name="P56">If the count of either the <text:span text:style-name="T183">StrileByteCounts</text:span><text:span text:style-name="T191">Tag</text:span> <text:span text:style-name="T244">tag </text:span>or the <text:span text:style-name="T183">StrileOffsets</text:span><text:span text:style-name="T191">Tag</text:span> <text:span text:style-name="T244">tag </text:span>does not equal <text:span text:style-name="T183">StrileCount</text:span>, this is an IFD-image error.</text:p>
      <text:p text:style-name="P56">At this point, the decoder is able to read strile sizes and offsets from the <text:span text:style-name="T183">StrileByteCounts</text:span><text:span text:style-name="T191">Tag</text:span> and <text:span text:style-name="T183">StrileOffsets</text:span><text:span text:style-name="T191">Tag</text:span> tags. These values could be clearly wrong. For example, a size value might be 0, or an offset value might point to a position inside the file header or beyond EOF. Still, these values are to be taken as is, at this point, no validation should occur.</text:p>
      <text:h text:style-name="P218" text:outline-level="3"><text:bookmark text:name="5_4_3_recommendations_on_orientation"/><text:span text:style-name="T193">5.4.3. </text:span><text:span text:style-name="T196">Encoder r</text:span><text:span text:style-name="T193">ecommendations</text:span></text:h>
      <text:p text:style-name="P114"><text:span text:style-name="T25">Many mainstream TIFF applications do not properly support the Orientation tag. Therefore, encoders are recommended to not use it routinely. </text:span><text:span text:style-name="T26">I</text:span><text:span text:style-name="T25">f the internal model of a raster image </text:span><text:span text:style-name="T26">as is probably maintained by some imaging library that interfaces with the TIFF or TIFF/A encoder, </text:span><text:span text:style-name="T27">is organized in a manner that does not correspond to the </text:span><text:span text:style-name="T25">default orientation </text:span><text:span text:style-name="T27">in TIFF</text:span><text:span text:style-name="T25">, it's recommended the encoder rotates the internal data when feeding it to the encoder, </text:span><text:span text:style-name="T27">encoding default oriented TIFF IFDs nonetheless, </text:span><text:span text:style-name="T25">rather then use the Orientation tag for each and every image written.</text:span></text:p>
      <text:p text:style-name="P14">On low-memory devices, or when potentially huge rasters are involved, having a complete buffer and rotating the raster internally may be problematic. In such cases, using the Orientation tag is recommended as the lesser of two evils.</text:p>
      <text:p text:style-name="P14">When rotating a pre-existing TIFF IFD, it is also recommended to use this tag, avoiding the need for reading, decoding, buffering, rotating, encoding, and <text:span text:style-name="T245">finally </text:span>rewriting the IFD raster data.</text:p>
      <text:p text:style-name="P49"><text:span text:style-name="T241">A</text:span>n encoder <text:span text:style-name="T241">is recommended to </text:span>opt for planar storage if and only if there are several extra samples, be it alpha <text:span text:style-name="T241">samples </text:span>or application-specific data <text:span text:style-name="T241">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41">is recommended </text:span>instead. <text:span text:style-name="T78">But, again, on encoding low-memory devices, or when streaming potentially huge rasters, the inability to buffer means the availability of data rather then decoder considerations may dictate raster organization choices.</text:span></text:p>
      <text:p text:style-name="P19">There are multiple advantages in dividing plane<text:span text:style-name="T246">s</text:span> in separate strips or tiles, as opposed to encoding a complete plane raster as a single chunk of data. <text:span text:style-name="T246">The most important of which used to be that even encoders and decoders that buffer the complete chunks in between the different steps in encoding or decoding, can more easily deal with the image and are less likely to run into memory or even addressing space limitations. Decoders being able more easily access part of a raster when they're </text:span><text:soft-page-break/><text:span text:style-name="T246">not interested in the complete image can be equally important in some applications.</text:span></text:p>
      <text:p text:style-name="P18">As hardware capabilities have grown over the last couple of decades, <text:span text:style-name="T80">so have </text:span>the minimum dimension<text:span text:style-name="T80">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0">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47">I</text:span>t is <text:span text:style-name="T247">thus deemed </text:span>important to redefine the recommendation. The present- and future-proof most important reason<text:span text:style-name="T86">s</text:span> to divide plane rasters in strips or tiles is <text:span text:style-name="T86">good decoding access to partial rasters, </text:span>memory management, <text:span text:style-name="T86">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text:span text:style-name="T265">ce.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7"><text:span text:style-name="T81">Thus, w</text:span>e recommend <text:span text:style-name="T247">the new </text:span>size threshold <text:span text:style-name="T247">replacing the 8 kilobyte threshold in the TIFF 6.0 specification </text:span>to be loosely <text:span text:style-name="T81">equal to about half the number of pixels in the </text:span>average, lower to middle-end <text:span text:style-name="T84">consumer </text:span>display. At the time of writing, <text:span text:style-name="T81">the pixel dimensions of such a </text:span>display is probably about 1920<text:span text:style-name="T81">x1</text:span>080, so the current threshold recommendation is somewhere in the range of <text:span text:style-name="T81">1.0 </text:span>megabyte. </text:p>
      <text:p text:style-name="P57">Divide this number by the number of bytes per pixel in a single plane, so as to convert from a memory size target, to a pixel count target. Next, take the square root, <text:span text:style-name="T82">and round up to the nearest integer, </text:span>so as to convert <text:span text:style-name="T247">from a pixel count to </text:span>a tile width or height target.</text:p>
      <text:p text:style-name="P58">If the resulting number <text:span text:style-name="T83">equals or </text:span>exceeds the image width, divide in strips <text:span text:style-name="T247">and use this number as a guideline for the strip height.</text:span></text:p>
      <text:p text:style-name="P58">If not, we recommend using tiles instead. However, as a division in tiles involves padding as well as, likely, additional memory copies in encoding and decoding both, we recommend some extra care in choosing tile dimensions. <text:span text:style-name="T82">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58"><text:span text:style-name="T82">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text:span><text:soft-page-break/><text:span text:style-name="T82">height that minimizes padding needs.</text:span></text:p>
      <text:p text:style-name="P21">For example, <text:span text:style-name="T247">working from a </text:span>size threshold recommendation <text:span text:style-name="T247">of </text:span>1.0 megabyte, and aim<text:span text:style-name="T247">ing</text:span> to encode a 5426x10528 8bits per <text:span text:style-name="T250">sample</text:span> sRGB image in a single plane...</text:p>
      <text:list xml:id="list835309829820451461" text:style-name="L17">
        <text:list-item>
          <text:p text:style-name="P252">Size threshold 1.0 mega = 1048576</text:p>
        </text:list-item>
        <text:list-item>
          <text:p text:style-name="P252">The number of bytes per pixel in a single plane is 3. Dividing by 3 yields a pixel count target of 349525.3.</text:p>
        </text:list-item>
        <text:list-item>
          <text:p text:style-name="P252">Taking the square root and rounding up to the nearest integer, yields a <text:span text:style-name="T247">first approximation of </text:span>tile width or height target of 592.</text:p>
        </text:list-item>
        <text:list-item>
          <text:p text:style-name="P252">592 is smaller then the image width of 5426, so we will be tiling.</text:p>
        </text:list-item>
        <text:list-item>
          <text:p text:style-name="P252">Dividing the image width 5426 by 592 and rounding up to the nearest integer, yields a horizontal tile count of 10.</text:p>
        </text:list-item>
        <text:list-item>
          <text:p text:style-name="P252">Dividing the image width 5426 by 10 and rounding up to the nearest integer, yields an improved padding minimizing tile width of 543.</text:p>
        </text:list-item>
        <text:list-item>
          <text:p text:style-name="P290"><text:span text:style-name="T2">Rounding up to the nearest multiple of 16, yields </text:span><text:span text:style-name="T28">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91"><text:span text:style-name="T2">Dividing size threshold </text:span><text:span text:style-name="T7">1048576, </text:span><text:span text:style-name="T2">by the number of byte per tile line 544*3, and rounding up to the nearest integer, yields a </text:span><text:span text:style-name="T28">first approximation of </text:span><text:span text:style-name="T2">tile height of 643.</text:span></text:p>
        </text:list-item>
        <text:list-item>
          <text:p text:style-name="P253">Dividing the image height 10528 by 643 and rounding up to the nearest integer, yields a vertical tile count of 17.</text:p>
        </text:list-item>
        <text:list-item>
          <text:p text:style-name="P253">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84">which </text:span>is indeed pretty close to our original size target <text:span text:style-name="T84">even if we do expect some deviation here as a consequence of minimizing the padding requirements</text:span>.)</text:p>
        </text:list-item>
      </text:list>
      <text:p text:style-name="P59">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ext:span text:style-name="T266">either </text:span>requirement, though. A TIFF/A decoder is required <text:span text:style-name="T85">to </text:span>support any strip and tile dimensions<text:span text:style-name="T87">.</text:span></text:p>
      <text:h text:style-name="Heading_20_3" text:outline-level="3"><text:bookmark text:name="5_4_4_test_files"/>5.4.4. Test files</text:h>
      <text:p text:style-name="P117">All test files included in this section have a single IFD, 8bit per sample sRGB.</text:p>
      <text:list xml:id="list1629701136085377686" text:style-name="L18">
        <text:list-item>
          <text:p text:style-name="P292"><text:span text:style-name="T114">Organization\Chunky singlestrip.tif</text:span><text:span text:style-name="T248">: PlanarConfiguration is Chunky, single plane is a single strip</text:span></text:p>
        </text:list-item>
        <text:list-item>
          <text:p text:style-name="P294"><text:span text:style-name="T109">Organization\Chunky multistrip.t</text:span><text:span text:style-name="T115">if</text:span>: PlanarConfiguration is Chunky, single plane is divided in multiple strips</text:p>
        </text:list-item>
        <text:list-item>
          <text:p text:style-name="P294"><text:span text:style-name="T109">Organization\Chunky tile.</text:span><text:span text:style-name="T115">tif</text:span>: PlanarConfiguration is Chunky, single plane is divided in tiles</text:p>
        </text:list-item>
        <text:list-item>
          <text:p text:style-name="P293"><text:span text:style-name="T114">Organization\Planar singlestrip.tif</text:span><text:span text:style-name="T248">: PlanarConfiguration is Planar, each plane is a single strip</text:span></text:p>
        </text:list-item>
        <text:list-item>
          <text:p text:style-name="P294"><text:span text:style-name="T109">Organization\Planar multistrip.t</text:span><text:span text:style-name="T115">if</text:span>: PlanarConfiguration is Planar, plane<text:span text:style-name="T249">s</text:span> <text:span text:style-name="T249">are </text:span>divided in multiple strips</text:p>
        </text:list-item>
        <text:list-item>
          <text:p text:style-name="P294"><text:span text:style-name="T109">Organization\</text:span><text:span text:style-name="T115">Planar </text:span><text:span text:style-name="T109">tile.</text:span><text:span text:style-name="T115">tif</text:span>: PlanarConfiguration is <text:span text:style-name="T249">Planar</text:span>, plane<text:span text:style-name="T249">s</text:span> <text:span text:style-name="T249">are </text:span>divided in tiles</text:p>
        </text:list-item>
      </text:list>
      <text:p text:style-name="P157"><text:soft-page-break/>The open source <text:span text:style-name="T205">solutions </text:span>proposed by Libis and AWare Systems do exactly as specified above. <text:span text:style-name="T252">They support all raster organization options. The open source TIFF to TIFF/A converter organizes the TIFF/A output identically to the TIFF input. The conversion of the actual image pixel data is implemented as a strile-to-strile operation.</text:span></text:p>
      <text:p text:style-name="P176"><text:span text:style-name="T225">The </text:span><text:span text:style-name="T224">closed source </text:span><text:span text:style-name="T225">solution adds compensation for some of the bugs in files collected over many years, without contradicting above specified functionality or meaning</text:span><text:span text:style-name="T224">. </text:span><text:span text:style-name="T229">Additionally, t</text:span><text:span text:style-name="T226">he closed source converter solution adds the option to </text:span><text:span text:style-name="T230">re-organize </text:span><text:span text:style-name="T228">during the conversion process, </text:span><text:span text:style-name="T230">taking any raster organization in the TIFF input and producing optimally organized TIFF/A output that conforms to above encoder recommendations</text:span><text:span text:style-name="T226">.</text:span></text:p>
      <text:h text:style-name="Heading_20_2" text:outline-level="2"><text:bookmark text:name="5_5_compression"/><text:span text:style-name="T251">5.5.</text:span> Compression</text:h>
      <text:h text:style-name="Heading_20_3" text:outline-level="3"><text:bookmark text:name="5_5_1_tags"/>5.5.1. Tags</text:h>
      <text:p text:style-name="P80">Compression</text:p>
      <text:p text:style-name="P129">Tag identification code<text:tab/><text:tab/><text:span text:style-name="T90">259</text:span></text:p>
      <text:p text:style-name="P129">Type<text:tab/><text:tab/><text:tab/><text:tab/><text:tab/><text:span text:style-name="T70">3 </text:span>(Short, unsigned 16bit integer)</text:p>
      <text:p text:style-name="P129">Count<text:tab/><text:tab/><text:tab/><text:tab/><text:tab/>1</text:p>
      <text:p text:style-name="P80">Predictor</text:p>
      <text:p text:style-name="P129">Tag identification code<text:tab/><text:tab/><text:span text:style-name="T90">317</text:span></text:p>
      <text:p text:style-name="P129">Type<text:tab/><text:tab/><text:tab/><text:tab/><text:tab/><text:span text:style-name="T70">3 </text:span>(Short, unsigned 16bit integer)</text:p>
      <text:p text:style-name="P129">Count<text:tab/><text:tab/><text:tab/><text:tab/><text:tab/>1</text:p>
      <text:p text:style-name="P140">TIFF supports a vast array of compression options. TIFF/A, in the interest of interoperability, simplicity, licensing and patent issues, as well as for ensuring the subset is future-proof, limits the compression options to uncompressed or flate compressed.</text:p>
      <text:p text:style-name="P141"><text:span text:style-name="T254">T</text:span>he valid values for the Compression tag <text:span text:style-name="T254">in TIFF/A are</text:span>...</text:p>
      <text:p text:style-name="P141"><text:tab/>1<text:tab/>No compression</text:p>
      <text:p text:style-name="P141"><text:tab/>8<text:tab/>Flate compression</text:p>
      <text:p text:style-name="P142">The Compression tag is not mandatory. If it's not present, a default value of 1 (no compression) is assumed.</text:p>
      <text:p text:style-name="P143">In principle, the Predictor scheme is unrelated to the Compression scheme. In TIFF and TIFF/A, valid values for the Predictor tag are...</text:p>
      <text:p text:style-name="P143"><text:tab/>1<text:tab/>No prediction</text:p>
      <text:p text:style-name="P143"><text:tab/>2<text:tab/>Horizontal prediction</text:p>
      <text:p text:style-name="P143">The Predictor tag is not mandatory. If it's not present, a default value of 1 (no prediction) is assumed. </text:p>
      <text:p text:style-name="P146">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78">Inside the encoder, horizontal prediction, if any, is applied to the image data before compression. The first <text:span text:style-name="T93">pixel </text:span>on every line in a “strile”, remains unchanged. <text:span text:style-name="T93">In a strile encoding a single channel, this operation can be visualized as follows.</text:span></text:p>
      <text:p text:style-name="P144"><text:soft-page-break/>Before applying prediction in the encoder:</text:p>
      <text:p text:style-name="P144"><text:tab/>R0<text:tab/><text:tab/>R1<text:tab/><text:tab/>R2<text:tab/><text:tab/>R3<text:tab/><text:tab/>R4<text:tab/><text:tab/>...</text:p>
      <text:p text:style-name="P144">After applying prediction, before applying compression</text:p>
      <text:p text:style-name="P144"><text:tab/>R0<text:tab/><text:tab/>R1-R0<text:tab/><text:tab/>R2-R1<text:tab/><text:tab/>R3-R2<text:tab/><text:tab/>R4-R3<text:tab/><text:tab/>...</text:p>
      <text:p text:style-name="P144">Note that the operation applies to pixels, meaning, if the plane contains multiple <text:span text:style-name="T255">samples</text:span>, the value that is subtracted from each <text:span text:style-name="T255">sample </text:span>value, is to be taken from the <text:span text:style-name="T255">corresponding sample </text:span>in the previous pixel.</text:p>
      <text:p text:style-name="P144">Before applying prediction in the encoder:</text:p>
      <text:p text:style-name="P144"><text:tab/>R0<text:tab/><text:tab/>G0<text:tab/><text:tab/>B0<text:tab/><text:tab/>R1<text:tab/><text:tab/>G1<text:tab/><text:tab/>…</text:p>
      <text:p text:style-name="P144">After applying prediction, before applying compression</text:p>
      <text:p text:style-name="P144"><text:tab/>R0<text:tab/><text:tab/>G0<text:tab/><text:tab/>B0<text:tab/><text:tab/>R1-R0<text:tab/><text:tab/>G1-G0<text:tab/><text:tab/>…</text:p>
      <text:p text:style-name="P144">Conversely, in the decoder, removal of horizontal prediction, if any, is to be applied after decompression.</text:p>
      <text:p text:style-name="P178">Horizontal prediction is only defined in combination with integer raster pixel data, i.e. when SampleFormat is <text:span text:style-name="T92">1 </text:span>(<text:span text:style-name="T92">unsigned integer data</text:span>). For more information on SampleFormat, see section “<text:a xlink:type="simple" xlink:href="#5_3_image_colorspace" text:style-name="Internet_20_link" text:visited-style-name="Visited_20_Internet_20_Link"><text:span text:style-name="T254">5.3. Image colorspace</text:span></text:a><text:span text:style-name="T254">”.</text:span></text:p>
      <text:p text:style-name="P179">Adobe built a specification supplement defining a third <text:span text:style-name="T266">Predictor </text:span>value, specifically <text:span text:style-name="T91">concerning </text:span>prediction for floating point data, but <text:span text:style-name="T91">to this date </text:span>it <text:span text:style-name="T91">did not </text:span>g<text:span text:style-name="T91">e</text:span>t published. <text:span text:style-name="T91">For this reason, </text:span>it's not included in TIFF/A, <text:span text:style-name="T91">e</text:span>ven though it's undeniably useful.</text:p>
      <text:h text:style-name="P219" text:outline-level="3"><text:bookmark text:name="5_5_2_fault_tolerant_decoding"/>5.5.2. Fault tolerant decoding</text:h>
      <text:p text:style-name="P177">As the Compression and Predictor tags are at least conceptually unrelated, fault tolerant decoding is not very involved.</text:p>
      <text:p text:style-name="P177">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77">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80">Handling the Prediction tag is very similar. If the tag is not present, or if it has a nonconvertible datatype or count different from 1, the decoder is required to proceed on the assumption Prediction has a default value of 1 (no prediction).</text:p>
      <text:p text:style-name="P180">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text:span text:style-name="T266">supplement </text:span>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81">Seeing a Prediction value equal to 2 (horizontal prediction), the decoder should verify that <text:span text:style-name="T256">SampleFormat equals 1 (unsigned integer data). A fault tolerant TIFF/A decoder that complies with </text:span><text:soft-page-break/><text:span text:style-name="T256">the decoding schemes proposed in this specification, can do so by checking that </text:span><text:span text:style-name="T192">BitsPerSampleValue </text:span><text:span text:style-name="T200">is either 8 or 16. If it's not, this is an IFD-image level error.</text:span></text:p>
      <text:h text:style-name="Heading_20_3" text:outline-level="3"><text:bookmark text:name="5_5_3_encoder_recommendations"/><text:span text:style-name="T200">5.</text:span><text:span text:style-name="T193">5.3. Encoder recommendations</text:span></text:h>
      <text:p text:style-name="P147">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84">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45">TIFF/A <text:span text:style-name="T257">supports </text:span>16 bits per channel <text:span text:style-name="T257">integer sample data</text:span>. Meaning, byteorder does interfere. </text:p>
      <text:p text:style-name="P145">In normal encoder design, the raster data being fed to the encoder very likely has the byteorder that is native to the machine the encoder is running on. The prediction encoding should operate on this data, <text:span text:style-name="T257">with samples in machine byteorder</text:span>, for the subtraction operation to make <text:span text:style-name="T94">correct </text:span>sense. </text:p>
      <text:p text:style-name="P183">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82">Conversely, in the decoder, if byteswapping is necessary <text:span text:style-name="T257">it </text:span>is to be positioned in between decompression and deprediction stages.</text:p>
      <text:h text:style-name="Heading_20_3" text:outline-level="3"><text:bookmark text:name="5_5_5_test_files"/>5.5.5. Test files</text:h>
      <text:list xml:id="list8034574208615057035" text:style-name="L19">
        <text:list-item>
          <text:p text:style-name="P277"><text:span text:style-name="T257">Compression\Intel nopred nocomp.tif</text:span><text:span text:style-name="T124">: Well formed, single IFD, 16 bits per sample sRGB, intel byteorder, no prediction, no compression</text:span></text:p>
        </text:list-item>
        <text:list-item>
          <text:p text:style-name="P277"><text:span text:style-name="T257">Compression\Intel nopred comp.tif</text:span><text:span text:style-name="T124">: Well formed, single IFD, 16 bits per sample sRGB, intel byteorder, no prediction, flate compression</text:span></text:p>
        </text:list-item>
        <text:list-item>
          <text:p text:style-name="P277"><text:span text:style-name="T257">Compression\Intel pred nocomp.tif</text:span><text:span text:style-name="T124">: Well formed, single IFD, 16 bits per sample sRGB, intel byteorder, horizontal prediction, no compression</text:span></text:p>
        </text:list-item>
        <text:list-item>
          <text:p text:style-name="P277"><text:span text:style-name="T257">Compression\Intel pred comp.tif</text:span><text:span text:style-name="T124">: Well formed, single IFD, 16 bits per sample sRGB, intel byteorder, horizontal prediction, flate compression</text:span></text:p>
        </text:list-item>
        <text:list-item>
          <text:p text:style-name="P278"><text:span text:style-name="T257">Compression\Motorola nopred nocomp.tif</text:span><text:span text:style-name="T124">: Well formed, single IFD, 16 bits per sample sRGB, </text:span><text:span text:style-name="T125">motorola</text:span><text:span text:style-name="T124"> byteorder, no prediction, no compression</text:span></text:p>
        </text:list-item>
        <text:list-item>
          <text:p text:style-name="P278"><text:span text:style-name="T257">Compression\Motorola nopred comp.tif</text:span><text:span text:style-name="T124">: Well formed, single IFD, 16 bits per sample sRGB, </text:span><text:span text:style-name="T125">motorola</text:span><text:span text:style-name="T124"> byteorder, no prediction, flate compression</text:span></text:p>
        </text:list-item>
        <text:list-item>
          <text:p text:style-name="P278"><text:span text:style-name="T257">Compression\Motorola pred nocomp.tif</text:span><text:span text:style-name="T124">: Well formed, single IFD, 16 bits per sample sRGB, </text:span><text:span text:style-name="T125">motorola</text:span><text:span text:style-name="T124"> byteorder, horizontal prediction, no compression</text:span></text:p>
        </text:list-item>
        <text:list-item>
          <text:p text:style-name="P278"><text:span text:style-name="T257">Compression\Motorola pred comp.tif</text:span><text:span text:style-name="T124">: Well formed, single IFD, 16 bits per sample sRGB, </text:span><text:span text:style-name="T125">motorola</text:span><text:span text:style-name="T124"> byteorder, horizontal prediction, flate compression</text:span></text:p>
        </text:list-item>
      </text:list>
      <text:p text:style-name="P158">The open source <text:span text:style-name="T205">solutions </text:span>proposed by Libis and AWare Systems do exactly as specified above. <text:span text:style-name="T233">Its decoding part, even in the context of TIFF to TIFF/A conversion, is limited to support for no compression and flate compression. It does not support any other compression scheme in TIFF that is not valid in TIFF/A anyway.</text:span> <text:span text:style-name="T258">The open source converter can take TIFF input with any combination of prediction and the said supported compression schemes, and output TIFF/A with </text:span><text:soft-page-break/><text:span text:style-name="T258">any other combination, and can therefore be used to convert uncompressed into predicted and flate compressed.</text:span></text:p>
      <text:p text:style-name="P185"><text:span text:style-name="T229">The closed source solution has a very wide range of TIFF </text:span><text:span text:style-name="T231">compression</text:span><text:span text:style-name="T229"> support in the input decoding part of the TIFF to TIFF/A converter. </text:span><text:span text:style-name="T225">The </text:span><text:span text:style-name="T224">closed source </text:span><text:span text:style-name="T225">solution </text:span><text:span text:style-name="T229">also </text:span><text:span text:style-name="T225">adds compensation for some of the bugs in files collected over many years, without contradicting above specified functionality or meaning</text:span><text:span text:style-name="T224">.</text:span></text:p>
      <text:h text:style-name="Heading_20_2" text:outline-level="2"><text:bookmark text:name="5_6_ifd_organization"/>5.6. IFD organization</text:h>
      <text:p text:style-name="P81">SubIFDs</text:p>
      <text:p text:style-name="P135">Tag identification code<text:tab/><text:tab/>3<text:span text:style-name="T259">30</text:span></text:p>
      <text:p text:style-name="P131">Type in ClassicTIFF/A<text:tab/><text:tab/><text:span text:style-name="T259">13 </text:span>(<text:span text:style-name="T259">IFD</text:span>)</text:p>
      <text:p text:style-name="P131">Additional Type in BigTIFF/A<text:tab/><text:span text:style-name="T70">18 </text:span>(<text:span text:style-name="T259">IFD8</text:span>)</text:p>
      <text:p text:style-name="P131">Count<text:tab/><text:tab/><text:tab/><text:tab/><text:tab/><text:span text:style-name="T259">1</text:span></text:p>
      <text:p text:style-name="P186">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82">ImageDescription</text:p>
      <text:p text:style-name="P82"><text:tab/><text:span text:style-name="T117">Tag</text:span><text:span text:style-name="T126"> identification code<text:tab/><text:tab/></text:span><text:span text:style-name="T117">270</text:span></text:p>
      <text:p text:style-name="P132">Type<text:tab/><text:tab/><text:tab/><text:tab/><text:tab/><text:span text:style-name="T260">2 (ASCII)</text:span></text:p>
      <text:p text:style-name="P77"><text:span text:style-name="T117"><text:tab/>Count<text:tab/><text:tab/><text:tab/><text:tab/><text:tab/></text:span><text:span text:style-name="T127">Character count, including </text:span><text:span text:style-name="T128">terminating </text:span><text:span text:style-name="T127">0 character</text:span></text:p>
      <text:p text:style-name="P82">Make</text:p>
      <text:p text:style-name="P82"><text:tab/><text:span text:style-name="T117">Tag</text:span><text:span text:style-name="T126"> identification code<text:tab/><text:tab/></text:span><text:span text:style-name="T128">271</text:span></text:p>
      <text:p text:style-name="P132">Type<text:tab/><text:tab/><text:tab/><text:tab/><text:tab/><text:span text:style-name="T260">2 (ASCII)</text:span></text:p>
      <text:p text:style-name="P77"><text:span text:style-name="T117"><text:tab/>Count<text:tab/><text:tab/><text:tab/><text:tab/><text:tab/></text:span><text:span text:style-name="T127">Character count, including </text:span><text:span text:style-name="T128">terminating </text:span><text:span text:style-name="T127">0 character</text:span></text:p>
      <text:p text:style-name="P84"><text:span text:style-name="T260">M</text:span>odel</text:p>
      <text:p text:style-name="P83"><text:tab/><text:span text:style-name="T117">Tag</text:span><text:span text:style-name="T126"> identification code<text:tab/><text:tab/></text:span><text:span text:style-name="T128">272</text:span></text:p>
      <text:p text:style-name="P133">Type<text:tab/><text:tab/><text:tab/><text:tab/><text:tab/><text:span text:style-name="T260">2 (ASCII)</text:span></text:p>
      <text:p text:style-name="P77"><text:span text:style-name="T117"><text:tab/>Count<text:tab/><text:tab/><text:tab/><text:tab/><text:tab/></text:span><text:span text:style-name="T127">Character count, including </text:span><text:span text:style-name="T128">terminating </text:span><text:span text:style-name="T127">0 character</text:span></text:p>
      <text:p text:style-name="P84">Software</text:p>
      <text:p text:style-name="P83"><text:tab/><text:span text:style-name="T117">Tag</text:span><text:span text:style-name="T126"> identification code<text:tab/><text:tab/></text:span><text:span text:style-name="T128">305</text:span></text:p>
      <text:p text:style-name="P133">Type<text:tab/><text:tab/><text:tab/><text:tab/><text:tab/><text:span text:style-name="T260">2 (ASCII)</text:span></text:p>
      <text:p text:style-name="P77"><text:span text:style-name="T117"><text:tab/>Count<text:tab/><text:tab/><text:tab/><text:tab/><text:tab/></text:span><text:span text:style-name="T127">Character count, including </text:span><text:span text:style-name="T128">terminating </text:span><text:span text:style-name="T127">0 character</text:span></text:p>
      <text:p text:style-name="P84">DateTime</text:p>
      <text:p text:style-name="P83"><text:tab/><text:span text:style-name="T117">Tag</text:span><text:span text:style-name="T126"> identification code<text:tab/><text:tab/></text:span><text:span text:style-name="T128">306</text:span></text:p>
      <text:p text:style-name="P133">Type<text:tab/><text:tab/><text:tab/><text:tab/><text:tab/><text:span text:style-name="T260">2 (ASCII)</text:span></text:p>
      <text:p text:style-name="P77"><text:span text:style-name="T117"><text:tab/>Count<text:tab/><text:tab/><text:tab/><text:tab/><text:tab/></text:span><text:span text:style-name="T127">Character count, including </text:span><text:span text:style-name="T128">terminating </text:span><text:span text:style-name="T127">0 character. <text:tab/><text:tab/><text:tab/><text:tab/><text:tab/><text:tab/><text:tab/></text:span><text:span text:style-name="T128">Given the fixed format (see below), this should </text:span></text:p>
      <text:p text:style-name="P70"><text:tab/><text:tab/><text:tab/><text:tab/><text:tab/><text:tab/>always be 20.</text:p>
      <text:p text:style-name="P84">Artist</text:p>
      <text:p text:style-name="P83"><text:soft-page-break/><text:tab/><text:span text:style-name="T117">Tag</text:span><text:span text:style-name="T126"> identification code<text:tab/><text:tab/></text:span><text:span text:style-name="T128">315</text:span></text:p>
      <text:p text:style-name="P133">Type<text:tab/><text:tab/><text:tab/><text:tab/><text:tab/><text:span text:style-name="T260">2 (ASCII)</text:span></text:p>
      <text:p text:style-name="P77"><text:span text:style-name="T117"><text:tab/>Count<text:tab/><text:tab/><text:tab/><text:tab/><text:tab/></text:span><text:span text:style-name="T127">Character count, including </text:span><text:span text:style-name="T128">terminating</text:span><text:span text:style-name="T127"> 0 character</text:span></text:p>
      <text:p text:style-name="P84">Copyright</text:p>
      <text:p text:style-name="P83"><text:tab/><text:span text:style-name="T117">Tag</text:span><text:span text:style-name="T126"> identification code<text:tab/><text:tab/></text:span><text:span text:style-name="T128">33432</text:span></text:p>
      <text:p text:style-name="P133">Type<text:tab/><text:tab/><text:tab/><text:tab/><text:tab/><text:span text:style-name="T260">2 (ASCII)</text:span></text:p>
      <text:p text:style-name="P77"><text:span text:style-name="T117"><text:tab/>Count<text:tab/><text:tab/><text:tab/><text:tab/><text:tab/></text:span><text:span text:style-name="T127">Character count, including </text:span><text:span text:style-name="T128">terminating</text:span><text:span text:style-name="T127"> 0 character</text:span></text:p>
      <text:p text:style-name="P84">DocumentName</text:p>
      <text:p text:style-name="P83"><text:tab/><text:span text:style-name="T117">Tag</text:span><text:span text:style-name="T126"> identification code<text:tab/><text:tab/></text:span><text:span text:style-name="T128">269</text:span></text:p>
      <text:p text:style-name="P133">Type<text:tab/><text:tab/><text:tab/><text:tab/><text:tab/><text:span text:style-name="T260">2 (ASCII)</text:span></text:p>
      <text:p text:style-name="P77"><text:span text:style-name="T117"><text:tab/>Count<text:tab/><text:tab/><text:tab/><text:tab/><text:tab/></text:span><text:span text:style-name="T127">Character count, including </text:span><text:span text:style-name="T128">terminating</text:span><text:span text:style-name="T127"> 0 character</text:span></text:p>
      <text:p text:style-name="P84">PageName</text:p>
      <text:p text:style-name="P83"><text:tab/><text:span text:style-name="T117">Tag</text:span><text:span text:style-name="T126"> identification code<text:tab/><text:tab/></text:span><text:span text:style-name="T128">285</text:span></text:p>
      <text:p text:style-name="P133">Type<text:tab/><text:tab/><text:tab/><text:tab/><text:tab/><text:span text:style-name="T260">2 (ASCII)</text:span></text:p>
      <text:p text:style-name="P77"><text:span text:style-name="T117"><text:tab/>Count<text:tab/><text:tab/><text:tab/><text:tab/><text:tab/></text:span><text:span text:style-name="T127">Character count, including </text:span><text:span text:style-name="T128">terminating</text:span><text:span text:style-name="T127"> 0 character</text:span></text:p>
      <text:p text:style-name="P84">PageNumber</text:p>
      <text:p text:style-name="P83"><text:tab/><text:span text:style-name="T117">Tag</text:span><text:span text:style-name="T126"> identification code<text:tab/><text:tab/></text:span><text:span text:style-name="T128">297</text:span></text:p>
      <text:p text:style-name="P133">Type<text:tab/><text:tab/><text:tab/><text:tab/><text:tab/><text:span text:style-name="T261">3 (Short, unsigned 16bit integer)</text:span></text:p>
      <text:p text:style-name="P77"><text:span text:style-name="T117"><text:tab/>Count<text:tab/><text:tab/><text:tab/><text:tab/><text:tab/></text:span><text:span text:style-name="T128">2</text:span></text:p>
      <text:p text:style-name="P85"><text:span text:style-name="T128">N</text:span><text:span text:style-name="T117">one of these tags are mandatory, none have a default value. None can have any impact on actual image rendering, be it a default rendering or application-specific rendering in a closed system.</text:span></text:p>
      <text:p text:style-name="P118">The ImageDescription tag describes the subject of the image.</text:p>
      <text:p text:style-name="P119">The Make tag value is the manufacturer of the equipment (scanner, video digitizer,...) used in generating the image. The Model tag is used to communicate the equipment model name or number.</text:p>
      <text:p text:style-name="P119">The Software tag contains the name and version number of the software package used to create the image. </text:p>
      <text:p text:style-name="P119">DateTime is the date and time of image creation. The format is: "YYYY:MM:DD HH:MM:SS", with hours like those on a 24-hour clock, and one space character between the date and the time.</text:p>
      <text:p text:style-name="P119">The Artist tag contains the name of the person who created the image.</text:p>
      <text:p text:style-name="P119">The Copyright tag contains a copyright notice. The complete copyright statement should be listed in this field including any dates and statements of claims. For example, "Copyright, John Smith, 1999. All rights reserved."</text:p>
      <text:p text:style-name="P119">DocumentName is the name of the document from which this image was scanned.</text:p>
      <text:p text:style-name="P119">PageName is the name of the page from which this image was scanned.</text:p>
      <text:p text:style-name="P119">The PageNumber tag contains two unsigned 16bit integers. The first is the zero based page index number, the second is the total number of pages in the document.</text:p>
      <text:p text:style-name="P119">Note the subtle difference between PageName and PageNumber. If a document has some sort of prelude <text:span text:style-name="T262">or foreword</text:span>, it's not uncommon <text:span text:style-name="T262">to have a separate page numbering scheme for that section. If two pages of prelude are followed by three pages of actual core document, the PageNames might be “i”, ”ii”, “1”, “2”, and “3”. The PageNumbers however, should be 0/5, 1/5, 2/5, 3/5, and 4/5.</text:span></text:p>
      <text:p text:style-name="P120"><text:soft-page-break/>Note also that the order of the separate pages in a multipage TIFF file is <text:span text:style-name="T263">not </text:spa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P203" text:outline-level="1"/>
      <text:h text:style-name="P206" text:outline-level="1"><text:bookmark text:name="6_the_tiff_a_codec_pipeline"/>6. The TIFF/A codec pipeline</text:h>
      <text:p text:style-name="P122">This section is not finalized yet. The text below is recycled from another section in an earlier version of this document, but it needs revision, restructuring, and appending.</text:p>
      <text:p text:style-name="P121">The intention of this section is not specification in the traditional sense of the word. This is much more codec implementation recommendation, specifically targeting the encoding and decoding pipeline from image raster data to compressed pixel array TIFF data blocks and vice versa.</text:p>
      <text:p text:style-name="P121"/>
      <text:p text:style-name="P121"/>
      <text:p text:style-name="P187">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p>
      <text:p text:style-name="P188">That may not be all that is required. It may be deemed useful or maybe even necessary for the codec to support PlanarConfiguration conversions, <text:span text:style-name="T95">for the same reasons</text:span>. It's easy to end up with a multiple of said 64 combinations. <text:span text:style-name="T95">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89">Of course, one could opt to apply this principle of implementing independent codec paths to several parts of the way, <text:span text:style-name="T95">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96">s</text:span> of <text:span text:style-name="T96">existing </text:span>routines using newer generations of SIMD optimization, or whatever. The design can very feasibly grow to support the full TIFF pipeline one day, <text:span text:style-name="T97">or even go beyond that and add proprietary functionality in closed systems</text:span>.</text:p>
      <text:p text:style-name="P189"><text:soft-page-break/>TIFF, at its core, should always be regarded as a multiplication of individual features, never as an enumeration of particular feature combinations.</text:p>
      <text:p text:style-name="P190">Note that a TIFF pipeline design should not require the individual pipelined steps to maintain full strile-sized buffers. As explained in section <text:span text:style-name="T267">5</text:span>.<text:span text:style-name="T267">4</text:span>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97">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P199" text:outline-level="2"/>
      <text:h text:style-name="P211" text:outline-level="1"><text:bookmark text:name="999_a_tiff_6_0"/>Appendix <text:span text:style-name="T101">A</text:span>: Differences between TIFF 6.0 and <text:span text:style-name="T1">TIFF/A</text:span></text:h>
      <text:h text:style-name="Heading_20_2" text:outline-level="2"><text:bookmark text:name="999_a_1_specification"/><text:span text:style-name="T29">1. </text:span><text:span text:style-name="T9">S</text:span><text:span text:style-name="T2">pecification</text:span></text:h>
      <text:p text:style-name="P13">One significant difference in approach between said specifications, is the fact that TIFF 6.0 <text:span text:style-name="T269">limits itself to </text:span>specif<text:span text:style-name="T269">ying</text:span> the file format as it should be. This TIFF/A specification exceeds this with guidelines for implementation in many cases. <text:span text:style-name="T268">That includes fault tolerant decoding algorithms based on experience with buggy real-life files, and encoder recommendations that ought to result in files that are not just unambiguously valid, but also optimal for storage and decoding both.</text:span></text:p>
      <text:p text:style-name="P61">Another major difference lies in the fact that TIFF 6.0 tries and divides the valid range of TIFF into separate classes. TIFF 6.0 also makes a distinction between baseline and non baseline.</text:p>
      <text:p text:style-name="P61">Many people feel this division is arbitrary and deceptive. <text:span text:style-name="T269">Certainly, widespread TIFF usage has evolved since TIFF 6.0 was published in 1992, and much of the basic TIFF usage these days mixes elements from baseline and non baseline both, and does not fully fit any of the original TIFF classes.</text:span></text:p>
      <text:p text:style-name="P62">TIFF/A focuses on largely independent individual TIFF features, instead of enumerating particular feature combinations into classes. The TIFF/A approach fits the nature of TIFF that is a quite logical consequence of the format's properties, and everyday contemporary usage of the file format, both. Additionally, it<text:span text:style-name="T275">s approach</text:span> allows the specification to fully cover the format, as opposed to TIFF 6.0 which <text:span text:style-name="T270">these days </text:span>is regarded an enumeration of usage examples <text:span text:style-name="T270">from which the format is to be interpolated</text:span>.</text:p>
      <text:h text:style-name="Heading_20_2" text:outline-level="2"><text:bookmark text:name="999_a_2_format"/><text:span text:style-name="T274">2. </text:span>Format</text:h>
      <text:p text:style-name="P63">Comparing TIFF/A on the one hand, with TIFF 6.0 as interpolated from the said enumeration of usage examples in the original specification, combined with specification supplements published at later dates and the newer BigTIFF extension, on the other hand...</text:p>
      <text:list xml:id="list1549712408702841234" text:style-name="L20">
        <text:list-item>
          <text:p text:style-name="P254"><text:span text:style-name="T109">Colorspace</text:span> in TIFF/A is limited to sRGB, be it 8bit or 16bit per sample integer sRGB or 32bit or 64bit <text:span text:style-name="T271">per sample </text:span>floating point sRGB. TIFF 6.0 allows for <text:span text:style-name="T271">a </text:span>much wider range of colorspaces and bitdepths. Some of the colorspace features allowed in TIFF 6.0, hardly got any adoption or support, including for example the ability to have different bitdepths and samplesformat<text:span text:style-name="T275">s</text:span> for different samples in the same image data. TIFF/A limits the valid colorspace range to a subset that can be universally agreed upon, is very well documented, unencumbered by restrictive licenses, and is very well supported in the vast majority of existing code bases. At the same time, though, by allowing floating point data, <text:span text:style-name="T271">TIFF/A enables support for color that is outside of the sRGB gamut which should help ensure TIFF/A remains future-proof.</text:span></text:p>
        </text:list-item>
        <text:list-item>
          <text:p text:style-name="P255">TIFF 6.0 and TIFF/A are largely the same when it comes to raster <text:span text:style-name="T109">organization</text:span>. Both allow chunky or planar storage, both allow division in strips or tiles. Both require the decoder to support any organization choices. TIFF 6.0 is somewhat deceptive in that it classifies tiled storage as an extension rather then baseline, whilst it is in fact so widespread and adopted that any TIFF decoder that lacks support for tiled storage would be completely useless in real life. TIFF/A does not suffer from this shortcoming, as it does attempt to divide the format into baseline and non baseline.</text:p>
        </text:list-item>
        <text:list-item>
          <text:p text:style-name="P256">TIFF/A restricts <text:span text:style-name="T109">compression</text:span> options to no compression or flate compression. TIFF 6.0 is weighed down with a much wider range of compression options. Some are considered obscure and depreciated, including packbits and LZW. <text:span text:style-name="T272">Some may or may not come with troublesome licensing issues, depending on one's definition of troublesome licensing issues which may be troublesome in itself, including said LZW and maybe even JPEG and JBIG. Some are lossy and thus conflicting with archiving needs. In all of these categories, some </text:span><text:soft-page-break/><text:span text:style-name="T272">are considered baseline by the original TIFF 6.0 specification, some are considered an extension, even though some that are considered extension are actually very widely adopted and hard to replace. Some were never actually specified at all. Some weren't even invented yet in 1992, but are nonetheless considered vital in basic TIFF usage today. It's difficult to come up with an exhaustive list of compression schemes a TIFF codec needs to support in order to be relevant and practically useful. The rigorous restriction in TIFF/A, aims to maximize clarity and support for archiving requirements in particular, whilst at the same time minimizing demands made on the TIFF/A codec, and completely eliminating any licensing issues.</text:span></text:p>
        </text:list-item>
        <text:list-item>
          <text:p text:style-name="P257">TIFF 6.0 is extremely <text:span text:style-name="T109">extendable</text:span>. In closed systems, one can define new colorspaces, new compression schemes, new private tags and even new private IFD types. Additionally, new tags and IFD types can be registered and gain a global definition and more widespread support. <text:span text:style-name="T273">This conflicts with the needs of an archival file format like TIFF/A. Minimizing chances for digital dark age issues implies the need for a single central definition covering all that is possible in the file format. TIFF/A therefore does not allow extension.</text:span></text:p>
        </text:list-item>
        <text:list-item>
          <text:p text:style-name="P258">TIFF 6.0 specification supplements include a definition for <text:span text:style-name="T109">SubIFDs</text:span><text:span text:style-name="T117">. This is essentially identical to the SubIFDs scheme in TIFF/A. </text:span><text:span text:style-name="T129">However, the original TIFF 6.0 specification includes references to the older scheme based on the SubfileType tag, defining its status as “depreciated”, as well as including a full definition of another old but newer scheme based on the NewSubfileType tag. Depending on ones definition of what exactly is TIFF 6.0, whether or not the word “depreciated” implies or excludes validity, </text:span><text:span text:style-name="T130">and whether or not practical usage and widespread adoption has any impact on what is valid in a format whose most recent specification is several decades old, </text:span><text:span text:style-name="T129">any of these schemes may be regarded part of TIFF 6.0. </text:span><text:span text:style-name="T130">Only the newest SubIFDs scheme is valid TIFF/A.</text:span></text:p>
        </text:list-item>
        <text:list-item>
          <text:p text:style-name="P259"><text:span text:style-name="T130">T</text:span><text:span text:style-name="T117">IFF/A, in order to completely eliminate the possibility of hidden data having undefined meaning, excludes </text:span><text:span text:style-name="T109">unused addressing space</text:span><text:span text:style-name="T117"> in a file. TIFF does not.</text:span></text:p>
        </text:list-item>
      </text:list>
      <text:h text:style-name="P211" text:outline-level="1"><text:bookmark text:name="999_b_tiff_ep"/>Appendix <text:span text:style-name="T279">B</text:span>: Differences between TIFF/<text:span text:style-name="T102">EP</text:span> and <text:span text:style-name="T1">TIFF/A</text:span></text:h>
      <text:h text:style-name="Heading_20_2" text:outline-level="2"><text:bookmark text:name="999_b_1_overview"/><text:span text:style-name="T30">1. </text:span><text:span text:style-name="T9">O</text:span><text:span text:style-name="T2">verview</text:span></text:h>
      <text:p text:style-name="P125"><text:span text:style-name="T2">The difference between TIFF/EP and TIFF/A could hardly be bigger, due to the fact that both standards target a completely different application and audience. TIFF/EP is a camera file format. TIFF/A is an archival file format. TIFF/EP aims to support specification of all possible camera settings, and ease the workflow in newspaper photography and the like. TIFF/A aims to minimize digital dark age issues </text:span><text:span text:style-name="T30">and focuses on simplicity and readability twenty or indeed two hundred years from now</text:span><text:span text:style-name="T2">.</text:span></text:p>
      <text:p text:style-name="P125"><text:span text:style-name="T2">In this sense, a comparison between these vastly different formats resulting from vastly different goals, may seem farfetched. But both have a common parent file format in TIFF 6.0, and TIFF/EP is well known and widely adopted. A comparison therefore </text:span><text:span text:style-name="T30">may serve as a shortcut highlighting what exactly is TIFF/A for anyone familiar with TIFF/EP. </text:span><text:span text:style-name="T52">This section may also serve as a guideline for adding TIFF/A support to an existing TIFF/EP codebase, but it is not normative and does not aim to be exhaustive.</text:span></text:p>
      <text:h text:style-name="Heading_20_2" text:outline-level="2"><text:bookmark text:name="999_b_2_format"/><text:span text:style-name="T30">2. </text:span><text:span text:style-name="T2">Format</text:span></text:h>
      <text:list xml:id="list1757876072982299760" text:style-name="L21">
        <text:list-item>
          <text:p text:style-name="P295"><text:span text:style-name="T31">BigTIFF</text:span><text:span text:style-name="T2"> support is not included in TIFF/EP. It might not make a lot of sense in TIFF/EP, few camera's or photography processing workflows will see the need to support files growing beyond 4 gigabyte in size at this point in time. TIFF/A needs to support scans that often are orders of magnitude bigger then single photographs. </text:span><text:span text:style-name="T53">Contemporary high-end scanners are often implemented as motorized digital camera's, resulting in scans that are vast stitched arrays of photographs. </text:span><text:span text:style-name="T2">A target TIFF/A user might </text:span><text:span text:style-name="T53">also </text:span><text:span text:style-name="T2">see the need to encode scans of all </text:span><text:span text:style-name="T54">the </text:span><text:span text:style-name="T2">pages in one of Leonardo Da Vinci's sketchbooks in a single file. And TIFF/A by its very nature should be made to be future proof and anticipate an age when today's resolutions may seem ridiculously low. Therefore, TIFF/A does include BigTIFF support.</text:span></text:p>
        </text:list-item>
        <text:list-item>
          <text:p text:style-name="P295"><text:span text:style-name="T2">TIFF/EP does not include the </text:span><text:span text:style-name="T31">tag datatype 13 (IFD), </text:span><text:span text:style-name="T35">nor, of course, its BigTIFF equivalent 18 (IFD8). It therefore enforces the problematically ambiguous use of the datatype 4 (Long, unsigned 32bit integer). </text:span><text:span text:style-name="T36">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4.2.2. Datatype tolerance</text:a><text:span text:style-name="T36">” in this specification, section “4.1.2.6 Types” in the TIFF/EP specification.)</text:span></text:p>
        </text:list-item>
        <text:list-item>
          <text:p text:style-name="P296"><text:span text:style-name="T35">TIFF/EP supports no </text:span><text:span text:style-name="T31">compression</text:span><text:span text:style-name="T35"> and JPEG compression, which, again, is </text:span><text:span text:style-name="T46">a natural consequence of </text:span><text:span text:style-name="T35">its target application. TIFF/A requires a similar limitation in compression options to achieve the same level of clarity and transparency and rid itself of the historical accumulation of compression modes in TIFF 6.0. Its different goals however </text:span><text:span text:style-name="T39">imply </text:span><text:span text:style-name="T35">a lossless compression </text:span><text:span text:style-name="T39">scheme requirement instead</text:span><text:span text:style-name="T35">. Thus, TIFF/A supports no compression and flate compression. (See section “</text:span><text:a xlink:type="simple" xlink:href="#5_5_compression" text:style-name="Internet_20_link" text:visited-style-name="Visited_20_Internet_20_Link">5.5. Compression</text:a><text:span text:style-name="T35">” in this specification, section “4.2 Image data” in the TIFF/EP specification.)</text:span></text:p>
        </text:list-item>
        <text:list-item>
          <text:p text:style-name="P296"><text:span text:style-name="T35">TIFF/EP supports the greyscale and RGB </text:span><text:span text:style-name="T31">colorspaces</text:span><text:span text:style-name="T35">. Its support for JPEG compression de facto necessitates inclusion of the YCbCr colorspace, and its ties </text:span><text:span text:style-name="T37">to</text:span><text:span text:style-name="T35"> camera technology in particular brings forth the inclusion of CFA. </text:span><text:span text:style-name="T37">TIFF/A does not require YCbCr, as it does not require JPEG compression, and has no meaningful use for CFA schemes. TIFF/A does not support a </text:span><text:span text:style-name="T39">flavor of </text:span><text:span text:style-name="T37">greyscale, because this is a subset of RGB at best, and comes with its own specification problems at worst, depending on ones views on the subject. Whilst in 1992 when TIFF 6.0 got published, RGB was, well... RGB, the industry has since </text:span><text:soft-page-break/><text:span text:style-name="T37">encountered problems with the fact that one manufacturer's RGB does not quite equal another manufacturer's interpretation of the colorspace. The industry's response to this problem was the sRGB colorspace specification. TIFF/A acknowledges this and all mention of RGB is replaced with sRGB in this specification. (See section “</text:span><text:a xlink:type="simple" xlink:href="#5_3_image_colorspace" text:style-name="Internet_20_link" text:visited-style-name="Visited_20_Internet_20_Link">5.3. Image colorspace</text:a><text:span text:style-name="T37">” in this specification, section “4.2 Image data” in the TIFF/EP specification.)</text:span></text:p>
        </text:list-item>
        <text:list-item>
          <text:p text:style-name="P297"><text:span text:style-name="T35">Support for JPEG compression and YCbCr in TIFF/EP, requires that standard to deal with </text:span><text:span text:style-name="T31">YCbCrSubsampling</text:span><text:span text:style-name="T35">. In real life, many code bases have serious trouble with the subject, mainly as a consequence of the redundant encoding of these subsampling values in both the TIFF IFD and the actual JPEG compressed data streams on the one hand, which opens up the possibility for redundant copies of </text:span><text:span text:style-name="T38">these subsampling values</text:span><text:span text:style-name="T35"> to be different, and the fact that most open source solutions require the use of two different libraries and difficult glue code to pull this off, on the other hand, introducing a lot of potential to get it wrong. TIFF/A, eliminating the need for YCbCr as JPEG compression contradicts </text:span><text:span text:style-name="T38">the lossless needs inherent to archival workflows, does not suffer these real life </text:span><text:span text:style-name="T39">practical </text:span><text:span text:style-name="T38">problems </text:span><text:span text:style-name="T46">surrounding subsampling </text:span><text:span text:style-name="T39">that aren't immediately apparent from a theoretical point of view</text:span><text:span text:style-name="T38">. (See section “4.2 Image data” in the TIFF/EP specification.)</text:span></text:p>
        </text:list-item>
        <text:list-item>
          <text:p text:style-name="P298"><text:span text:style-name="T38">T</text:span><text:span text:style-name="T35">IFF/EP supports </text:span><text:span text:style-name="T31">organization</text:span><text:span text:style-name="T35"> in strip</text:span><text:span text:style-name="T46">s</text:span><text:span text:style-name="T35"> and tiles both, as does TIFF/A, as does the parent file format TIFF 6.0. However, TIFF/EP dictates bottom strips ought to be padded (section “4.2 Image data” in the TIFF/EP specification includes the sentence “If necessary, the final strip can be 'padded' with zeros.”). This contradicts the TIFF 6.0 specification (</text:span><text:span text:style-name="T40">in various places, the most clear probably being the RowsPerStrip description on page 19 of the TIFF 6.0 specification where it says “The data in the last strip is not padded...”). TIFF/A opts to comply with TIFF 6.0, and thus does not allow padding of the bottom strip. (See section “</text:span><text:a xlink:type="simple" xlink:href="#5_4_raster_organization" text:style-name="Internet_20_link" text:visited-style-name="Visited_20_Internet_20_Link">5.4. Raster organization</text:a><text:span text:style-name="T40">” in this specification.)</text:span></text:p>
        </text:list-item>
        <text:list-item>
          <text:p text:style-name="P299"><text:span text:style-name="T40">T</text:span><text:span text:style-name="T35">he recommended </text:span><text:span text:style-name="T31">target uncompressed size</text:span><text:span text:style-name="T35"> of individual strips or tiles, 8 kilobyte in TIFF 6.0, is redefined to 64 kilobyte in TIFF/EP. This recommendation in TIFF/EP is likely at least partly inspired by implementation details in an era where 16bit processing was still relevant, even if surmountable and temporary implementation detail and solid specification design should probably not easily mix. TIFF/A being targeted at long </text:span><text:span text:style-name="T41">term usage with </text:span><text:span text:style-name="T35">potentially vastly bigger imagery, cannot afford a recommended size this small, or indeed a recommended size that is hardly future-proof. TIFF/A instead provides a guideline that is designed to grow at the same pace as does hardware capability, and practical needs. (See section “</text:span><text:a xlink:type="simple" xlink:href="#5_4_3_recommendations_on_orientation" text:style-name="Internet_20_link" text:visited-style-name="Visited_20_Internet_20_Link">5.4.3. Encoder recommendations</text:a><text:span text:style-name="T35">” in this specification, and section “4.2 Image data” in the TIFF/EP specification.)</text:span></text:p>
        </text:list-item>
        <text:list-item>
          <text:p text:style-name="P300"><text:span text:style-name="T35">TIFF/EP's </text:span><text:span text:style-name="T31">IFD tree</text:span><text:span text:style-name="T35"> is, again, very much targeted at its specific application. TIFF/EP includes mention of a single thumbnail to accompany a full-size image. Dealing with typical photograph sizes, that makes perfect sense. TIFF/A deals with potentially much larger rasters, and is best served with a full 'tile pyramid' scheme. </text:span><text:span text:style-name="T42">It </text:span><text:span text:style-name="T35">recommend</text:span><text:span text:style-name="T42">s</text:span><text:span text:style-name="T35"> steps in between thumbnails and very large images, where each step has a pixel count of roughly one sixteenth of the previous bigger image, so as to not take up to much storage space nonetheless. </text:span><text:span text:style-name="T42">TIFF/EP locates the thumbnail in the top-level linked list of IFDs, and the full-size image in the SubIFD. As this full-size image in TIFF/EP potentially has CFA data that does not make for good interoperability with the majority of TIFF codecs, it's quite logical to try and tuck it away in a SubIFD and have the thumbnail in the main linked list. TIFF/A is unencumbered by CFA interchange issues, and it's deemed more sensible to have the full-size image to be the most apparent one, and likely the only one actually noticed by old software that doesn't support the SubIFDs tag. A third and final difference, is TIFF/EP's attempt to mix the old NewSubfileType tag based IFD relationship scheme into the scheme build on the new SubIFDs tag. This leads to redundancy and opens up the possibility to have conflicting information in a single file. In real life, a TIFF/EP decoder is likely to simply ignore </text:span><text:span text:style-name="T43">the NewSubfileType </text:span><text:span text:style-name="T42">tag, as all information it actually needs is readily derived from </text:span><text:soft-page-break/><text:span text:style-name="T42">SubIFD based data. TIFF/A unambiguously opts for the SubIFDs scheme, NewSubfileType or the even older SubfileType is not valid in TIFF/A. (See section “</text:span><text:a xlink:type="simple" xlink:href="#4_3_the_tiff_a_ifd_tree" text:style-name="Internet_20_link" text:visited-style-name="Visited_20_Internet_20_Link">4.3. The TIFF/A IFD tree</text:a><text:span text:style-name="T42">” in this specification, and section “4.3 Thumbnail images” in the TIFF/EP specification.)</text:span></text:p>
        </text:list-item>
        <text:list-item>
          <text:p text:style-name="P301"><text:span text:style-name="T42">T</text:span><text:span text:style-name="T35">IFF/EP reinterprets the top-level linked list of IFDs to mean “motion sequence burst of images”. Yet again, perfectly sensible for a camera file format. Yet again, </text:span><text:span text:style-name="T47">there's not even an overlap with anything meaningful </text:span><text:span text:style-name="T35">in the context of an archival file format. TIFF/A sticks with the standard </text:span><text:span text:style-name="T31">multipage </text:span><text:span text:style-name="T35">interpretation. (See section “</text:span><text:a xlink:type="simple" xlink:href="#4_ifd_tree" text:style-name="Internet_20_link" text:visited-style-name="Visited_20_Internet_20_Link">4. The IFD tree</text:a><text:span text:style-name="T35">”, as a whole, in this specification, and section “4.4 Burst sequences using chaining” in the TIFF/EP specification.)</text:span></text:p>
        </text:list-item>
        <text:list-item>
          <text:p text:style-name="P301"><text:span text:style-name="T35">TIFF/EP supports </text:span><text:span text:style-name="T31">embedded color profiles</text:span><text:span text:style-name="T35">. In a camera file format, this makes perfect sense. And indeed, many people feel modern image processing ought to be base</text:span><text:span text:style-name="T44">d</text:span><text:span text:style-name="T35"> on strict color management standards. In TIFF/A, though, this conflicts with the need of simplicity and brevity of the specification, </text:span><text:span text:style-name="T44">as well as transparency of all </text:span><text:span text:style-name="T35">directly and indirectly </text:span><text:span text:style-name="T44">involved licenses, specification licenses, and patents. Furthermore, color management is not as widespread as maybe it ought to be. The TIFF/A scheme based on sRGB without support for embedded profiles, is compatible with older software that does not support color management (or the correct color management specification flavor and version). But it's also compatible with software that is color management based, as these usually have sRGB profile resources to apply in these circumstances. Whilst TIFF/A with support for embedded profiles would still be compatible with software that includes correct color management, it opens up the possibility to encode data such that it makes no sense for software that doesn't. TIFF/A explicitly allows floating point sRGB data to be out of the normal range, thus not imposing a gamut limitation. sRGB used this way ought to be future-proof. </text:span><text:span text:style-name="T47">For all these reasons</text:span><text:span text:style-name="T44">, TIFF/A does not include support for embedded color profiles. (See section “4.5 Camera colour space information” in the TIFF/EP specification.)</text:span></text:p>
        </text:list-item>
        <text:list-item>
          <text:p text:style-name="P302"><text:span text:style-name="T44">T</text:span><text:span text:style-name="T35">IFF/EP includes a </text:span><text:span text:style-name="T31">versioning</text:span><text:span text:style-name="T35"> scheme as tag data. This conflicts with the spirit and practical usage of TIFF, where individual IFDs can be unlinked, relinked, and transplanted from one file to another. A version number that applies to the file, cannot correctly be included in any individual IFD. The only correct place is the TIFF file header. This, however, would involve breaking the TIFF file format standard. The single only remaining solution, is to not require version numbers in the first place. If the purpose of the version number is “to allow a TIFF/EP compliant file to identify itself to a TIFF/EP aware reader”, and such identification is actually required for real and practical reasons, the software that suffers this requirement should simply directly check for TIFF/EP compliance, instead. TIFF/A does not include any version numbers, </text:span><text:span text:style-name="T47">neither</text:span><text:span text:style-name="T35"> on the file </text:span><text:span text:style-name="T47">no</text:span><text:span text:style-name="T35">r </text:span><text:span text:style-name="T47">on the </text:span><text:span text:style-name="T35">IFD level.</text:span></text:p>
        </text:list-item>
        <text:list-item>
          <text:p text:style-name="P302"><text:span text:style-name="T35">TIFF/EP limits the valid values for the </text:span><text:span text:style-name="T31">Orientation</text:span><text:span text:style-name="T35"> tag. More importantly, it adds a value that is not valid in TIFF 6.0, for communicating “unknown” orientation. Seeing any subsequent image processing based on data retrieved from a source with “unknown” orientation, either wouldn't care about actual orientation, or </text:span><text:span text:style-name="T47">either </text:span><text:span text:style-name="T35">is forced to deal with this data as if it had an orientation </text:span><text:span text:style-name="T47">and th</text:span><text:span text:style-name="T49">u</text:span><text:span text:style-name="T47">s likely pretend this data has default orientation</text:span><text:span text:style-name="T35">, it's unclear </text:span><text:span text:style-name="T47">for what practical real-life purposes </text:span><text:span text:style-name="T35">unknown orientation differs from default orientation. </text:span><text:span text:style-name="T47">The implication is </text:span><text:span text:style-name="T35">though that TIFF/EP cannot be said to be a valid subset </text:span><text:span text:style-name="T47">of </text:span><text:span text:style-name="T35">TIFF 6.0. (See section “</text:span><text:a xlink:type="simple" xlink:href="#5_4_raster_organization" text:style-name="Internet_20_link" text:visited-style-name="Visited_20_Internet_20_Link">5.4. Raster organization</text:a><text:span text:style-name="T35">” in this specification, and section “5.2.12 Orientation” in the TIFF/EP specification.)</text:span></text:p>
        </text:list-item>
        <text:list-item>
          <text:p text:style-name="P302"><text:span text:style-name="T35">TIFF/EP excludes alpha and application-specific </text:span><text:span text:style-name="T32">extra samples</text:span><text:span text:style-name="T35">, if section “5.2.19 SamplesPerPixel” is to be taken literally and is meant to be exhaustive. A camera file format likely has little use for these extra samples. A TIFF/A archived file containing data taken from a famous painting, may however want to include x-ray data used in some rest</text:span><text:span text:style-name="T45">oration, or the rasterized results of chemical tests. Infrared data or road map drawings may </text:span><text:soft-page-break/><text:span text:style-name="T45">accompany aerial photography in map archives, etc. TIFF/A does inherit support for extra samples from TIFF 6.0. (See section “</text:span><text:a xlink:type="simple" xlink:href="#5_3_image_colorspace" text:style-name="Internet_20_link" text:visited-style-name="Visited_20_Internet_20_Link">5.3. Image colorspace</text:a><text:span text:style-name="T45">” in this specification, section “5.2.19 SamplesPerPixel” in the TIFF/EP specification.)</text:span></text:p>
        </text:list-item>
        <text:list-item>
          <text:p text:style-name="P303"><text:span text:style-name="T35">TIFF/EP supports </text:span><text:span text:style-name="T31">extension</text:span><text:span text:style-name="T35"> with new compression methods, even though it does impose restrictions on the validity of the existing TIFF 6.0 compression methods. TIFF/A is an archival file format, it cannot and does not allow any extensions as it cannot afford potential inclusion of insufficiently specified data.</text:span></text:p>
        </text:list-item>
        <text:list-item>
          <text:p text:style-name="P304"><text:span text:style-name="T35">TIFF/EP refers to a number of </text:span><text:span text:style-name="T31">external technologies and specifications</text:span><text:span text:style-name="T35">. Support for color profiles and JPEG compression has been discussed above. It also refers to the IPTC/NAA standard (section “5.2.43 IPTC/NAA”). At the end of the day, TIFF/EP is forced to include in its foreword “Attention is drawn to the possibility that some of the elements of this... may be subject of patent rights. ISO shall not be held responsible for identifying any or all such patent rights.”. </text:span><text:span text:style-name="T51">This may be an ISO policy, possibly included in every specification published by ISO, but the point is that in the case if TIFF/EP it is actually necessary to include this disclaimer. </text:span><text:span text:style-name="T35">TIFF/A cannot possibly </text:span><text:span text:style-name="T51">do that</text:span><text:span text:style-name="T35">. The whole point of building an archival file format is evading digital dark age issues and aiming to guarantee usability and interoperability today and continued readability in the future. TIFF/A cannot claim </text:span><text:span text:style-name="T47">to meet these goals</text:span><text:span text:style-name="T35"> if there's too much </text:span><text:span text:style-name="T48">usage of </text:span><text:span text:style-name="T35">external technologies, that come with a number of </text:span><text:span text:style-name="T48">licensing and patent </text:span><text:span text:style-name="T35">issues all by itself and in turn may add their own references. TIFF/A has one unavoidable such reference, namely to flate compression. We're confident that's a safe reference. TIFF/A </text:span><text:span text:style-name="T47">thus </text:span><text:span text:style-name="T35">excludes the possibility that some of the elements in the TIFF/A specification may be subject of patent rights. As to licensing, TIFF/A </text:span><text:span text:style-name="T47">can safely claim its own </text:span><text:span text:style-name="T35">specification license and flate compression license </text:span><text:span text:style-name="T46">are </text:span><text:span text:style-name="T47">the only ones </text:span><text:span text:style-name="T46">relevant to this file format.</text:span></text:p>
        </text:list-item>
      </text:list>
      <text:p text:style-name="P124"/>
      <text:p text:style-name="P123"/>
      <text:p text:style-name="P318"/>
      <text:h text:style-name="P212" text:outline-level="1"><text:bookmark text:name="999_c_tiff_it"/>Appendix <text:span text:style-name="T279">C</text:span>: Differences between TIFF/<text:span text:style-name="T102">IT</text:span> and <text:span text:style-name="T1">TIFF/A</text:span></text:h>
      <text:h text:style-name="P202" text:outline-level="2"><text:bookmark text:name="999_c_1_overview"/><text:span text:style-name="T9">1. </text:span><text:span text:style-name="T2">Overview</text:span></text:h>
      <text:p text:style-name="P306"><text:span text:style-name="T57">It is hardly even possible to compare these file formats</text:span><text:span text:style-name="T2">, due to the fact that both standards target a completely different application and audience. TIFF/</text:span><text:span text:style-name="T57">IT</text:span><text:span text:style-name="T2"> is a </text:span><text:span text:style-name="T57">prepress </text:span><text:span text:style-name="T2">file format. TIFF/A is an archival file format. TIFF/</text:span><text:span text:style-name="T57">IT</text:span><text:span text:style-name="T2"> aims to support </text:span><text:span text:style-name="T57">the specific needs of professional printing technology. It's quite elaborate and complicated, and divides up into different classes, specifically reflecting different printing processes. </text:span><text:span text:style-name="T2">TIFF/A aims to minimize digital dark age issues </text:span><text:span text:style-name="T30">and focuses on simplicity and readability twenty or indeed two hundred years from now</text:span><text:span text:style-name="T2">.</text:span></text:p>
      <text:p text:style-name="P309"><text:span text:style-name="T57">TIFF/IT b</text:span><text:span text:style-name="T56">reaks TIFF 6.0 in many ways. TIFF/IT is certainly inspired by TIFF, but </text:span><text:span text:style-name="T58">it </text:span><text:span text:style-name="T56">is not a valid subset </text:span><text:span text:style-name="T59">of TIFF 6.0 </text:span><text:span text:style-name="T56">by far. It's best regarded a different file format altogether. This </text:span><text:span text:style-name="T57">fact </text:span><text:span text:style-name="T56">is hardly obscured, it is explicitly </text:span><text:span text:style-name="T58">stated </text:span><text:span text:style-name="T56">in the TIFF/IT specification itself </text:span><text:span text:style-name="T58">in </text:span><text:span text:style-name="T56">various </text:span><text:span text:style-name="T58">sections</text:span><text:span text:style-name="T56">...</text:span></text:p>
      <text:list xml:id="list6303467816057907190" text:style-name="L22">
        <text:list-item>
          <text:p text:style-name="P311"><text:span text:style-name="T56">7.4.1 TIFF/IT-LW, TIFF/IT-LW/P1 and TIFF/IT-LW/P2</text:span></text:p>
        </text:list-item>
        <text:list-item>
          <text:p text:style-name="P311"><text:span text:style-name="T56">7.5.1 TIFF/IT-HC, TIFF/IT-HC/P1 and TIFF/IT-HC/P2</text:span></text:p>
        </text:list-item>
        <text:list-item>
          <text:p text:style-name="P311"><text:span text:style-name="T56">7.6.1 TIFF/IT-MP, TIFF/IT-MP/P1 and TIFF/IT-MP/P2</text:span></text:p>
        </text:list-item>
        <text:list-item>
          <text:p text:style-name="P311"><text:span text:style-name="T56">7.7.1 TIFF/IT-BP, TIFF/IT-BP/P1 and TIFF/IT-BP/P2</text:span></text:p>
        </text:list-item>
        <text:list-item>
          <text:p text:style-name="P311"><text:span text:style-name="T56">7.8.1 TIFF/IT-BL and TIFF/IT-BL/P1</text:span></text:p>
        </text:list-item>
        <text:list-item>
          <text:p text:style-name="P311"><text:span text:style-name="T56">7.9.1 TIFF/IT-SD and TIFF/IT-SD/P2</text:span></text:p>
        </text:list-item>
        <text:list-item>
          <text:p text:style-name="P311"><text:span text:style-name="T56">7.10.2.2 FP file structure</text:span></text:p>
        </text:list-item>
      </text:list>
      <text:p text:style-name="P309"><text:span text:style-name="T57">In an ideal world, a file format that is not TIFF, does not </text:span><text:span text:style-name="T56">reus</text:span><text:span text:style-name="T57">e</text:span><text:span text:style-name="T56"> the name “TIFF”, and above all </text:span><text:span text:style-name="T57">it does </text:span><text:span text:style-name="T56">not reus</text:span><text:span text:style-name="T57">e</text:span><text:span text:style-name="T56"> the TIFF signature values in the file header. </text:span><text:span text:style-name="T57">This being a less then ideal world, at least some of the time, and TIFF/IT being regarded a distant relative in the TIFF family of formats by some as a consequence, an attempt is made to compare </text:span><text:span text:style-name="T58">these formats in some of the few areas they </text:span><text:span text:style-name="T60">have some common meaning</text:span><text:span text:style-name="T58">. </text:span></text:p>
      <text:p text:style-name="P309"><text:span text:style-name="T58">This comparison cannot claim to be complete. It's highly recommended to regard any comparison </text:span><text:span text:style-name="T60">between these formats </text:span><text:span text:style-name="T58">as impossible and irrelevant, and build from the fact that TIFF/IT and TIFF/A don't even have </text:span><text:span text:style-name="T60">any common goal, any common content, not even </text:span><text:span text:style-name="T58">a</text:span><text:span text:style-name="T60">ny</text:span><text:span text:style-name="T58"> common ancestor.</text:span></text:p>
      <text:h text:style-name="P201" text:outline-level="2"><text:bookmark text:name="999_c_2_format"/><text:span text:style-name="T58">2. </text:span><text:span text:style-name="T2">Format</text:span></text:h>
      <text:list xml:id="list2898017897369716267" text:style-name="L24">
        <text:list-item>
          <text:p text:style-name="P313"><text:span text:style-name="T60">T</text:span><text:span text:style-name="T2">IFF/IT does not support </text:span><text:span text:style-name="T31">BigTIFF</text:span><text:span text:style-name="T35">, though the notion is absurd as TIFF/IT is not TIFF. TIFF/A does.</text:span></text:p>
        </text:list-item>
        <text:list-item>
          <text:p text:style-name="P313"><text:span text:style-name="T35">TIFF/IT does not include the </text:span><text:span text:style-name="T33">tag datatype 13 (IFD), </text:span><text:span text:style-name="T50">nor, of course, its BigTIFF equivalent 18 (IFD8). It therefore enforces the problematically ambiguous use of the datatype 4 (Long, unsigned 32bit integer). </text:span><text:span text:style-name="T36">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text:span text:style-name="T50">4.2.2. Datatype tolerance</text:span></text:a><text:span text:style-name="T36">” in this specification, section “</text:span><text:span text:style-name="T35">7.1.5 IFD entry</text:span><text:span text:style-name="T36">” in the TIFF/</text:span><text:span text:style-name="T35">IT</text:span><text:span text:style-name="T36"> specification.)</text:span></text:p>
        </text:list-item>
        <text:list-item>
          <text:p text:style-name="P313"><text:span text:style-name="T36">T</text:span><text:span text:style-name="T35">IFF/IT makes external references and includes technologies external to the specification. This includes but is possibly not limited to references for the IT8Header tag (</text:span><text:span text:style-name="T55">section “7.2.3 System identification”), </text:span><text:span text:style-name="T56">ICC profiles (section 7.2.8.4 Colour values), </text:span><text:span text:style-name="T2">and </text:span><text:span text:style-name="T56">JPEG compression.</text:span></text:p>
        </text:list-item>
        <text:list-item>
          <text:p text:style-name="P313"><text:span text:style-name="T34">C</text:span><text:span text:style-name="T31">ompression</text:span><text:span text:style-name="T2"> options in TIFF/IT are numerous. It supports CCIITT G4, JPEG, flate, and </text:span><text:soft-page-break/><text:span text:style-name="T2">also 4 compression options that are not part of TIFF 6.0 and contribute to the fact that TIFF/IT is not TIFF. </text:span><text:span text:style-name="T61">TIFF/A needs clarity, simplicity, and also transparency when it comes to licensing and patent issues surrounding the included technologies. TIFF/A supports only no compression and flate compression.</text:span></text:p>
        </text:list-item>
        <text:list-item>
          <text:p text:style-name="P316"><text:span text:style-name="T31">PlanarConfiguration</text:span><text:span text:style-name="T2"> in TIFF/IT included an options that is valid in TIFF 6.0 and contributes to the fact that TIFF/IT is not TIFF. TIFF/A opts for TIFF PlanarConfiguration options.</text:span></text:p>
        </text:list-item>
        <text:list-item>
          <text:p text:style-name="P316"><text:span text:style-name="T31">RasterPadding</text:span><text:span text:style-name="T2"> tag in TIFF/IT completely breaks TIFF 6.0 interpretation of TIFF/IT files. Unfortunately, it does this in a way that most decoders are probably unlikely to notice. In situations where RasterPadding is actually used, a default TIFF 6.0 rendering is likely to result in random distortion, rather then a detectable error.</text:span></text:p>
        </text:list-item>
        <text:list-item>
          <text:p text:style-name="P316"><text:span text:style-name="T2">In the </text:span><text:span text:style-name="T31">colorspaces</text:span><text:span text:style-name="T2"> department, TIFF/IT supports greyscale, RGB, YCbCr, Lab, and a form of what is called “Separated” in TIFF 6.0. The latter is problematic from a TIFF 6.0 point of view, all by itself, but the actual implementation in TIFF/IT is such that a </text:span><text:span text:style-name="T56">TIFF 6.0 codec cannot likely make sense of it in most situations. (</text:span><text:span text:style-name="T2">See </text:span><text:span text:style-name="T56">section “7.2.8 Colour specification”, </text:span><text:span text:style-name="T2">and the </text:span><text:span text:style-name="T62">remark on TIFF/IT-CT/P2 CMYKEquivalent tag in section “7.31 TIFF/IT-CT, TIFF/IT-CT/P1 and TIFF/IT-CT/P2”</text:span><text:span text:style-name="T56">)</text:span></text:p>
        </text:list-item>
        <text:list-item>
          <text:p text:style-name="P263"><text:span text:style-name="T278">E</text:span>ven though some valid TIFF 6.0 <text:span text:style-name="T109">PhotometricInterpretation</text:span> values are used <text:span text:style-name="T278">in TIFF/IT</text:span>, their actual rendering meaning can be modified with TIFF/IT tags such as “ImageColorIndicator” and “BackgroundColorIndicator”, actually breaking the specification of these PhotometricInterpretation values <text:span text:style-name="T278">from a TIFF point of view</text:span>, also <text:span text:style-name="T278">likely </text:span>resulting in incorrect rendering when interpreted by correct TIFF 6.0 codecs.</text:p>
        </text:list-item>
        <text:list-item>
          <text:p text:style-name="P316"><text:span text:style-name="T56">T</text:span><text:span text:style-name="T2">IFF/IT supports ICC </text:span><text:span text:style-name="T31">color profiles</text:span><text:span text:style-name="T2">. TIFF/ does not. </text:span><text:span text:style-name="T56">(</text:span><text:span text:style-name="T2">See </text:span><text:span text:style-name="T56">section “7.2.8.4 Colour values” </text:span><text:span text:style-name="T2">in the TIFF/IT specification.</text:span><text:span text:style-name="T56">)</text:span></text:p>
        </text:list-item>
        <text:list-item>
          <text:p text:style-name="P316"><text:span text:style-name="T56">T</text:span><text:span text:style-name="T2">IFF/IT supports the </text:span><text:span text:style-name="T63">NewSubfileType </text:span><text:span text:style-name="T2">tag, though it does not seem to have much purpose for it. TIFF/A supports proper </text:span><text:span text:style-name="T31">IFD trees</text:span><text:span text:style-name="T2"> on the basis of the newer </text:span><text:span text:style-name="T63">SubIFDs </text:span><text:span text:style-name="T2">scheme.</text:span></text:p>
        </text:list-item>
      </text:list>
      <text:p text:style-name="P317"/>
      <text:p text:style-name="P317"><text:span text:style-name="T2">Note that nothing here is actually valid criticism on the TIFF/IT file format, nor is it intended as such, on the condition that TIFF/IT is not mistaken for a flavor of TIFF, or an interchange or archival file format. If TIFF/IT is regarded as its own format, serving prepress needs perfectly fine, </text:span><text:span text:style-name="T64">as it is intended, </text:span><text:span text:style-name="T2">none of the above </text:span><text:span text:style-name="T64">is anything other then a useful feature. Except for the badly chosen name, and the impractical and confusing reuse of another format's header and signature value.</text:span></text:p>
      <text:p text:style-name="P261"/>
      <text:h text:style-name="P20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50M32S</meta:editing-duration>
    <meta:editing-cycles>106</meta:editing-cycles>
    <meta:generator>LibreOffice/4.3.5.2$Windows_x86 LibreOffice_project/3a87456aaa6a95c63eea1c1b3201acedf0751bd5</meta:generator>
    <dc:date>2015-02-25T21:17:19.097000000</dc:date>
    <dc:creator>Joris Van Damme</dc:creator>
    <meta:document-statistic meta:table-count="9" meta:image-count="0" meta:object-count="0" meta:page-count="55" meta:paragraph-count="908" meta:word-count="26127" meta:character-count="158690" meta:non-whitespace-character-count="133070"/>
    <meta:user-defined meta:name="Info 1"/>
    <meta:user-defined meta:name="Info 2"/>
    <meta:user-defined meta:name="Info 3"/>
    <meta:user-defined meta:name="Info 4"/>
  </office:meta>
</office:document-meta>
</file>